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ermalLUT" table:style-name="ta1">
        <table:shapes>
          <draw:frame draw:z-index="0" draw:style-name="gr1" draw:text-style-name="P1" svg:width="228.76mm" svg:height="155.96mm" svg:x="187.67mm" svg:y="32.3mm">
            <draw:object draw:notify-on-update-of-ranges="thermalLUT.F1:thermalLUT.F1 thermalLUT.F2:thermalLUT.F257 thermalLUT.G1:thermalLUT.G1 thermalLUT.G2:thermalLUT.G257 thermalLUT.F1:thermalLUT.F1 thermalLUT.F2:thermalLUT.F257 thermalLUT.H1:thermalLUT.H1 thermalLUT.H2:thermalLUT.H257 thermalLUT.F1:thermalLUT.F1 thermalLUT.F2:thermalLUT.F257 thermalLUT.I1:thermalLUT.I1 thermalLUT.I2:thermalLUT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A2]/255" office:value-type="float" office:value="0" calcext:value-type="float">
            <text:p>0</text:p>
          </table:table-cell>
          <table:table-cell table:formula="of:=[.B2]/255" office:value-type="float" office:value="0.274509803921569" calcext:value-type="float">
            <text:p>0.274509803921569</text:p>
          </table:table-cell>
          <table:table-cell table:formula="of:=[.C2]/255" office:value-type="float" office:value="0" calcext:value-type="float">
            <text:p>0</text:p>
          </table:table-cell>
          <table:table-cell table:formula="of:=[.D2]/255" office:value-type="float" office:value="0.450980392156863" calcext:value-type="float">
            <text:p>0.450980392156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A3]/255" office:value-type="float" office:value="0.00392156862745098" calcext:value-type="float">
            <text:p>0.003921568627451</text:p>
          </table:table-cell>
          <table:table-cell table:formula="of:=[.B3]/255" office:value-type="float" office:value="0.274509803921569" calcext:value-type="float">
            <text:p>0.274509803921569</text:p>
          </table:table-cell>
          <table:table-cell table:formula="of:=[.C3]/255" office:value-type="float" office:value="0" calcext:value-type="float">
            <text:p>0</text:p>
          </table:table-cell>
          <table:table-cell table:formula="of:=[.D3]/255" office:value-type="float" office:value="0.450980392156863" calcext:value-type="float">
            <text:p>0.4509803921568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A4]/255" office:value-type="float" office:value="0.00784313725490196" calcext:value-type="float">
            <text:p>0.007843137254902</text:p>
          </table:table-cell>
          <table:table-cell table:formula="of:=[.B4]/255" office:value-type="float" office:value="0.274509803921569" calcext:value-type="float">
            <text:p>0.274509803921569</text:p>
          </table:table-cell>
          <table:table-cell table:formula="of:=[.C4]/255" office:value-type="float" office:value="0" calcext:value-type="float">
            <text:p>0</text:p>
          </table:table-cell>
          <table:table-cell table:formula="of:=[.D4]/255" office:value-type="float" office:value="0.454901960784314" calcext:value-type="float">
            <text:p>0.454901960784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A5]/255" office:value-type="float" office:value="0.0117647058823529" calcext:value-type="float">
            <text:p>0.011764705882353</text:p>
          </table:table-cell>
          <table:table-cell table:formula="of:=[.B5]/255" office:value-type="float" office:value="0.274509803921569" calcext:value-type="float">
            <text:p>0.274509803921569</text:p>
          </table:table-cell>
          <table:table-cell table:formula="of:=[.C5]/255" office:value-type="float" office:value="0" calcext:value-type="float">
            <text:p>0</text:p>
          </table:table-cell>
          <table:table-cell table:formula="of:=[.D5]/255" office:value-type="float" office:value="0.462745098039216" calcext:value-type="float">
            <text:p>0.462745098039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6]/255" office:value-type="float" office:value="0.0156862745098039" calcext:value-type="float">
            <text:p>0.015686274509804</text:p>
          </table:table-cell>
          <table:table-cell table:formula="of:=[.B6]/255" office:value-type="float" office:value="0.274509803921569" calcext:value-type="float">
            <text:p>0.274509803921569</text:p>
          </table:table-cell>
          <table:table-cell table:formula="of:=[.C6]/255" office:value-type="float" office:value="0" calcext:value-type="float">
            <text:p>0</text:p>
          </table:table-cell>
          <table:table-cell table:formula="of:=[.D6]/255" office:value-type="float" office:value="0.470588235294118" calcext:value-type="float">
            <text:p>0.470588235294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A7]/255" office:value-type="float" office:value="0.0196078431372549" calcext:value-type="float">
            <text:p>0.019607843137255</text:p>
          </table:table-cell>
          <table:table-cell table:formula="of:=[.B7]/255" office:value-type="float" office:value="0.274509803921569" calcext:value-type="float">
            <text:p>0.274509803921569</text:p>
          </table:table-cell>
          <table:table-cell table:formula="of:=[.C7]/255" office:value-type="float" office:value="0" calcext:value-type="float">
            <text:p>0</text:p>
          </table:table-cell>
          <table:table-cell table:formula="of:=[.D7]/255" office:value-type="float" office:value="0.47843137254902" calcext:value-type="float">
            <text:p>0.47843137254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A8]/255" office:value-type="float" office:value="0.0235294117647059" calcext:value-type="float">
            <text:p>0.023529411764706</text:p>
          </table:table-cell>
          <table:table-cell table:formula="of:=[.B8]/255" office:value-type="float" office:value="0.274509803921569" calcext:value-type="float">
            <text:p>0.274509803921569</text:p>
          </table:table-cell>
          <table:table-cell table:formula="of:=[.C8]/255" office:value-type="float" office:value="0" calcext:value-type="float">
            <text:p>0</text:p>
          </table:table-cell>
          <table:table-cell table:formula="of:=[.D8]/255" office:value-type="float" office:value="0.486274509803922" calcext:value-type="float">
            <text:p>0.4862745098039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A9]/255" office:value-type="float" office:value="0.0274509803921569" calcext:value-type="float">
            <text:p>0.027450980392157</text:p>
          </table:table-cell>
          <table:table-cell table:formula="of:=[.B9]/255" office:value-type="float" office:value="0.274509803921569" calcext:value-type="float">
            <text:p>0.274509803921569</text:p>
          </table:table-cell>
          <table:table-cell table:formula="of:=[.C9]/255" office:value-type="float" office:value="0" calcext:value-type="float">
            <text:p>0</text:p>
          </table:table-cell>
          <table:table-cell table:formula="of:=[.D9]/255" office:value-type="float" office:value="0.494117647058824" calcext:value-type="float">
            <text:p>0.494117647058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0]/255" office:value-type="float" office:value="0.0313725490196078" calcext:value-type="float">
            <text:p>0.031372549019608</text:p>
          </table:table-cell>
          <table:table-cell table:formula="of:=[.B10]/255" office:value-type="float" office:value="0.274509803921569" calcext:value-type="float">
            <text:p>0.274509803921569</text:p>
          </table:table-cell>
          <table:table-cell table:formula="of:=[.C10]/255" office:value-type="float" office:value="0" calcext:value-type="float">
            <text:p>0</text:p>
          </table:table-cell>
          <table:table-cell table:formula="of:=[.D10]/255" office:value-type="float" office:value="0.501960784313726" calcext:value-type="float">
            <text:p>0.5019607843137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A11]/255" office:value-type="float" office:value="0.0352941176470588" calcext:value-type="float">
            <text:p>0.035294117647059</text:p>
          </table:table-cell>
          <table:table-cell table:formula="of:=[.B11]/255" office:value-type="float" office:value="0.274509803921569" calcext:value-type="float">
            <text:p>0.274509803921569</text:p>
          </table:table-cell>
          <table:table-cell table:formula="of:=[.C11]/255" office:value-type="float" office:value="0" calcext:value-type="float">
            <text:p>0</text:p>
          </table:table-cell>
          <table:table-cell table:formula="of:=[.D11]/255" office:value-type="float" office:value="0.513725490196078" calcext:value-type="float">
            <text:p>0.513725490196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A12]/255" office:value-type="float" office:value="0.0392156862745098" calcext:value-type="float">
            <text:p>0.03921568627451</text:p>
          </table:table-cell>
          <table:table-cell table:formula="of:=[.B12]/255" office:value-type="float" office:value="0.274509803921569" calcext:value-type="float">
            <text:p>0.274509803921569</text:p>
          </table:table-cell>
          <table:table-cell table:formula="of:=[.C12]/255" office:value-type="float" office:value="0" calcext:value-type="float">
            <text:p>0</text:p>
          </table:table-cell>
          <table:table-cell table:formula="of:=[.D12]/255" office:value-type="float" office:value="0.52156862745098" calcext:value-type="float">
            <text:p>0.52156862745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3]/255" office:value-type="float" office:value="0.0431372549019608" calcext:value-type="float">
            <text:p>0.043137254901961</text:p>
          </table:table-cell>
          <table:table-cell table:formula="of:=[.B13]/255" office:value-type="float" office:value="0.274509803921569" calcext:value-type="float">
            <text:p>0.274509803921569</text:p>
          </table:table-cell>
          <table:table-cell table:formula="of:=[.C13]/255" office:value-type="float" office:value="0" calcext:value-type="float">
            <text:p>0</text:p>
          </table:table-cell>
          <table:table-cell table:formula="of:=[.D13]/255"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A14]/255" office:value-type="float" office:value="0.0470588235294118" calcext:value-type="float">
            <text:p>0.047058823529412</text:p>
          </table:table-cell>
          <table:table-cell table:formula="of:=[.B14]/255" office:value-type="float" office:value="0.274509803921569" calcext:value-type="float">
            <text:p>0.274509803921569</text:p>
          </table:table-cell>
          <table:table-cell table:formula="of:=[.C14]/255" office:value-type="float" office:value="0" calcext:value-type="float">
            <text:p>0</text:p>
          </table:table-cell>
          <table:table-cell table:formula="of:=[.D14]/255" office:value-type="float" office:value="0.545098039215686" calcext:value-type="float">
            <text:p>0.5450980392156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A15]/255" office:value-type="float" office:value="0.0509803921568627" calcext:value-type="float">
            <text:p>0.050980392156863</text:p>
          </table:table-cell>
          <table:table-cell table:formula="of:=[.B15]/255" office:value-type="float" office:value="0.274509803921569" calcext:value-type="float">
            <text:p>0.274509803921569</text:p>
          </table:table-cell>
          <table:table-cell table:formula="of:=[.C15]/255" office:value-type="float" office:value="0" calcext:value-type="float">
            <text:p>0</text:p>
          </table:table-cell>
          <table:table-cell table:formula="of:=[.D15]/255" office:value-type="float" office:value="0.552941176470588" calcext:value-type="float">
            <text:p>0.5529411764705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6]/255" office:value-type="float" office:value="0.0549019607843137" calcext:value-type="float">
            <text:p>0.054901960784314</text:p>
          </table:table-cell>
          <table:table-cell table:formula="of:=[.B16]/255" office:value-type="float" office:value="0.274509803921569" calcext:value-type="float">
            <text:p>0.274509803921569</text:p>
          </table:table-cell>
          <table:table-cell table:formula="of:=[.C16]/255" office:value-type="float" office:value="0" calcext:value-type="float">
            <text:p>0</text:p>
          </table:table-cell>
          <table:table-cell table:formula="of:=[.D16]/255" office:value-type="float" office:value="0.564705882352941" calcext:value-type="float">
            <text:p>0.564705882352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17]/255" office:value-type="float" office:value="0.0588235294117647" calcext:value-type="float">
            <text:p>0.058823529411765</text:p>
          </table:table-cell>
          <table:table-cell table:formula="of:=[.B17]/255" office:value-type="float" office:value="0.274509803921569" calcext:value-type="float">
            <text:p>0.274509803921569</text:p>
          </table:table-cell>
          <table:table-cell table:formula="of:=[.C17]/255" office:value-type="float" office:value="0" calcext:value-type="float">
            <text:p>0</text:p>
          </table:table-cell>
          <table:table-cell table:formula="of:=[.D17]/255" office:value-type="float" office:value="0.576470588235294" calcext:value-type="float">
            <text:p>0.5764705882352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A18]/255" office:value-type="float" office:value="0.0627450980392157" calcext:value-type="float">
            <text:p>0.062745098039216</text:p>
          </table:table-cell>
          <table:table-cell table:formula="of:=[.B18]/255" office:value-type="float" office:value="0.274509803921569" calcext:value-type="float">
            <text:p>0.274509803921569</text:p>
          </table:table-cell>
          <table:table-cell table:formula="of:=[.C18]/255" office:value-type="float" office:value="0" calcext:value-type="float">
            <text:p>0</text:p>
          </table:table-cell>
          <table:table-cell table:formula="of:=[.D18]/255" office:value-type="float" office:value="0.592156862745098" calcext:value-type="float">
            <text:p>0.592156862745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A19]/255" office:value-type="float" office:value="0.0666666666666667" calcext:value-type="float">
            <text:p>0.066666666666667</text:p>
          </table:table-cell>
          <table:table-cell table:formula="of:=[.B19]/255" office:value-type="float" office:value="0.274509803921569" calcext:value-type="float">
            <text:p>0.274509803921569</text:p>
          </table:table-cell>
          <table:table-cell table:formula="of:=[.C19]/255" office:value-type="float" office:value="0" calcext:value-type="float">
            <text:p>0</text:p>
          </table:table-cell>
          <table:table-cell table:formula="of:=[.D19]/255" office:value-type="float" office:value="0.603921568627451" calcext:value-type="float">
            <text:p>0.6039215686274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A20]/255" office:value-type="float" office:value="0.0705882352941176" calcext:value-type="float">
            <text:p>0.070588235294118</text:p>
          </table:table-cell>
          <table:table-cell table:formula="of:=[.B20]/255" office:value-type="float" office:value="0.274509803921569" calcext:value-type="float">
            <text:p>0.274509803921569</text:p>
          </table:table-cell>
          <table:table-cell table:formula="of:=[.C20]/255" office:value-type="float" office:value="0" calcext:value-type="float">
            <text:p>0</text:p>
          </table:table-cell>
          <table:table-cell table:formula="of:=[.D20]/255" office:value-type="float" office:value="0.615686274509804" calcext:value-type="float">
            <text:p>0.615686274509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1]/255" office:value-type="float" office:value="0.0745098039215686" calcext:value-type="float">
            <text:p>0.074509803921569</text:p>
          </table:table-cell>
          <table:table-cell table:formula="of:=[.B21]/255" office:value-type="float" office:value="0.274509803921569" calcext:value-type="float">
            <text:p>0.274509803921569</text:p>
          </table:table-cell>
          <table:table-cell table:formula="of:=[.C21]/255" office:value-type="float" office:value="0" calcext:value-type="float">
            <text:p>0</text:p>
          </table:table-cell>
          <table:table-cell table:formula="of:=[.D21]/255" office:value-type="float" office:value="0.627450980392157" calcext:value-type="float">
            <text:p>0.627450980392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A22]/255" office:value-type="float" office:value="0.0784313725490196" calcext:value-type="float">
            <text:p>0.07843137254902</text:p>
          </table:table-cell>
          <table:table-cell table:formula="of:=[.B22]/255" office:value-type="float" office:value="0.274509803921569" calcext:value-type="float">
            <text:p>0.274509803921569</text:p>
          </table:table-cell>
          <table:table-cell table:formula="of:=[.C22]/255" office:value-type="float" office:value="0" calcext:value-type="float">
            <text:p>0</text:p>
          </table:table-cell>
          <table:table-cell table:formula="of:=[.D22]/255" office:value-type="float" office:value="0.643137254901961" calcext:value-type="float">
            <text:p>0.6431372549019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A23]/255" office:value-type="float" office:value="0.0823529411764706" calcext:value-type="float">
            <text:p>0.082352941176471</text:p>
          </table:table-cell>
          <table:table-cell table:formula="of:=[.B23]/255" office:value-type="float" office:value="0.274509803921569" calcext:value-type="float">
            <text:p>0.274509803921569</text:p>
          </table:table-cell>
          <table:table-cell table:formula="of:=[.C23]/255" office:value-type="float" office:value="0" calcext:value-type="float">
            <text:p>0</text:p>
          </table:table-cell>
          <table:table-cell table:formula="of:=[.D23]/255" office:value-type="float" office:value="0.654901960784314" calcext:value-type="float">
            <text:p>0.6549019607843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24]/255" office:value-type="float" office:value="0.0862745098039216" calcext:value-type="float">
            <text:p>0.086274509803922</text:p>
          </table:table-cell>
          <table:table-cell table:formula="of:=[.B24]/255" office:value-type="float" office:value="0.274509803921569" calcext:value-type="float">
            <text:p>0.274509803921569</text:p>
          </table:table-cell>
          <table:table-cell table:formula="of:=[.C24]/255" office:value-type="float" office:value="0" calcext:value-type="float">
            <text:p>0</text:p>
          </table:table-cell>
          <table:table-cell table:formula="of:=[.D24]/255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A25]/255" office:value-type="float" office:value="0.0901960784313726" calcext:value-type="float">
            <text:p>0.090196078431373</text:p>
          </table:table-cell>
          <table:table-cell table:formula="of:=[.B25]/255" office:value-type="float" office:value="0.274509803921569" calcext:value-type="float">
            <text:p>0.274509803921569</text:p>
          </table:table-cell>
          <table:table-cell table:formula="of:=[.C25]/255" office:value-type="float" office:value="0" calcext:value-type="float">
            <text:p>0</text:p>
          </table:table-cell>
          <table:table-cell table:formula="of:=[.D25]/255" office:value-type="float" office:value="0.682352941176471" calcext:value-type="float">
            <text:p>0.6823529411764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A26]/255" office:value-type="float" office:value="0.0941176470588235" calcext:value-type="float">
            <text:p>0.094117647058824</text:p>
          </table:table-cell>
          <table:table-cell table:formula="of:=[.B26]/255" office:value-type="float" office:value="0.274509803921569" calcext:value-type="float">
            <text:p>0.274509803921569</text:p>
          </table:table-cell>
          <table:table-cell table:formula="of:=[.C26]/255" office:value-type="float" office:value="0" calcext:value-type="float">
            <text:p>0</text:p>
          </table:table-cell>
          <table:table-cell table:formula="of:=[.D26]/255" office:value-type="float" office:value="0.694117647058823" calcext:value-type="float">
            <text:p>0.6941176470588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A27]/255" office:value-type="float" office:value="0.0980392156862745" calcext:value-type="float">
            <text:p>0.098039215686275</text:p>
          </table:table-cell>
          <table:table-cell table:formula="of:=[.B27]/255" office:value-type="float" office:value="0.274509803921569" calcext:value-type="float">
            <text:p>0.274509803921569</text:p>
          </table:table-cell>
          <table:table-cell table:formula="of:=[.C27]/255" office:value-type="float" office:value="0" calcext:value-type="float">
            <text:p>0</text:p>
          </table:table-cell>
          <table:table-cell table:formula="of:=[.D27]/255" office:value-type="float" office:value="0.709803921568627" calcext:value-type="float">
            <text:p>0.7098039215686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28]/255" office:value-type="float" office:value="0.101960784313725" calcext:value-type="float">
            <text:p>0.101960784313725</text:p>
          </table:table-cell>
          <table:table-cell table:formula="of:=[.B28]/255" office:value-type="float" office:value="0.274509803921569" calcext:value-type="float">
            <text:p>0.274509803921569</text:p>
          </table:table-cell>
          <table:table-cell table:formula="of:=[.C28]/255" office:value-type="float" office:value="0" calcext:value-type="float">
            <text:p>0</text:p>
          </table:table-cell>
          <table:table-cell table:formula="of:=[.D28]/255" office:value-type="float" office:value="0.72156862745098" calcext:value-type="float">
            <text:p>0.721568627450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A29]/255" office:value-type="float" office:value="0.105882352941176" calcext:value-type="float">
            <text:p>0.105882352941176</text:p>
          </table:table-cell>
          <table:table-cell table:formula="of:=[.B29]/255" office:value-type="float" office:value="0.274509803921569" calcext:value-type="float">
            <text:p>0.274509803921569</text:p>
          </table:table-cell>
          <table:table-cell table:formula="of:=[.C29]/255" office:value-type="float" office:value="0" calcext:value-type="float">
            <text:p>0</text:p>
          </table:table-cell>
          <table:table-cell table:formula="of:=[.D29]/255" office:value-type="float" office:value="0.737254901960784" calcext:value-type="float">
            <text:p>0.7372549019607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A30]/255" office:value-type="float" office:value="0.109803921568627" calcext:value-type="float">
            <text:p>0.109803921568627</text:p>
          </table:table-cell>
          <table:table-cell table:formula="of:=[.B30]/255" office:value-type="float" office:value="0.274509803921569" calcext:value-type="float">
            <text:p>0.274509803921569</text:p>
          </table:table-cell>
          <table:table-cell table:formula="of:=[.C30]/255" office:value-type="float" office:value="0" calcext:value-type="float">
            <text:p>0</text:p>
          </table:table-cell>
          <table:table-cell table:formula="of:=[.D30]/255" office:value-type="float" office:value="0.76078431372549" calcext:value-type="float">
            <text:p>0.760784313725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1]/255" office:value-type="float" office:value="0.113725490196078" calcext:value-type="float">
            <text:p>0.113725490196078</text:p>
          </table:table-cell>
          <table:table-cell table:formula="of:=[.B31]/255" office:value-type="float" office:value="0.274509803921569" calcext:value-type="float">
            <text:p>0.274509803921569</text:p>
          </table:table-cell>
          <table:table-cell table:formula="of:=[.C31]/255" office:value-type="float" office:value="0" calcext:value-type="float">
            <text:p>0</text:p>
          </table:table-cell>
          <table:table-cell table:formula="of:=[.D31]/255" office:value-type="float" office:value="0.784313725490196" calcext:value-type="float">
            <text:p>0.7843137254901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A32]/255" office:value-type="float" office:value="0.117647058823529" calcext:value-type="float">
            <text:p>0.117647058823529</text:p>
          </table:table-cell>
          <table:table-cell table:formula="of:=[.B32]/255" office:value-type="float" office:value="0.274509803921569" calcext:value-type="float">
            <text:p>0.274509803921569</text:p>
          </table:table-cell>
          <table:table-cell table:formula="of:=[.C32]/255" office:value-type="float" office:value="0" calcext:value-type="float">
            <text:p>0</text:p>
          </table:table-cell>
          <table:table-cell table:formula="of:=[.D32]/255" office:value-type="float" office:value="0.807843137254902" calcext:value-type="float">
            <text:p>0.8078431372549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A33]/255" office:value-type="float" office:value="0.12156862745098" calcext:value-type="float">
            <text:p>0.12156862745098</text:p>
          </table:table-cell>
          <table:table-cell table:formula="of:=[.B33]/255" office:value-type="float" office:value="0.274509803921569" calcext:value-type="float">
            <text:p>0.274509803921569</text:p>
          </table:table-cell>
          <table:table-cell table:formula="of:=[.C33]/255" office:value-type="float" office:value="0" calcext:value-type="float">
            <text:p>0</text:p>
          </table:table-cell>
          <table:table-cell table:formula="of:=[.D33]/255" office:value-type="float" office:value="0.827450980392157" calcext:value-type="float">
            <text:p>0.8274509803921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4]/255" office:value-type="float" office:value="0.125490196078431" calcext:value-type="float">
            <text:p>0.125490196078431</text:p>
          </table:table-cell>
          <table:table-cell table:formula="of:=[.B34]/255" office:value-type="float" office:value="0.274509803921569" calcext:value-type="float">
            <text:p>0.274509803921569</text:p>
          </table:table-cell>
          <table:table-cell table:formula="of:=[.C34]/255" office:value-type="float" office:value="0" calcext:value-type="float">
            <text:p>0</text:p>
          </table:table-cell>
          <table:table-cell table:formula="of:=[.D34]/255" office:value-type="float" office:value="0.850980392156863" calcext:value-type="float">
            <text:p>0.8509803921568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A35]/255" office:value-type="float" office:value="0.129411764705882" calcext:value-type="float">
            <text:p>0.129411764705882</text:p>
          </table:table-cell>
          <table:table-cell table:formula="of:=[.B35]/255" office:value-type="float" office:value="0.274509803921569" calcext:value-type="float">
            <text:p>0.274509803921569</text:p>
          </table:table-cell>
          <table:table-cell table:formula="of:=[.C35]/255" office:value-type="float" office:value="0" calcext:value-type="float">
            <text:p>0</text:p>
          </table:table-cell>
          <table:table-cell table:formula="of:=[.D35]/255" office:value-type="float" office:value="0.870588235294118" calcext:value-type="float">
            <text:p>0.8705882352941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A36]/255" office:value-type="float" office:value="0.133333333333333" calcext:value-type="float">
            <text:p>0.133333333333333</text:p>
          </table:table-cell>
          <table:table-cell table:formula="of:=[.B36]/255" office:value-type="float" office:value="0.274509803921569" calcext:value-type="float">
            <text:p>0.274509803921569</text:p>
          </table:table-cell>
          <table:table-cell table:formula="of:=[.C36]/255" office:value-type="float" office:value="0" calcext:value-type="float">
            <text:p>0</text:p>
          </table:table-cell>
          <table:table-cell table:formula="of:=[.D36]/255" office:value-type="float" office:value="0.890196078431372" calcext:value-type="float">
            <text:p>0.8901960784313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7]/255" office:value-type="float" office:value="0.137254901960784" calcext:value-type="float">
            <text:p>0.137254901960784</text:p>
          </table:table-cell>
          <table:table-cell table:formula="of:=[.B37]/255" office:value-type="float" office:value="0.274509803921569" calcext:value-type="float">
            <text:p>0.274509803921569</text:p>
          </table:table-cell>
          <table:table-cell table:formula="of:=[.C37]/255" office:value-type="float" office:value="0" calcext:value-type="float">
            <text:p>0</text:p>
          </table:table-cell>
          <table:table-cell table:formula="of:=[.D37]/255" office:value-type="float" office:value="0.909803921568627" calcext:value-type="float">
            <text:p>0.9098039215686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A38]/255" office:value-type="float" office:value="0.141176470588235" calcext:value-type="float">
            <text:p>0.141176470588235</text:p>
          </table:table-cell>
          <table:table-cell table:formula="of:=[.B38]/255" office:value-type="float" office:value="0.274509803921569" calcext:value-type="float">
            <text:p>0.274509803921569</text:p>
          </table:table-cell>
          <table:table-cell table:formula="of:=[.C38]/255" office:value-type="float" office:value="0" calcext:value-type="float">
            <text:p>0</text:p>
          </table:table-cell>
          <table:table-cell table:formula="of:=[.D38]/255" office:value-type="float" office:value="0.925490196078431" calcext:value-type="float">
            <text:p>0.9254901960784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39]/255" office:value-type="float" office:value="0.145098039215686" calcext:value-type="float">
            <text:p>0.145098039215686</text:p>
          </table:table-cell>
          <table:table-cell table:formula="of:=[.B39]/255" office:value-type="float" office:value="0.274509803921569" calcext:value-type="float">
            <text:p>0.274509803921569</text:p>
          </table:table-cell>
          <table:table-cell table:formula="of:=[.C39]/255" office:value-type="float" office:value="0" calcext:value-type="float">
            <text:p>0</text:p>
          </table:table-cell>
          <table:table-cell table:formula="of:=[.D39]/255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A40]/255" office:value-type="float" office:value="0.149019607843137" calcext:value-type="float">
            <text:p>0.149019607843137</text:p>
          </table:table-cell>
          <table:table-cell table:formula="of:=[.B40]/255" office:value-type="float" office:value="0.274509803921569" calcext:value-type="float">
            <text:p>0.274509803921569</text:p>
          </table:table-cell>
          <table:table-cell table:formula="of:=[.C40]/255" office:value-type="float" office:value="0" calcext:value-type="float">
            <text:p>0</text:p>
          </table:table-cell>
          <table:table-cell table:formula="of:=[.D40]/255" office:value-type="float" office:value="0.956862745098039" calcext:value-type="float">
            <text:p>0.9568627450980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41]/255" office:value-type="float" office:value="0.152941176470588" calcext:value-type="float">
            <text:p>0.152941176470588</text:p>
          </table:table-cell>
          <table:table-cell table:formula="of:=[.B41]/255" office:value-type="float" office:value="0.270588235294118" calcext:value-type="float">
            <text:p>0.270588235294118</text:p>
          </table:table-cell>
          <table:table-cell table:formula="of:=[.C41]/255" office:value-type="float" office:value="0" calcext:value-type="float">
            <text:p>0</text:p>
          </table:table-cell>
          <table:table-cell table:formula="of:=[.D41]/255" office:value-type="float" office:value="0.972549019607843" calcext:value-type="float">
            <text:p>0.972549019607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A42]/255" office:value-type="float" office:value="0.156862745098039" calcext:value-type="float">
            <text:p>0.156862745098039</text:p>
          </table:table-cell>
          <table:table-cell table:formula="of:=[.B42]/255" office:value-type="float" office:value="0.270588235294118" calcext:value-type="float">
            <text:p>0.270588235294118</text:p>
          </table:table-cell>
          <table:table-cell table:formula="of:=[.C42]/255" office:value-type="float" office:value="0" calcext:value-type="float">
            <text:p>0</text:p>
          </table:table-cell>
          <table:table-cell table:formula="of:=[.D42]/255" office:value-type="float" office:value="0.984313725490196" calcext:value-type="float">
            <text:p>0.9843137254901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A43]/255" office:value-type="float" office:value="0.16078431372549" calcext:value-type="float">
            <text:p>0.16078431372549</text:p>
          </table:table-cell>
          <table:table-cell table:formula="of:=[.B43]/255" office:value-type="float" office:value="0.266666666666667" calcext:value-type="float">
            <text:p>0.266666666666667</text:p>
          </table:table-cell>
          <table:table-cell table:formula="of:=[.C43]/255" office:value-type="float" office:value="0" calcext:value-type="float">
            <text:p>0</text:p>
          </table:table-cell>
          <table:table-cell table:formula="of:=[.D43]/255" office:value-type="float" office:value="0.992156862745098" calcext:value-type="float">
            <text:p>0.9921568627450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44]/255" office:value-type="float" office:value="0.164705882352941" calcext:value-type="float">
            <text:p>0.164705882352941</text:p>
          </table:table-cell>
          <table:table-cell table:formula="of:=[.B44]/255" office:value-type="float" office:value="0.262745098039216" calcext:value-type="float">
            <text:p>0.262745098039216</text:p>
          </table:table-cell>
          <table:table-cell table:formula="of:=[.C44]/255" office:value-type="float" office:value="0.00784313725490196" calcext:value-type="float">
            <text:p>0.007843137254902</text:p>
          </table:table-cell>
          <table:table-cell table:formula="of:=[.D44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45]/255" office:value-type="float" office:value="0.168627450980392" calcext:value-type="float">
            <text:p>0.168627450980392</text:p>
          </table:table-cell>
          <table:table-cell table:formula="of:=[.B45]/255" office:value-type="float" office:value="0.258823529411765" calcext:value-type="float">
            <text:p>0.258823529411765</text:p>
          </table:table-cell>
          <table:table-cell table:formula="of:=[.C45]/255" office:value-type="float" office:value="0.0196078431372549" calcext:value-type="float">
            <text:p>0.019607843137255</text:p>
          </table:table-cell>
          <table:table-cell table:formula="of:=[.D45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46]/255" office:value-type="float" office:value="0.172549019607843" calcext:value-type="float">
            <text:p>0.172549019607843</text:p>
          </table:table-cell>
          <table:table-cell table:formula="of:=[.B46]/255" office:value-type="float" office:value="0.250980392156863" calcext:value-type="float">
            <text:p>0.250980392156863</text:p>
          </table:table-cell>
          <table:table-cell table:formula="of:=[.C46]/255" office:value-type="float" office:value="0.0352941176470588" calcext:value-type="float">
            <text:p>0.035294117647059</text:p>
          </table:table-cell>
          <table:table-cell table:formula="of:=[.D46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47]/255" office:value-type="float" office:value="0.176470588235294" calcext:value-type="float">
            <text:p>0.176470588235294</text:p>
          </table:table-cell>
          <table:table-cell table:formula="of:=[.B47]/255" office:value-type="float" office:value="0.247058823529412" calcext:value-type="float">
            <text:p>0.247058823529412</text:p>
          </table:table-cell>
          <table:table-cell table:formula="of:=[.C47]/255" office:value-type="float" office:value="0.0509803921568627" calcext:value-type="float">
            <text:p>0.050980392156863</text:p>
          </table:table-cell>
          <table:table-cell table:formula="of:=[.D47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48]/255" office:value-type="float" office:value="0.180392156862745" calcext:value-type="float">
            <text:p>0.180392156862745</text:p>
          </table:table-cell>
          <table:table-cell table:formula="of:=[.B48]/255" office:value-type="float" office:value="0.23921568627451" calcext:value-type="float">
            <text:p>0.23921568627451</text:p>
          </table:table-cell>
          <table:table-cell table:formula="of:=[.C48]/255" office:value-type="float" office:value="0.0666666666666667" calcext:value-type="float">
            <text:p>0.066666666666667</text:p>
          </table:table-cell>
          <table:table-cell table:formula="of:=[.D48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49]/255" office:value-type="float" office:value="0.184313725490196" calcext:value-type="float">
            <text:p>0.184313725490196</text:p>
          </table:table-cell>
          <table:table-cell table:formula="of:=[.B49]/255" office:value-type="float" office:value="0.231372549019608" calcext:value-type="float">
            <text:p>0.231372549019608</text:p>
          </table:table-cell>
          <table:table-cell table:formula="of:=[.C49]/255" office:value-type="float" office:value="0.0862745098039216" calcext:value-type="float">
            <text:p>0.086274509803922</text:p>
          </table:table-cell>
          <table:table-cell table:formula="of:=[.D49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0]/255" office:value-type="float" office:value="0.188235294117647" calcext:value-type="float">
            <text:p>0.188235294117647</text:p>
          </table:table-cell>
          <table:table-cell table:formula="of:=[.B50]/255" office:value-type="float" office:value="0.223529411764706" calcext:value-type="float">
            <text:p>0.223529411764706</text:p>
          </table:table-cell>
          <table:table-cell table:formula="of:=[.C50]/255" office:value-type="float" office:value="0.105882352941176" calcext:value-type="float">
            <text:p>0.105882352941176</text:p>
          </table:table-cell>
          <table:table-cell table:formula="of:=[.D50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1]/255" office:value-type="float" office:value="0.192156862745098" calcext:value-type="float">
            <text:p>0.192156862745098</text:p>
          </table:table-cell>
          <table:table-cell table:formula="of:=[.B51]/255" office:value-type="float" office:value="0.215686274509804" calcext:value-type="float">
            <text:p>0.215686274509804</text:p>
          </table:table-cell>
          <table:table-cell table:formula="of:=[.C51]/255" office:value-type="float" office:value="0.125490196078431" calcext:value-type="float">
            <text:p>0.125490196078431</text:p>
          </table:table-cell>
          <table:table-cell table:formula="of:=[.D51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2]/255" office:value-type="float" office:value="0.196078431372549" calcext:value-type="float">
            <text:p>0.196078431372549</text:p>
          </table:table-cell>
          <table:table-cell table:formula="of:=[.B52]/255" office:value-type="float" office:value="0.207843137254902" calcext:value-type="float">
            <text:p>0.207843137254902</text:p>
          </table:table-cell>
          <table:table-cell table:formula="of:=[.C52]/255" office:value-type="float" office:value="0.149019607843137" calcext:value-type="float">
            <text:p>0.149019607843137</text:p>
          </table:table-cell>
          <table:table-cell table:formula="of:=[.D52]/25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3]/255" office:value-type="float" office:value="0.2" calcext:value-type="float">
            <text:p>0.2</text:p>
          </table:table-cell>
          <table:table-cell table:formula="of:=[.B53]/255" office:value-type="float" office:value="0.2" calcext:value-type="float">
            <text:p>0.2</text:p>
          </table:table-cell>
          <table:table-cell table:formula="of:=[.C53]/255" office:value-type="float" office:value="0.172549019607843" calcext:value-type="float">
            <text:p>0.172549019607843</text:p>
          </table:table-cell>
          <table:table-cell table:formula="of:=[.D53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4]/255" office:value-type="float" office:value="0.203921568627451" calcext:value-type="float">
            <text:p>0.203921568627451</text:p>
          </table:table-cell>
          <table:table-cell table:formula="of:=[.B54]/255" office:value-type="float" office:value="0.188235294117647" calcext:value-type="float">
            <text:p>0.188235294117647</text:p>
          </table:table-cell>
          <table:table-cell table:formula="of:=[.C54]/255" office:value-type="float" office:value="0.196078431372549" calcext:value-type="float">
            <text:p>0.196078431372549</text:p>
          </table:table-cell>
          <table:table-cell table:formula="of:=[.D54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5]/255" office:value-type="float" office:value="0.207843137254902" calcext:value-type="float">
            <text:p>0.207843137254902</text:p>
          </table:table-cell>
          <table:table-cell table:formula="of:=[.B55]/255" office:value-type="float" office:value="0.176470588235294" calcext:value-type="float">
            <text:p>0.176470588235294</text:p>
          </table:table-cell>
          <table:table-cell table:formula="of:=[.C55]/255" office:value-type="float" office:value="0.223529411764706" calcext:value-type="float">
            <text:p>0.223529411764706</text:p>
          </table:table-cell>
          <table:table-cell table:formula="of:=[.D55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6]/255" office:value-type="float" office:value="0.211764705882353" calcext:value-type="float">
            <text:p>0.211764705882353</text:p>
          </table:table-cell>
          <table:table-cell table:formula="of:=[.B56]/255" office:value-type="float" office:value="0.168627450980392" calcext:value-type="float">
            <text:p>0.168627450980392</text:p>
          </table:table-cell>
          <table:table-cell table:formula="of:=[.C56]/255" office:value-type="float" office:value="0.247058823529412" calcext:value-type="float">
            <text:p>0.247058823529412</text:p>
          </table:table-cell>
          <table:table-cell table:formula="of:=[.D56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7]/255" office:value-type="float" office:value="0.215686274509804" calcext:value-type="float">
            <text:p>0.215686274509804</text:p>
          </table:table-cell>
          <table:table-cell table:formula="of:=[.B57]/255" office:value-type="float" office:value="0.156862745098039" calcext:value-type="float">
            <text:p>0.156862745098039</text:p>
          </table:table-cell>
          <table:table-cell table:formula="of:=[.C57]/255" office:value-type="float" office:value="0.274509803921569" calcext:value-type="float">
            <text:p>0.274509803921569</text:p>
          </table:table-cell>
          <table:table-cell table:formula="of:=[.D57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8]/255" office:value-type="float" office:value="0.219607843137255" calcext:value-type="float">
            <text:p>0.219607843137255</text:p>
          </table:table-cell>
          <table:table-cell table:formula="of:=[.B58]/255" office:value-type="float" office:value="0.145098039215686" calcext:value-type="float">
            <text:p>0.145098039215686</text:p>
          </table:table-cell>
          <table:table-cell table:formula="of:=[.C58]/255" office:value-type="float" office:value="0.301960784313725" calcext:value-type="float">
            <text:p>0.301960784313725</text:p>
          </table:table-cell>
          <table:table-cell table:formula="of:=[.D58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9]/255" office:value-type="float" office:value="0.223529411764706" calcext:value-type="float">
            <text:p>0.223529411764706</text:p>
          </table:table-cell>
          <table:table-cell table:formula="of:=[.B59]/255" office:value-type="float" office:value="0.133333333333333" calcext:value-type="float">
            <text:p>0.133333333333333</text:p>
          </table:table-cell>
          <table:table-cell table:formula="of:=[.C59]/255" office:value-type="float" office:value="0.329411764705882" calcext:value-type="float">
            <text:p>0.329411764705882</text:p>
          </table:table-cell>
          <table:table-cell table:formula="of:=[.D59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0]/255" office:value-type="float" office:value="0.227450980392157" calcext:value-type="float">
            <text:p>0.227450980392157</text:p>
          </table:table-cell>
          <table:table-cell table:formula="of:=[.B60]/255" office:value-type="float" office:value="0.12156862745098" calcext:value-type="float">
            <text:p>0.12156862745098</text:p>
          </table:table-cell>
          <table:table-cell table:formula="of:=[.C60]/255" office:value-type="float" office:value="0.356862745098039" calcext:value-type="float">
            <text:p>0.356862745098039</text:p>
          </table:table-cell>
          <table:table-cell table:formula="of:=[.D60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1]/255" office:value-type="float" office:value="0.231372549019608" calcext:value-type="float">
            <text:p>0.231372549019608</text:p>
          </table:table-cell>
          <table:table-cell table:formula="of:=[.B61]/255" office:value-type="float" office:value="0.109803921568627" calcext:value-type="float">
            <text:p>0.109803921568627</text:p>
          </table:table-cell>
          <table:table-cell table:formula="of:=[.C61]/255" office:value-type="float" office:value="0.384313725490196" calcext:value-type="float">
            <text:p>0.384313725490196</text:p>
          </table:table-cell>
          <table:table-cell table:formula="of:=[.D61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2]/255" office:value-type="float" office:value="0.235294117647059" calcext:value-type="float">
            <text:p>0.235294117647059</text:p>
          </table:table-cell>
          <table:table-cell table:formula="of:=[.B62]/255" office:value-type="float" office:value="0.101960784313725" calcext:value-type="float">
            <text:p>0.101960784313725</text:p>
          </table:table-cell>
          <table:table-cell table:formula="of:=[.C62]/255" office:value-type="float" office:value="0.415686274509804" calcext:value-type="float">
            <text:p>0.415686274509804</text:p>
          </table:table-cell>
          <table:table-cell table:formula="of:=[.D62]/25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63]/255" office:value-type="float" office:value="0.23921568627451" calcext:value-type="float">
            <text:p>0.23921568627451</text:p>
          </table:table-cell>
          <table:table-cell table:formula="of:=[.B63]/255" office:value-type="float" office:value="0.0901960784313726" calcext:value-type="float">
            <text:p>0.090196078431373</text:p>
          </table:table-cell>
          <table:table-cell table:formula="of:=[.C63]/255" office:value-type="float" office:value="0.443137254901961" calcext:value-type="float">
            <text:p>0.443137254901961</text:p>
          </table:table-cell>
          <table:table-cell table:formula="of:=[.D63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A64]/255" office:value-type="float" office:value="0.243137254901961" calcext:value-type="float">
            <text:p>0.243137254901961</text:p>
          </table:table-cell>
          <table:table-cell table:formula="of:=[.B64]/255" office:value-type="float" office:value="0.0784313725490196" calcext:value-type="float">
            <text:p>0.07843137254902</text:p>
          </table:table-cell>
          <table:table-cell table:formula="of:=[.C64]/255" office:value-type="float" office:value="0.474509803921569" calcext:value-type="float">
            <text:p>0.474509803921569</text:p>
          </table:table-cell>
          <table:table-cell table:formula="of:=[.D64]/255" office:value-type="float" office:value="0.992156862745098" calcext:value-type="float">
            <text:p>0.9921568627450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A65]/255" office:value-type="float" office:value="0.247058823529412" calcext:value-type="float">
            <text:p>0.247058823529412</text:p>
          </table:table-cell>
          <table:table-cell table:formula="of:=[.B65]/255" office:value-type="float" office:value="0.0666666666666667" calcext:value-type="float">
            <text:p>0.066666666666667</text:p>
          </table:table-cell>
          <table:table-cell table:formula="of:=[.C65]/255" office:value-type="float" office:value="0.501960784313726" calcext:value-type="float">
            <text:p>0.501960784313726</text:p>
          </table:table-cell>
          <table:table-cell table:formula="of:=[.D65]/255" office:value-type="float" office:value="0.988235294117647" calcext:value-type="float">
            <text:p>0.9882352941176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A66]/255" office:value-type="float" office:value="0.250980392156863" calcext:value-type="float">
            <text:p>0.250980392156863</text:p>
          </table:table-cell>
          <table:table-cell table:formula="of:=[.B66]/255" office:value-type="float" office:value="0.0549019607843137" calcext:value-type="float">
            <text:p>0.054901960784314</text:p>
          </table:table-cell>
          <table:table-cell table:formula="of:=[.C66]/255" office:value-type="float" office:value="0.533333333333333" calcext:value-type="float">
            <text:p>0.533333333333333</text:p>
          </table:table-cell>
          <table:table-cell table:formula="of:=[.D66]/255" office:value-type="float" office:value="0.984313725490196" calcext:value-type="float">
            <text:p>0.9843137254901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A67]/255" office:value-type="float" office:value="0.254901960784314" calcext:value-type="float">
            <text:p>0.254901960784314</text:p>
          </table:table-cell>
          <table:table-cell table:formula="of:=[.B67]/255" office:value-type="float" office:value="0.0470588235294118" calcext:value-type="float">
            <text:p>0.047058823529412</text:p>
          </table:table-cell>
          <table:table-cell table:formula="of:=[.C67]/255" office:value-type="float" office:value="0.564705882352941" calcext:value-type="float">
            <text:p>0.564705882352941</text:p>
          </table:table-cell>
          <table:table-cell table:formula="of:=[.D67]/255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68]/255" office:value-type="float" office:value="0.258823529411765" calcext:value-type="float">
            <text:p>0.258823529411765</text:p>
          </table:table-cell>
          <table:table-cell table:formula="of:=[.B68]/255" office:value-type="float" office:value="0.0352941176470588" calcext:value-type="float">
            <text:p>0.035294117647059</text:p>
          </table:table-cell>
          <table:table-cell table:formula="of:=[.C68]/255" office:value-type="float" office:value="0.596078431372549" calcext:value-type="float">
            <text:p>0.596078431372549</text:p>
          </table:table-cell>
          <table:table-cell table:formula="of:=[.D68]/255" office:value-type="float" office:value="0.972549019607843" calcext:value-type="float">
            <text:p>0.9725490196078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A69]/255" office:value-type="float" office:value="0.262745098039216" calcext:value-type="float">
            <text:p>0.262745098039216</text:p>
          </table:table-cell>
          <table:table-cell table:formula="of:=[.B69]/255" office:value-type="float" office:value="0.0235294117647059" calcext:value-type="float">
            <text:p>0.023529411764706</text:p>
          </table:table-cell>
          <table:table-cell table:formula="of:=[.C69]/255" office:value-type="float" office:value="0.627450980392157" calcext:value-type="float">
            <text:p>0.627450980392157</text:p>
          </table:table-cell>
          <table:table-cell table:formula="of:=[.D69]/255" office:value-type="float" office:value="0.968627450980392" calcext:value-type="float">
            <text:p>0.9686274509803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A70]/255" office:value-type="float" office:value="0.266666666666667" calcext:value-type="float">
            <text:p>0.266666666666667</text:p>
          </table:table-cell>
          <table:table-cell table:formula="of:=[.B70]/255" office:value-type="float" office:value="0.0156862745098039" calcext:value-type="float">
            <text:p>0.015686274509804</text:p>
          </table:table-cell>
          <table:table-cell table:formula="of:=[.C70]/255" office:value-type="float" office:value="0.658823529411765" calcext:value-type="float">
            <text:p>0.658823529411765</text:p>
          </table:table-cell>
          <table:table-cell table:formula="of:=[.D70]/255" office:value-type="float" office:value="0.964705882352941" calcext:value-type="float">
            <text:p>0.9647058823529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A71]/255" office:value-type="float" office:value="0.270588235294118" calcext:value-type="float">
            <text:p>0.270588235294118</text:p>
          </table:table-cell>
          <table:table-cell table:formula="of:=[.B71]/255" office:value-type="float" office:value="0.00784313725490196" calcext:value-type="float">
            <text:p>0.007843137254902</text:p>
          </table:table-cell>
          <table:table-cell table:formula="of:=[.C71]/255" office:value-type="float" office:value="0.690196078431373" calcext:value-type="float">
            <text:p>0.690196078431373</text:p>
          </table:table-cell>
          <table:table-cell table:formula="of:=[.D71]/255" office:value-type="float" office:value="0.96078431372549" calcext:value-type="float">
            <text:p>0.960784313725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A72]/255" office:value-type="float" office:value="0.274509803921569" calcext:value-type="float">
            <text:p>0.274509803921569</text:p>
          </table:table-cell>
          <table:table-cell table:formula="of:=[.B72]/255" office:value-type="float" office:value="0" calcext:value-type="float">
            <text:p>0</text:p>
          </table:table-cell>
          <table:table-cell table:formula="of:=[.C72]/255" office:value-type="float" office:value="0.717647058823529" calcext:value-type="float">
            <text:p>0.717647058823529</text:p>
          </table:table-cell>
          <table:table-cell table:formula="of:=[.D72]/255" office:value-type="float" office:value="0.952941176470588" calcext:value-type="float">
            <text:p>0.9529411764705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A73]/255" office:value-type="float" office:value="0.27843137254902" calcext:value-type="float">
            <text:p>0.27843137254902</text:p>
          </table:table-cell>
          <table:table-cell table:formula="of:=[.B73]/255" office:value-type="float" office:value="0" calcext:value-type="float">
            <text:p>0</text:p>
          </table:table-cell>
          <table:table-cell table:formula="of:=[.C73]/255" office:value-type="float" office:value="0.749019607843137" calcext:value-type="float">
            <text:p>0.749019607843137</text:p>
          </table:table-cell>
          <table:table-cell table:formula="of:=[.D73]/255" office:value-type="float" office:value="0.949019607843137" calcext:value-type="float">
            <text:p>0.9490196078431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A74]/255" office:value-type="float" office:value="0.282352941176471" calcext:value-type="float">
            <text:p>0.282352941176471</text:p>
          </table:table-cell>
          <table:table-cell table:formula="of:=[.B74]/255" office:value-type="float" office:value="0" calcext:value-type="float">
            <text:p>0</text:p>
          </table:table-cell>
          <table:table-cell table:formula="of:=[.C74]/255" office:value-type="float" office:value="0.776470588235294" calcext:value-type="float">
            <text:p>0.776470588235294</text:p>
          </table:table-cell>
          <table:table-cell table:formula="of:=[.D74]/255" office:value-type="float" office:value="0.945098039215686" calcext:value-type="float">
            <text:p>0.9450980392156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75]/255" office:value-type="float" office:value="0.286274509803922" calcext:value-type="float">
            <text:p>0.286274509803922</text:p>
          </table:table-cell>
          <table:table-cell table:formula="of:=[.B75]/255" office:value-type="float" office:value="0" calcext:value-type="float">
            <text:p>0</text:p>
          </table:table-cell>
          <table:table-cell table:formula="of:=[.C75]/255" office:value-type="float" office:value="0.803921568627451" calcext:value-type="float">
            <text:p>0.803921568627451</text:p>
          </table:table-cell>
          <table:table-cell table:formula="of:=[.D75]/255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A76]/255" office:value-type="float" office:value="0.290196078431373" calcext:value-type="float">
            <text:p>0.290196078431373</text:p>
          </table:table-cell>
          <table:table-cell table:formula="of:=[.B76]/255" office:value-type="float" office:value="0" calcext:value-type="float">
            <text:p>0</text:p>
          </table:table-cell>
          <table:table-cell table:formula="of:=[.C76]/255" office:value-type="float" office:value="0.831372549019608" calcext:value-type="float">
            <text:p>0.831372549019608</text:p>
          </table:table-cell>
          <table:table-cell table:formula="of:=[.D76]/255" office:value-type="float" office:value="0.937254901960784" calcext:value-type="float">
            <text:p>0.9372549019607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A77]/255" office:value-type="float" office:value="0.294117647058823" calcext:value-type="float">
            <text:p>0.294117647058823</text:p>
          </table:table-cell>
          <table:table-cell table:formula="of:=[.B77]/255" office:value-type="float" office:value="0" calcext:value-type="float">
            <text:p>0</text:p>
          </table:table-cell>
          <table:table-cell table:formula="of:=[.C77]/255" office:value-type="float" office:value="0.854901960784314" calcext:value-type="float">
            <text:p>0.854901960784314</text:p>
          </table:table-cell>
          <table:table-cell table:formula="of:=[.D77]/255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A78]/255" office:value-type="float" office:value="0.298039215686274" calcext:value-type="float">
            <text:p>0.298039215686274</text:p>
          </table:table-cell>
          <table:table-cell table:formula="of:=[.B78]/255" office:value-type="float" office:value="0" calcext:value-type="float">
            <text:p>0</text:p>
          </table:table-cell>
          <table:table-cell table:formula="of:=[.C78]/255" office:value-type="float" office:value="0.87843137254902" calcext:value-type="float">
            <text:p>0.87843137254902</text:p>
          </table:table-cell>
          <table:table-cell table:formula="of:=[.D78]/255" office:value-type="float" office:value="0.929411764705882" calcext:value-type="float">
            <text:p>0.9294117647058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A79]/255" office:value-type="float" office:value="0.301960784313725" calcext:value-type="float">
            <text:p>0.301960784313725</text:p>
          </table:table-cell>
          <table:table-cell table:formula="of:=[.B79]/255" office:value-type="float" office:value="0" calcext:value-type="float">
            <text:p>0</text:p>
          </table:table-cell>
          <table:table-cell table:formula="of:=[.C79]/255" office:value-type="float" office:value="0.901960784313726" calcext:value-type="float">
            <text:p>0.901960784313726</text:p>
          </table:table-cell>
          <table:table-cell table:formula="of:=[.D79]/255" office:value-type="float" office:value="0.925490196078431" calcext:value-type="float">
            <text:p>0.9254901960784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5" calcext:value-type="float">
            <text:p>235</text:p>
          </table:table-cell>
          <table:table-cell/>
          <table:table-cell table:formula="of:=[.A80]/255" office:value-type="float" office:value="0.305882352941176" calcext:value-type="float">
            <text:p>0.305882352941176</text:p>
          </table:table-cell>
          <table:table-cell table:formula="of:=[.B80]/255" office:value-type="float" office:value="0" calcext:value-type="float">
            <text:p>0</text:p>
          </table:table-cell>
          <table:table-cell table:formula="of:=[.C80]/255" office:value-type="float" office:value="0.92156862745098" calcext:value-type="float">
            <text:p>0.92156862745098</text:p>
          </table:table-cell>
          <table:table-cell table:formula="of:=[.D80]/255" office:value-type="float" office:value="0.92156862745098" calcext:value-type="float">
            <text:p>0.921568627450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A81]/255" office:value-type="float" office:value="0.309803921568627" calcext:value-type="float">
            <text:p>0.309803921568627</text:p>
          </table:table-cell>
          <table:table-cell table:formula="of:=[.B81]/255" office:value-type="float" office:value="0" calcext:value-type="float">
            <text:p>0</text:p>
          </table:table-cell>
          <table:table-cell table:formula="of:=[.C81]/255" office:value-type="float" office:value="0.941176470588235" calcext:value-type="float">
            <text:p>0.941176470588235</text:p>
          </table:table-cell>
          <table:table-cell table:formula="of:=[.D81]/255" office:value-type="float" office:value="0.92156862745098" calcext:value-type="float">
            <text:p>0.921568627450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A82]/255" office:value-type="float" office:value="0.313725490196078" calcext:value-type="float">
            <text:p>0.313725490196078</text:p>
          </table:table-cell>
          <table:table-cell table:formula="of:=[.B82]/255" office:value-type="float" office:value="0" calcext:value-type="float">
            <text:p>0</text:p>
          </table:table-cell>
          <table:table-cell table:formula="of:=[.C82]/255" office:value-type="float" office:value="0.96078431372549" calcext:value-type="float">
            <text:p>0.96078431372549</text:p>
          </table:table-cell>
          <table:table-cell table:formula="of:=[.D82]/255" office:value-type="float" office:value="0.92156862745098" calcext:value-type="float">
            <text:p>0.921568627450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A83]/255" office:value-type="float" office:value="0.317647058823529" calcext:value-type="float">
            <text:p>0.317647058823529</text:p>
          </table:table-cell>
          <table:table-cell table:formula="of:=[.B83]/255" office:value-type="float" office:value="0" calcext:value-type="float">
            <text:p>0</text:p>
          </table:table-cell>
          <table:table-cell table:formula="of:=[.C83]/255" office:value-type="float" office:value="0.976470588235294" calcext:value-type="float">
            <text:p>0.976470588235294</text:p>
          </table:table-cell>
          <table:table-cell table:formula="of:=[.D83]/255" office:value-type="float" office:value="0.917647058823529" calcext:value-type="float">
            <text:p>0.9176470588235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A84]/255" office:value-type="float" office:value="0.32156862745098" calcext:value-type="float">
            <text:p>0.32156862745098</text:p>
          </table:table-cell>
          <table:table-cell table:formula="of:=[.B84]/255" office:value-type="float" office:value="0" calcext:value-type="float">
            <text:p>0</text:p>
          </table:table-cell>
          <table:table-cell table:formula="of:=[.C84]/255" office:value-type="float" office:value="0.992156862745098" calcext:value-type="float">
            <text:p>0.992156862745098</text:p>
          </table:table-cell>
          <table:table-cell table:formula="of:=[.D84]/255" office:value-type="float" office:value="0.917647058823529" calcext:value-type="float">
            <text:p>0.9176470588235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A85]/255" office:value-type="float" office:value="0.325490196078431" calcext:value-type="float">
            <text:p>0.325490196078431</text:p>
          </table:table-cell>
          <table:table-cell table:formula="of:=[.B85]/255" office:value-type="float" office:value="0.00392156862745098" calcext:value-type="float">
            <text:p>0.003921568627451</text:p>
          </table:table-cell>
          <table:table-cell table:formula="of:=[.C85]/255" office:value-type="float" office:value="1" calcext:value-type="float">
            <text:p>1</text:p>
          </table:table-cell>
          <table:table-cell table:formula="of:=[.D85]/255" office:value-type="float" office:value="0.917647058823529" calcext:value-type="float">
            <text:p>0.9176470588235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A86]/255" office:value-type="float" office:value="0.329411764705882" calcext:value-type="float">
            <text:p>0.329411764705882</text:p>
          </table:table-cell>
          <table:table-cell table:formula="of:=[.B86]/255" office:value-type="float" office:value="0.0156862745098039" calcext:value-type="float">
            <text:p>0.015686274509804</text:p>
          </table:table-cell>
          <table:table-cell table:formula="of:=[.C86]/255" office:value-type="float" office:value="1" calcext:value-type="float">
            <text:p>1</text:p>
          </table:table-cell>
          <table:table-cell table:formula="of:=[.D86]/255" office:value-type="float" office:value="0.917647058823529" calcext:value-type="float">
            <text:p>0.9176470588235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A87]/255" office:value-type="float" office:value="0.333333333333333" calcext:value-type="float">
            <text:p>0.333333333333333</text:p>
          </table:table-cell>
          <table:table-cell table:formula="of:=[.B87]/255" office:value-type="float" office:value="0.0274509803921569" calcext:value-type="float">
            <text:p>0.027450980392157</text:p>
          </table:table-cell>
          <table:table-cell table:formula="of:=[.C87]/255" office:value-type="float" office:value="1" calcext:value-type="float">
            <text:p>1</text:p>
          </table:table-cell>
          <table:table-cell table:formula="of:=[.D87]/255" office:value-type="float" office:value="0.917647058823529" calcext:value-type="float">
            <text:p>0.9176470588235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A88]/255" office:value-type="float" office:value="0.337254901960784" calcext:value-type="float">
            <text:p>0.337254901960784</text:p>
          </table:table-cell>
          <table:table-cell table:formula="of:=[.B88]/255" office:value-type="float" office:value="0.0431372549019608" calcext:value-type="float">
            <text:p>0.043137254901961</text:p>
          </table:table-cell>
          <table:table-cell table:formula="of:=[.C88]/255" office:value-type="float" office:value="1" calcext:value-type="float">
            <text:p>1</text:p>
          </table:table-cell>
          <table:table-cell table:formula="of:=[.D88]/255" office:value-type="float" office:value="0.92156862745098" calcext:value-type="float">
            <text:p>0.921568627450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A89]/255" office:value-type="float" office:value="0.341176470588235" calcext:value-type="float">
            <text:p>0.341176470588235</text:p>
          </table:table-cell>
          <table:table-cell table:formula="of:=[.B89]/255" office:value-type="float" office:value="0.0627450980392157" calcext:value-type="float">
            <text:p>0.062745098039216</text:p>
          </table:table-cell>
          <table:table-cell table:formula="of:=[.C89]/255" office:value-type="float" office:value="1" calcext:value-type="float">
            <text:p>1</text:p>
          </table:table-cell>
          <table:table-cell table:formula="of:=[.D89]/255" office:value-type="float" office:value="0.925490196078431" calcext:value-type="float">
            <text:p>0.9254901960784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A90]/255" office:value-type="float" office:value="0.345098039215686" calcext:value-type="float">
            <text:p>0.345098039215686</text:p>
          </table:table-cell>
          <table:table-cell table:formula="of:=[.B90]/255" office:value-type="float" office:value="0.0823529411764706" calcext:value-type="float">
            <text:p>0.082352941176471</text:p>
          </table:table-cell>
          <table:table-cell table:formula="of:=[.C90]/255" office:value-type="float" office:value="1" calcext:value-type="float">
            <text:p>1</text:p>
          </table:table-cell>
          <table:table-cell table:formula="of:=[.D90]/255" office:value-type="float" office:value="0.929411764705882" calcext:value-type="float">
            <text:p>0.9294117647058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A91]/255" office:value-type="float" office:value="0.349019607843137" calcext:value-type="float">
            <text:p>0.349019607843137</text:p>
          </table:table-cell>
          <table:table-cell table:formula="of:=[.B91]/255" office:value-type="float" office:value="0.105882352941176" calcext:value-type="float">
            <text:p>0.105882352941176</text:p>
          </table:table-cell>
          <table:table-cell table:formula="of:=[.C91]/255" office:value-type="float" office:value="1" calcext:value-type="float">
            <text:p>1</text:p>
          </table:table-cell>
          <table:table-cell table:formula="of:=[.D91]/255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A92]/255" office:value-type="float" office:value="0.352941176470588" calcext:value-type="float">
            <text:p>0.352941176470588</text:p>
          </table:table-cell>
          <table:table-cell table:formula="of:=[.B92]/255" office:value-type="float" office:value="0.125490196078431" calcext:value-type="float">
            <text:p>0.125490196078431</text:p>
          </table:table-cell>
          <table:table-cell table:formula="of:=[.C92]/255" office:value-type="float" office:value="1" calcext:value-type="float">
            <text:p>1</text:p>
          </table:table-cell>
          <table:table-cell table:formula="of:=[.D92]/255" office:value-type="float" office:value="0.937254901960784" calcext:value-type="float">
            <text:p>0.9372549019607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93]/255" office:value-type="float" office:value="0.356862745098039" calcext:value-type="float">
            <text:p>0.356862745098039</text:p>
          </table:table-cell>
          <table:table-cell table:formula="of:=[.B93]/255" office:value-type="float" office:value="0.152941176470588" calcext:value-type="float">
            <text:p>0.152941176470588</text:p>
          </table:table-cell>
          <table:table-cell table:formula="of:=[.C93]/255" office:value-type="float" office:value="1" calcext:value-type="float">
            <text:p>1</text:p>
          </table:table-cell>
          <table:table-cell table:formula="of:=[.D93]/255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A94]/255" office:value-type="float" office:value="0.36078431372549" calcext:value-type="float">
            <text:p>0.36078431372549</text:p>
          </table:table-cell>
          <table:table-cell table:formula="of:=[.B94]/255" office:value-type="float" office:value="0.176470588235294" calcext:value-type="float">
            <text:p>0.176470588235294</text:p>
          </table:table-cell>
          <table:table-cell table:formula="of:=[.C94]/255" office:value-type="float" office:value="1" calcext:value-type="float">
            <text:p>1</text:p>
          </table:table-cell>
          <table:table-cell table:formula="of:=[.D94]/255" office:value-type="float" office:value="0.945098039215686" calcext:value-type="float">
            <text:p>0.9450980392156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A95]/255" office:value-type="float" office:value="0.364705882352941" calcext:value-type="float">
            <text:p>0.364705882352941</text:p>
          </table:table-cell>
          <table:table-cell table:formula="of:=[.B95]/255" office:value-type="float" office:value="0.203921568627451" calcext:value-type="float">
            <text:p>0.203921568627451</text:p>
          </table:table-cell>
          <table:table-cell table:formula="of:=[.C95]/255" office:value-type="float" office:value="1" calcext:value-type="float">
            <text:p>1</text:p>
          </table:table-cell>
          <table:table-cell table:formula="of:=[.D95]/255" office:value-type="float" office:value="0.952941176470588" calcext:value-type="float">
            <text:p>0.9529411764705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A96]/255" office:value-type="float" office:value="0.368627450980392" calcext:value-type="float">
            <text:p>0.368627450980392</text:p>
          </table:table-cell>
          <table:table-cell table:formula="of:=[.B96]/255" office:value-type="float" office:value="0.235294117647059" calcext:value-type="float">
            <text:p>0.235294117647059</text:p>
          </table:table-cell>
          <table:table-cell table:formula="of:=[.C96]/255" office:value-type="float" office:value="1" calcext:value-type="float">
            <text:p>1</text:p>
          </table:table-cell>
          <table:table-cell table:formula="of:=[.D96]/255" office:value-type="float" office:value="0.956862745098039" calcext:value-type="float">
            <text:p>0.9568627450980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A97]/255" office:value-type="float" office:value="0.372549019607843" calcext:value-type="float">
            <text:p>0.372549019607843</text:p>
          </table:table-cell>
          <table:table-cell table:formula="of:=[.B97]/255" office:value-type="float" office:value="0.266666666666667" calcext:value-type="float">
            <text:p>0.266666666666667</text:p>
          </table:table-cell>
          <table:table-cell table:formula="of:=[.C97]/255" office:value-type="float" office:value="1" calcext:value-type="float">
            <text:p>1</text:p>
          </table:table-cell>
          <table:table-cell table:formula="of:=[.D97]/255" office:value-type="float" office:value="0.964705882352941" calcext:value-type="float">
            <text:p>0.9647058823529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A98]/255" office:value-type="float" office:value="0.376470588235294" calcext:value-type="float">
            <text:p>0.376470588235294</text:p>
          </table:table-cell>
          <table:table-cell table:formula="of:=[.B98]/255" office:value-type="float" office:value="0.298039215686274" calcext:value-type="float">
            <text:p>0.298039215686274</text:p>
          </table:table-cell>
          <table:table-cell table:formula="of:=[.C98]/255" office:value-type="float" office:value="1" calcext:value-type="float">
            <text:p>1</text:p>
          </table:table-cell>
          <table:table-cell table:formula="of:=[.D98]/255" office:value-type="float" office:value="0.968627450980392" calcext:value-type="float">
            <text:p>0.9686274509803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A99]/255" office:value-type="float" office:value="0.380392156862745" calcext:value-type="float">
            <text:p>0.380392156862745</text:p>
          </table:table-cell>
          <table:table-cell table:formula="of:=[.B99]/255" office:value-type="float" office:value="0.329411764705882" calcext:value-type="float">
            <text:p>0.329411764705882</text:p>
          </table:table-cell>
          <table:table-cell table:formula="of:=[.C99]/255" office:value-type="float" office:value="1" calcext:value-type="float">
            <text:p>1</text:p>
          </table:table-cell>
          <table:table-cell table:formula="of:=[.D99]/255" office:value-type="float" office:value="0.976470588235294" calcext:value-type="float">
            <text:p>0.9764705882352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A100]/255" office:value-type="float" office:value="0.384313725490196" calcext:value-type="float">
            <text:p>0.384313725490196</text:p>
          </table:table-cell>
          <table:table-cell table:formula="of:=[.B100]/255" office:value-type="float" office:value="0.36078431372549" calcext:value-type="float">
            <text:p>0.36078431372549</text:p>
          </table:table-cell>
          <table:table-cell table:formula="of:=[.C100]/255" office:value-type="float" office:value="1" calcext:value-type="float">
            <text:p>1</text:p>
          </table:table-cell>
          <table:table-cell table:formula="of:=[.D100]/255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A101]/255" office:value-type="float" office:value="0.388235294117647" calcext:value-type="float">
            <text:p>0.388235294117647</text:p>
          </table:table-cell>
          <table:table-cell table:formula="of:=[.B101]/255" office:value-type="float" office:value="0.396078431372549" calcext:value-type="float">
            <text:p>0.396078431372549</text:p>
          </table:table-cell>
          <table:table-cell table:formula="of:=[.C101]/255" office:value-type="float" office:value="1" calcext:value-type="float">
            <text:p>1</text:p>
          </table:table-cell>
          <table:table-cell table:formula="of:=[.D101]/255" office:value-type="float" office:value="0.988235294117647" calcext:value-type="float">
            <text:p>0.9882352941176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A102]/255" office:value-type="float" office:value="0.392156862745098" calcext:value-type="float">
            <text:p>0.392156862745098</text:p>
          </table:table-cell>
          <table:table-cell table:formula="of:=[.B102]/255" office:value-type="float" office:value="0.427450980392157" calcext:value-type="float">
            <text:p>0.427450980392157</text:p>
          </table:table-cell>
          <table:table-cell table:formula="of:=[.C102]/255" office:value-type="float" office:value="1" calcext:value-type="float">
            <text:p>1</text:p>
          </table:table-cell>
          <table:table-cell table:formula="of:=[.D102]/255" office:value-type="float" office:value="0.992156862745098" calcext:value-type="float">
            <text:p>0.9921568627450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03]/255" office:value-type="float" office:value="0.396078431372549" calcext:value-type="float">
            <text:p>0.396078431372549</text:p>
          </table:table-cell>
          <table:table-cell table:formula="of:=[.B103]/255" office:value-type="float" office:value="0.458823529411765" calcext:value-type="float">
            <text:p>0.458823529411765</text:p>
          </table:table-cell>
          <table:table-cell table:formula="of:=[.C103]/255" office:value-type="float" office:value="1" calcext:value-type="float">
            <text:p>1</text:p>
          </table:table-cell>
          <table:table-cell table:formula="of:=[.D103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04]/255" office:value-type="float" office:value="0.4" calcext:value-type="float">
            <text:p>0.4</text:p>
          </table:table-cell>
          <table:table-cell table:formula="of:=[.B104]/255" office:value-type="float" office:value="0.494117647058824" calcext:value-type="float">
            <text:p>0.494117647058824</text:p>
          </table:table-cell>
          <table:table-cell table:formula="of:=[.C104]/255" office:value-type="float" office:value="1" calcext:value-type="float">
            <text:p>1</text:p>
          </table:table-cell>
          <table:table-cell table:formula="of:=[.D104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05]/255" office:value-type="float" office:value="0.403921568627451" calcext:value-type="float">
            <text:p>0.403921568627451</text:p>
          </table:table-cell>
          <table:table-cell table:formula="of:=[.B105]/255" office:value-type="float" office:value="0.525490196078431" calcext:value-type="float">
            <text:p>0.525490196078431</text:p>
          </table:table-cell>
          <table:table-cell table:formula="of:=[.C105]/255" office:value-type="float" office:value="1" calcext:value-type="float">
            <text:p>1</text:p>
          </table:table-cell>
          <table:table-cell table:formula="of:=[.D105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06]/255" office:value-type="float" office:value="0.407843137254902" calcext:value-type="float">
            <text:p>0.407843137254902</text:p>
          </table:table-cell>
          <table:table-cell table:formula="of:=[.B106]/255" office:value-type="float" office:value="0.56078431372549" calcext:value-type="float">
            <text:p>0.56078431372549</text:p>
          </table:table-cell>
          <table:table-cell table:formula="of:=[.C106]/255" office:value-type="float" office:value="1" calcext:value-type="float">
            <text:p>1</text:p>
          </table:table-cell>
          <table:table-cell table:formula="of:=[.D106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07]/255" office:value-type="float" office:value="0.411764705882353" calcext:value-type="float">
            <text:p>0.411764705882353</text:p>
          </table:table-cell>
          <table:table-cell table:formula="of:=[.B107]/255" office:value-type="float" office:value="0.596078431372549" calcext:value-type="float">
            <text:p>0.596078431372549</text:p>
          </table:table-cell>
          <table:table-cell table:formula="of:=[.C107]/255" office:value-type="float" office:value="1" calcext:value-type="float">
            <text:p>1</text:p>
          </table:table-cell>
          <table:table-cell table:formula="of:=[.D107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08]/255" office:value-type="float" office:value="0.415686274509804" calcext:value-type="float">
            <text:p>0.415686274509804</text:p>
          </table:table-cell>
          <table:table-cell table:formula="of:=[.B108]/255" office:value-type="float" office:value="0.627450980392157" calcext:value-type="float">
            <text:p>0.627450980392157</text:p>
          </table:table-cell>
          <table:table-cell table:formula="of:=[.C108]/255" office:value-type="float" office:value="1" calcext:value-type="float">
            <text:p>1</text:p>
          </table:table-cell>
          <table:table-cell table:formula="of:=[.D108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09]/255" office:value-type="float" office:value="0.419607843137255" calcext:value-type="float">
            <text:p>0.419607843137255</text:p>
          </table:table-cell>
          <table:table-cell table:formula="of:=[.B109]/255" office:value-type="float" office:value="0.658823529411765" calcext:value-type="float">
            <text:p>0.658823529411765</text:p>
          </table:table-cell>
          <table:table-cell table:formula="of:=[.C109]/255" office:value-type="float" office:value="1" calcext:value-type="float">
            <text:p>1</text:p>
          </table:table-cell>
          <table:table-cell table:formula="of:=[.D109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0]/255" office:value-type="float" office:value="0.423529411764706" calcext:value-type="float">
            <text:p>0.423529411764706</text:p>
          </table:table-cell>
          <table:table-cell table:formula="of:=[.B110]/255" office:value-type="float" office:value="0.690196078431373" calcext:value-type="float">
            <text:p>0.690196078431373</text:p>
          </table:table-cell>
          <table:table-cell table:formula="of:=[.C110]/255" office:value-type="float" office:value="1" calcext:value-type="float">
            <text:p>1</text:p>
          </table:table-cell>
          <table:table-cell table:formula="of:=[.D110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1]/255" office:value-type="float" office:value="0.427450980392157" calcext:value-type="float">
            <text:p>0.427450980392157</text:p>
          </table:table-cell>
          <table:table-cell table:formula="of:=[.B111]/255" office:value-type="float" office:value="0.72156862745098" calcext:value-type="float">
            <text:p>0.72156862745098</text:p>
          </table:table-cell>
          <table:table-cell table:formula="of:=[.C111]/255" office:value-type="float" office:value="1" calcext:value-type="float">
            <text:p>1</text:p>
          </table:table-cell>
          <table:table-cell table:formula="of:=[.D111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2]/255" office:value-type="float" office:value="0.431372549019608" calcext:value-type="float">
            <text:p>0.431372549019608</text:p>
          </table:table-cell>
          <table:table-cell table:formula="of:=[.B112]/255" office:value-type="float" office:value="0.752941176470588" calcext:value-type="float">
            <text:p>0.752941176470588</text:p>
          </table:table-cell>
          <table:table-cell table:formula="of:=[.C112]/255" office:value-type="float" office:value="1" calcext:value-type="float">
            <text:p>1</text:p>
          </table:table-cell>
          <table:table-cell table:formula="of:=[.D112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3]/255" office:value-type="float" office:value="0.435294117647059" calcext:value-type="float">
            <text:p>0.435294117647059</text:p>
          </table:table-cell>
          <table:table-cell table:formula="of:=[.B113]/255" office:value-type="float" office:value="0.780392156862745" calcext:value-type="float">
            <text:p>0.780392156862745</text:p>
          </table:table-cell>
          <table:table-cell table:formula="of:=[.C113]/255" office:value-type="float" office:value="1" calcext:value-type="float">
            <text:p>1</text:p>
          </table:table-cell>
          <table:table-cell table:formula="of:=[.D113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4]/255" office:value-type="float" office:value="0.43921568627451" calcext:value-type="float">
            <text:p>0.43921568627451</text:p>
          </table:table-cell>
          <table:table-cell table:formula="of:=[.B114]/255" office:value-type="float" office:value="0.807843137254902" calcext:value-type="float">
            <text:p>0.807843137254902</text:p>
          </table:table-cell>
          <table:table-cell table:formula="of:=[.C114]/255" office:value-type="float" office:value="1" calcext:value-type="float">
            <text:p>1</text:p>
          </table:table-cell>
          <table:table-cell table:formula="of:=[.D114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5]/255" office:value-type="float" office:value="0.443137254901961" calcext:value-type="float">
            <text:p>0.443137254901961</text:p>
          </table:table-cell>
          <table:table-cell table:formula="of:=[.B115]/255" office:value-type="float" office:value="0.835294117647059" calcext:value-type="float">
            <text:p>0.835294117647059</text:p>
          </table:table-cell>
          <table:table-cell table:formula="of:=[.C115]/255" office:value-type="float" office:value="1" calcext:value-type="float">
            <text:p>1</text:p>
          </table:table-cell>
          <table:table-cell table:formula="of:=[.D115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6]/255" office:value-type="float" office:value="0.447058823529412" calcext:value-type="float">
            <text:p>0.447058823529412</text:p>
          </table:table-cell>
          <table:table-cell table:formula="of:=[.B116]/255" office:value-type="float" office:value="0.858823529411765" calcext:value-type="float">
            <text:p>0.858823529411765</text:p>
          </table:table-cell>
          <table:table-cell table:formula="of:=[.C116]/255" office:value-type="float" office:value="1" calcext:value-type="float">
            <text:p>1</text:p>
          </table:table-cell>
          <table:table-cell table:formula="of:=[.D116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7]/255" office:value-type="float" office:value="0.450980392156863" calcext:value-type="float">
            <text:p>0.450980392156863</text:p>
          </table:table-cell>
          <table:table-cell table:formula="of:=[.B117]/255" office:value-type="float" office:value="0.882352941176471" calcext:value-type="float">
            <text:p>0.882352941176471</text:p>
          </table:table-cell>
          <table:table-cell table:formula="of:=[.C117]/255" office:value-type="float" office:value="1" calcext:value-type="float">
            <text:p>1</text:p>
          </table:table-cell>
          <table:table-cell table:formula="of:=[.D117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1" calcext:value-type="float">
            <text:p>231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8]/255" office:value-type="float" office:value="0.454901960784314" calcext:value-type="float">
            <text:p>0.454901960784314</text:p>
          </table:table-cell>
          <table:table-cell table:formula="of:=[.B118]/255" office:value-type="float" office:value="0.905882352941176" calcext:value-type="float">
            <text:p>0.905882352941176</text:p>
          </table:table-cell>
          <table:table-cell table:formula="of:=[.C118]/255" office:value-type="float" office:value="1" calcext:value-type="float">
            <text:p>1</text:p>
          </table:table-cell>
          <table:table-cell table:formula="of:=[.D118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19]/255" office:value-type="float" office:value="0.458823529411765" calcext:value-type="float">
            <text:p>0.458823529411765</text:p>
          </table:table-cell>
          <table:table-cell table:formula="of:=[.B119]/255" office:value-type="float" office:value="0.925490196078431" calcext:value-type="float">
            <text:p>0.925490196078431</text:p>
          </table:table-cell>
          <table:table-cell table:formula="of:=[.C119]/255" office:value-type="float" office:value="1" calcext:value-type="float">
            <text:p>1</text:p>
          </table:table-cell>
          <table:table-cell table:formula="of:=[.D119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20]/255" office:value-type="float" office:value="0.462745098039216" calcext:value-type="float">
            <text:p>0.462745098039216</text:p>
          </table:table-cell>
          <table:table-cell table:formula="of:=[.B120]/255" office:value-type="float" office:value="0.941176470588235" calcext:value-type="float">
            <text:p>0.941176470588235</text:p>
          </table:table-cell>
          <table:table-cell table:formula="of:=[.C120]/255" office:value-type="float" office:value="1" calcext:value-type="float">
            <text:p>1</text:p>
          </table:table-cell>
          <table:table-cell table:formula="of:=[.D120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21]/255" office:value-type="float" office:value="0.466666666666667" calcext:value-type="float">
            <text:p>0.466666666666667</text:p>
          </table:table-cell>
          <table:table-cell table:formula="of:=[.B121]/255" office:value-type="float" office:value="0.956862745098039" calcext:value-type="float">
            <text:p>0.956862745098039</text:p>
          </table:table-cell>
          <table:table-cell table:formula="of:=[.C121]/255" office:value-type="float" office:value="1" calcext:value-type="float">
            <text:p>1</text:p>
          </table:table-cell>
          <table:table-cell table:formula="of:=[.D121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22]/255" office:value-type="float" office:value="0.470588235294118" calcext:value-type="float">
            <text:p>0.470588235294118</text:p>
          </table:table-cell>
          <table:table-cell table:formula="of:=[.B122]/255" office:value-type="float" office:value="0.968627450980392" calcext:value-type="float">
            <text:p>0.968627450980392</text:p>
          </table:table-cell>
          <table:table-cell table:formula="of:=[.C122]/255" office:value-type="float" office:value="1" calcext:value-type="float">
            <text:p>1</text:p>
          </table:table-cell>
          <table:table-cell table:formula="of:=[.D122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123]/255" office:value-type="float" office:value="0.474509803921569" calcext:value-type="float">
            <text:p>0.474509803921569</text:p>
          </table:table-cell>
          <table:table-cell table:formula="of:=[.B123]/255" office:value-type="float" office:value="0.980392156862745" calcext:value-type="float">
            <text:p>0.980392156862745</text:p>
          </table:table-cell>
          <table:table-cell table:formula="of:=[.C123]/255" office:value-type="float" office:value="1" calcext:value-type="float">
            <text:p>1</text:p>
          </table:table-cell>
          <table:table-cell table:formula="of:=[.D123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54" calcext:value-type="float">
            <text:p>254</text:p>
          </table:table-cell>
          <table:table-cell/>
          <table:table-cell table:formula="of:=[.A124]/255" office:value-type="float" office:value="0.47843137254902" calcext:value-type="float">
            <text:p>0.47843137254902</text:p>
          </table:table-cell>
          <table:table-cell table:formula="of:=[.B124]/255" office:value-type="float" office:value="0.988235294117647" calcext:value-type="float">
            <text:p>0.988235294117647</text:p>
          </table:table-cell>
          <table:table-cell table:formula="of:=[.C124]/255" office:value-type="float" office:value="0.996078431372549" calcext:value-type="float">
            <text:p>0.996078431372549</text:p>
          </table:table-cell>
          <table:table-cell table:formula="of:=[.D124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4" calcext:value-type="float">
            <text:p>254</text:p>
          </table:table-cell>
          <table:table-cell/>
          <table:table-cell table:formula="of:=[.A125]/255" office:value-type="float" office:value="0.482352941176471" calcext:value-type="float">
            <text:p>0.482352941176471</text:p>
          </table:table-cell>
          <table:table-cell table:formula="of:=[.B125]/255" office:value-type="float" office:value="0.992156862745098" calcext:value-type="float">
            <text:p>0.992156862745098</text:p>
          </table:table-cell>
          <table:table-cell table:formula="of:=[.C125]/255" office:value-type="float" office:value="0.996078431372549" calcext:value-type="float">
            <text:p>0.996078431372549</text:p>
          </table:table-cell>
          <table:table-cell table:formula="of:=[.D125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254" calcext:value-type="float">
            <text:p>254</text:p>
          </table:table-cell>
          <table:table-cell/>
          <table:table-cell table:formula="of:=[.A126]/255" office:value-type="float" office:value="0.486274509803922" calcext:value-type="float">
            <text:p>0.486274509803922</text:p>
          </table:table-cell>
          <table:table-cell table:formula="of:=[.B126]/255" office:value-type="float" office:value="0.996078431372549" calcext:value-type="float">
            <text:p>0.996078431372549</text:p>
          </table:table-cell>
          <table:table-cell table:formula="of:=[.C126]/255" office:value-type="float" office:value="0.996078431372549" calcext:value-type="float">
            <text:p>0.996078431372549</text:p>
          </table:table-cell>
          <table:table-cell table:formula="of:=[.D126]/255"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A127]/255" office:value-type="float" office:value="0.490196078431373" calcext:value-type="float">
            <text:p>0.490196078431373</text:p>
          </table:table-cell>
          <table:table-cell table:formula="of:=[.B127]/255" office:value-type="float" office:value="0.996078431372549" calcext:value-type="float">
            <text:p>0.996078431372549</text:p>
          </table:table-cell>
          <table:table-cell table:formula="of:=[.C127]/255" office:value-type="float" office:value="0.996078431372549" calcext:value-type="float">
            <text:p>0.996078431372549</text:p>
          </table:table-cell>
          <table:table-cell table:formula="of:=[.D127]/255" office:value-type="float" office:value="0.988235294117647" calcext:value-type="float">
            <text:p>0.9882352941176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A128]/255" office:value-type="float" office:value="0.494117647058824" calcext:value-type="float">
            <text:p>0.494117647058824</text:p>
          </table:table-cell>
          <table:table-cell table:formula="of:=[.B128]/255" office:value-type="float" office:value="0.992156862745098" calcext:value-type="float">
            <text:p>0.992156862745098</text:p>
          </table:table-cell>
          <table:table-cell table:formula="of:=[.C128]/255" office:value-type="float" office:value="0.996078431372549" calcext:value-type="float">
            <text:p>0.996078431372549</text:p>
          </table:table-cell>
          <table:table-cell table:formula="of:=[.D128]/255" office:value-type="float" office:value="0.976470588235294" calcext:value-type="float">
            <text:p>0.9764705882352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A129]/255" office:value-type="float" office:value="0.498039215686275" calcext:value-type="float">
            <text:p>0.498039215686275</text:p>
          </table:table-cell>
          <table:table-cell table:formula="of:=[.B129]/255" office:value-type="float" office:value="0.988235294117647" calcext:value-type="float">
            <text:p>0.988235294117647</text:p>
          </table:table-cell>
          <table:table-cell table:formula="of:=[.C129]/255" office:value-type="float" office:value="0.996078431372549" calcext:value-type="float">
            <text:p>0.996078431372549</text:p>
          </table:table-cell>
          <table:table-cell table:formula="of:=[.D129]/255" office:value-type="float" office:value="0.964705882352941" calcext:value-type="float">
            <text:p>0.9647058823529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A130]/255" office:value-type="float" office:value="0.501960784313726" calcext:value-type="float">
            <text:p>0.501960784313726</text:p>
          </table:table-cell>
          <table:table-cell table:formula="of:=[.B130]/255" office:value-type="float" office:value="0.984313725490196" calcext:value-type="float">
            <text:p>0.984313725490196</text:p>
          </table:table-cell>
          <table:table-cell table:formula="of:=[.C130]/255" office:value-type="float" office:value="0.996078431372549" calcext:value-type="float">
            <text:p>0.996078431372549</text:p>
          </table:table-cell>
          <table:table-cell table:formula="of:=[.D130]/255" office:value-type="float" office:value="0.952941176470588" calcext:value-type="float">
            <text:p>0.9529411764705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A131]/255" office:value-type="float" office:value="0.505882352941176" calcext:value-type="float">
            <text:p>0.505882352941176</text:p>
          </table:table-cell>
          <table:table-cell table:formula="of:=[.B131]/255" office:value-type="float" office:value="0.976470588235294" calcext:value-type="float">
            <text:p>0.976470588235294</text:p>
          </table:table-cell>
          <table:table-cell table:formula="of:=[.C131]/255" office:value-type="float" office:value="0.996078431372549" calcext:value-type="float">
            <text:p>0.996078431372549</text:p>
          </table:table-cell>
          <table:table-cell table:formula="of:=[.D131]/255" office:value-type="float" office:value="0.937254901960784" calcext:value-type="float">
            <text:p>0.9372549019607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A132]/255" office:value-type="float" office:value="0.509803921568627" calcext:value-type="float">
            <text:p>0.509803921568627</text:p>
          </table:table-cell>
          <table:table-cell table:formula="of:=[.B132]/255" office:value-type="float" office:value="0.964705882352941" calcext:value-type="float">
            <text:p>0.964705882352941</text:p>
          </table:table-cell>
          <table:table-cell table:formula="of:=[.C132]/255" office:value-type="float" office:value="0.996078431372549" calcext:value-type="float">
            <text:p>0.996078431372549</text:p>
          </table:table-cell>
          <table:table-cell table:formula="of:=[.D132]/255" office:value-type="float" office:value="0.925490196078431" calcext:value-type="float">
            <text:p>0.9254901960784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A133]/255" office:value-type="float" office:value="0.513725490196078" calcext:value-type="float">
            <text:p>0.513725490196078</text:p>
          </table:table-cell>
          <table:table-cell table:formula="of:=[.B133]/255" office:value-type="float" office:value="0.952941176470588" calcext:value-type="float">
            <text:p>0.952941176470588</text:p>
          </table:table-cell>
          <table:table-cell table:formula="of:=[.C133]/255" office:value-type="float" office:value="0.996078431372549" calcext:value-type="float">
            <text:p>0.996078431372549</text:p>
          </table:table-cell>
          <table:table-cell table:formula="of:=[.D133]/255" office:value-type="float" office:value="0.905882352941176" calcext:value-type="float">
            <text:p>0.9058823529411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A134]/255" office:value-type="float" office:value="0.517647058823529" calcext:value-type="float">
            <text:p>0.517647058823529</text:p>
          </table:table-cell>
          <table:table-cell table:formula="of:=[.B134]/255" office:value-type="float" office:value="0.941176470588235" calcext:value-type="float">
            <text:p>0.941176470588235</text:p>
          </table:table-cell>
          <table:table-cell table:formula="of:=[.C134]/255" office:value-type="float" office:value="0.996078431372549" calcext:value-type="float">
            <text:p>0.996078431372549</text:p>
          </table:table-cell>
          <table:table-cell table:formula="of:=[.D134]/255" office:value-type="float" office:value="0.890196078431372" calcext:value-type="float">
            <text:p>0.8901960784313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7" calcext:value-type="float">
            <text:p>237</text:p>
          </table:table-cell>
          <table:table-cell office:value-type="float" office:value="254" calcext:value-type="float">
            <text:p>254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A135]/255" office:value-type="float" office:value="0.52156862745098" calcext:value-type="float">
            <text:p>0.52156862745098</text:p>
          </table:table-cell>
          <table:table-cell table:formula="of:=[.B135]/255" office:value-type="float" office:value="0.929411764705882" calcext:value-type="float">
            <text:p>0.929411764705882</text:p>
          </table:table-cell>
          <table:table-cell table:formula="of:=[.C135]/255" office:value-type="float" office:value="0.996078431372549" calcext:value-type="float">
            <text:p>0.996078431372549</text:p>
          </table:table-cell>
          <table:table-cell table:formula="of:=[.D135]/255" office:value-type="float" office:value="0.874509803921569" calcext:value-type="float">
            <text:p>0.8745098039215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3" calcext:value-type="float">
            <text:p>233</text:p>
          </table:table-cell>
          <table:table-cell office:value-type="float" office:value="254" calcext:value-type="float">
            <text:p>254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A136]/255" office:value-type="float" office:value="0.525490196078431" calcext:value-type="float">
            <text:p>0.525490196078431</text:p>
          </table:table-cell>
          <table:table-cell table:formula="of:=[.B136]/255" office:value-type="float" office:value="0.913725490196078" calcext:value-type="float">
            <text:p>0.913725490196078</text:p>
          </table:table-cell>
          <table:table-cell table:formula="of:=[.C136]/255" office:value-type="float" office:value="0.996078431372549" calcext:value-type="float">
            <text:p>0.996078431372549</text:p>
          </table:table-cell>
          <table:table-cell table:formula="of:=[.D136]/255" office:value-type="float" office:value="0.854901960784314" calcext:value-type="float">
            <text:p>0.8549019607843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8" calcext:value-type="float">
            <text:p>228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A137]/255" office:value-type="float" office:value="0.529411764705882" calcext:value-type="float">
            <text:p>0.529411764705882</text:p>
          </table:table-cell>
          <table:table-cell table:formula="of:=[.B137]/255" office:value-type="float" office:value="0.894117647058824" calcext:value-type="float">
            <text:p>0.894117647058824</text:p>
          </table:table-cell>
          <table:table-cell table:formula="of:=[.C137]/255" office:value-type="float" office:value="0.996078431372549" calcext:value-type="float">
            <text:p>0.996078431372549</text:p>
          </table:table-cell>
          <table:table-cell table:formula="of:=[.D137]/255" office:value-type="float" office:value="0.835294117647059" calcext:value-type="float">
            <text:p>0.8352941176470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138]/255" office:value-type="float" office:value="0.533333333333333" calcext:value-type="float">
            <text:p>0.533333333333333</text:p>
          </table:table-cell>
          <table:table-cell table:formula="of:=[.B138]/255" office:value-type="float" office:value="0.874509803921569" calcext:value-type="float">
            <text:p>0.874509803921569</text:p>
          </table:table-cell>
          <table:table-cell table:formula="of:=[.C138]/255" office:value-type="float" office:value="1" calcext:value-type="float">
            <text:p>1</text:p>
          </table:table-cell>
          <table:table-cell table:formula="of:=[.D138]/255" office:value-type="float" office:value="0.815686274509804" calcext:value-type="float">
            <text:p>0.8156862745098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A139]/255" office:value-type="float" office:value="0.537254901960784" calcext:value-type="float">
            <text:p>0.537254901960784</text:p>
          </table:table-cell>
          <table:table-cell table:formula="of:=[.B139]/255" office:value-type="float" office:value="0.858823529411765" calcext:value-type="float">
            <text:p>0.858823529411765</text:p>
          </table:table-cell>
          <table:table-cell table:formula="of:=[.C139]/255" office:value-type="float" office:value="1" calcext:value-type="float">
            <text:p>1</text:p>
          </table:table-cell>
          <table:table-cell table:formula="of:=[.D139]/255" office:value-type="float" office:value="0.796078431372549" calcext:value-type="float">
            <text:p>0.7960784313725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4" calcext:value-type="float">
            <text:p>214</text:p>
          </table:table-cell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A140]/255" office:value-type="float" office:value="0.541176470588235" calcext:value-type="float">
            <text:p>0.541176470588235</text:p>
          </table:table-cell>
          <table:table-cell table:formula="of:=[.B140]/255" office:value-type="float" office:value="0.83921568627451" calcext:value-type="float">
            <text:p>0.83921568627451</text:p>
          </table:table-cell>
          <table:table-cell table:formula="of:=[.C140]/255" office:value-type="float" office:value="1" calcext:value-type="float">
            <text:p>1</text:p>
          </table:table-cell>
          <table:table-cell table:formula="of:=[.D140]/255" office:value-type="float" office:value="0.776470588235294" calcext:value-type="float">
            <text:p>0.7764705882352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141]/255" office:value-type="float" office:value="0.545098039215686" calcext:value-type="float">
            <text:p>0.545098039215686</text:p>
          </table:table-cell>
          <table:table-cell table:formula="of:=[.B141]/255" office:value-type="float" office:value="0.815686274509804" calcext:value-type="float">
            <text:p>0.815686274509804</text:p>
          </table:table-cell>
          <table:table-cell table:formula="of:=[.C141]/255" office:value-type="float" office:value="1" calcext:value-type="float">
            <text:p>1</text:p>
          </table:table-cell>
          <table:table-cell table:formula="of:=[.D141]/255" office:value-type="float" office:value="0.752941176470588" calcext:value-type="float">
            <text:p>0.7529411764705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A142]/255" office:value-type="float" office:value="0.549019607843137" calcext:value-type="float">
            <text:p>0.549019607843137</text:p>
          </table:table-cell>
          <table:table-cell table:formula="of:=[.B142]/255" office:value-type="float" office:value="0.796078431372549" calcext:value-type="float">
            <text:p>0.796078431372549</text:p>
          </table:table-cell>
          <table:table-cell table:formula="of:=[.C142]/255" office:value-type="float" office:value="1" calcext:value-type="float">
            <text:p>1</text:p>
          </table:table-cell>
          <table:table-cell table:formula="of:=[.D142]/255"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6" calcext:value-type="float">
            <text:p>196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A143]/255" office:value-type="float" office:value="0.552941176470588" calcext:value-type="float">
            <text:p>0.552941176470588</text:p>
          </table:table-cell>
          <table:table-cell table:formula="of:=[.B143]/255" office:value-type="float" office:value="0.768627450980392" calcext:value-type="float">
            <text:p>0.768627450980392</text:p>
          </table:table-cell>
          <table:table-cell table:formula="of:=[.C143]/255" office:value-type="float" office:value="1" calcext:value-type="float">
            <text:p>1</text:p>
          </table:table-cell>
          <table:table-cell table:formula="of:=[.D143]/255" office:value-type="float" office:value="0.709803921568627" calcext:value-type="float">
            <text:p>0.7098039215686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A144]/255" office:value-type="float" office:value="0.556862745098039" calcext:value-type="float">
            <text:p>0.556862745098039</text:p>
          </table:table-cell>
          <table:table-cell table:formula="of:=[.B144]/255" office:value-type="float" office:value="0.745098039215686" calcext:value-type="float">
            <text:p>0.745098039215686</text:p>
          </table:table-cell>
          <table:table-cell table:formula="of:=[.C144]/255" office:value-type="float" office:value="1" calcext:value-type="float">
            <text:p>1</text:p>
          </table:table-cell>
          <table:table-cell table:formula="of:=[.D144]/255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A145]/255" office:value-type="float" office:value="0.56078431372549" calcext:value-type="float">
            <text:p>0.56078431372549</text:p>
          </table:table-cell>
          <table:table-cell table:formula="of:=[.B145]/255" office:value-type="float" office:value="0.72156862745098" calcext:value-type="float">
            <text:p>0.72156862745098</text:p>
          </table:table-cell>
          <table:table-cell table:formula="of:=[.C145]/255" office:value-type="float" office:value="1" calcext:value-type="float">
            <text:p>1</text:p>
          </table:table-cell>
          <table:table-cell table:formula="of:=[.D145]/255" office:value-type="float" office:value="0.662745098039216" calcext:value-type="float">
            <text:p>0.6627450980392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float" office:value="255" calcext:value-type="float">
            <text:p>255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A146]/255" office:value-type="float" office:value="0.564705882352941" calcext:value-type="float">
            <text:p>0.564705882352941</text:p>
          </table:table-cell>
          <table:table-cell table:formula="of:=[.B146]/255" office:value-type="float" office:value="0.698039215686274" calcext:value-type="float">
            <text:p>0.698039215686274</text:p>
          </table:table-cell>
          <table:table-cell table:formula="of:=[.C146]/255" office:value-type="float" office:value="1" calcext:value-type="float">
            <text:p>1</text:p>
          </table:table-cell>
          <table:table-cell table:formula="of:=[.D146]/255" office:value-type="float" office:value="0.63921568627451" calcext:value-type="float">
            <text:p>0.639215686274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A147]/255" office:value-type="float" office:value="0.568627450980392" calcext:value-type="float">
            <text:p>0.568627450980392</text:p>
          </table:table-cell>
          <table:table-cell table:formula="of:=[.B147]/255" office:value-type="float" office:value="0.670588235294118" calcext:value-type="float">
            <text:p>0.670588235294118</text:p>
          </table:table-cell>
          <table:table-cell table:formula="of:=[.C147]/255" office:value-type="float" office:value="1" calcext:value-type="float">
            <text:p>1</text:p>
          </table:table-cell>
          <table:table-cell table:formula="of:=[.D147]/255" office:value-type="float" office:value="0.615686274509804" calcext:value-type="float">
            <text:p>0.6156862745098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A148]/255" office:value-type="float" office:value="0.572549019607843" calcext:value-type="float">
            <text:p>0.572549019607843</text:p>
          </table:table-cell>
          <table:table-cell table:formula="of:=[.B148]/255" office:value-type="float" office:value="0.647058823529412" calcext:value-type="float">
            <text:p>0.647058823529412</text:p>
          </table:table-cell>
          <table:table-cell table:formula="of:=[.C148]/255" office:value-type="float" office:value="1" calcext:value-type="float">
            <text:p>1</text:p>
          </table:table-cell>
          <table:table-cell table:formula="of:=[.D148]/255" office:value-type="float" office:value="0.592156862745098" calcext:value-type="float">
            <text:p>0.5921568627450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A149]/255" office:value-type="float" office:value="0.576470588235294" calcext:value-type="float">
            <text:p>0.576470588235294</text:p>
          </table:table-cell>
          <table:table-cell table:formula="of:=[.B149]/255" office:value-type="float" office:value="0.619607843137255" calcext:value-type="float">
            <text:p>0.619607843137255</text:p>
          </table:table-cell>
          <table:table-cell table:formula="of:=[.C149]/255" office:value-type="float" office:value="1" calcext:value-type="float">
            <text:p>1</text:p>
          </table:table-cell>
          <table:table-cell table:formula="of:=[.D149]/255" office:value-type="float" office:value="0.568627450980392" calcext:value-type="float">
            <text:p>0.5686274509803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A150]/255" office:value-type="float" office:value="0.580392156862745" calcext:value-type="float">
            <text:p>0.580392156862745</text:p>
          </table:table-cell>
          <table:table-cell table:formula="of:=[.B150]/255" office:value-type="float" office:value="0.592156862745098" calcext:value-type="float">
            <text:p>0.592156862745098</text:p>
          </table:table-cell>
          <table:table-cell table:formula="of:=[.C150]/255" office:value-type="float" office:value="1" calcext:value-type="float">
            <text:p>1</text:p>
          </table:table-cell>
          <table:table-cell table:formula="of:=[.D150]/255" office:value-type="float" office:value="0.541176470588235" calcext:value-type="float">
            <text:p>0.5411764705882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A151]/255" office:value-type="float" office:value="0.584313725490196" calcext:value-type="float">
            <text:p>0.584313725490196</text:p>
          </table:table-cell>
          <table:table-cell table:formula="of:=[.B151]/255" office:value-type="float" office:value="0.564705882352941" calcext:value-type="float">
            <text:p>0.564705882352941</text:p>
          </table:table-cell>
          <table:table-cell table:formula="of:=[.C151]/255" office:value-type="float" office:value="1" calcext:value-type="float">
            <text:p>1</text:p>
          </table:table-cell>
          <table:table-cell table:formula="of:=[.D151]/255" office:value-type="float" office:value="0.517647058823529" calcext:value-type="float">
            <text:p>0.5176470588235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A152]/255" office:value-type="float" office:value="0.588235294117647" calcext:value-type="float">
            <text:p>0.588235294117647</text:p>
          </table:table-cell>
          <table:table-cell table:formula="of:=[.B152]/255" office:value-type="float" office:value="0.541176470588235" calcext:value-type="float">
            <text:p>0.541176470588235</text:p>
          </table:table-cell>
          <table:table-cell table:formula="of:=[.C152]/255" office:value-type="float" office:value="1" calcext:value-type="float">
            <text:p>1</text:p>
          </table:table-cell>
          <table:table-cell table:formula="of:=[.D152]/255" office:value-type="float" office:value="0.494117647058824" calcext:value-type="float">
            <text:p>0.4941176470588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A153]/255" office:value-type="float" office:value="0.592156862745098" calcext:value-type="float">
            <text:p>0.592156862745098</text:p>
          </table:table-cell>
          <table:table-cell table:formula="of:=[.B153]/255" office:value-type="float" office:value="0.505882352941176" calcext:value-type="float">
            <text:p>0.505882352941176</text:p>
          </table:table-cell>
          <table:table-cell table:formula="of:=[.C153]/255" office:value-type="float" office:value="1" calcext:value-type="float">
            <text:p>1</text:p>
          </table:table-cell>
          <table:table-cell table:formula="of:=[.D153]/255" office:value-type="float" office:value="0.462745098039216" calcext:value-type="float">
            <text:p>0.4627450980392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A154]/255" office:value-type="float" office:value="0.596078431372549" calcext:value-type="float">
            <text:p>0.596078431372549</text:p>
          </table:table-cell>
          <table:table-cell table:formula="of:=[.B154]/255" office:value-type="float" office:value="0.470588235294118" calcext:value-type="float">
            <text:p>0.470588235294118</text:p>
          </table:table-cell>
          <table:table-cell table:formula="of:=[.C154]/255" office:value-type="float" office:value="1" calcext:value-type="float">
            <text:p>1</text:p>
          </table:table-cell>
          <table:table-cell table:formula="of:=[.D154]/255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A155]/255" office:value-type="float" office:value="0.6" calcext:value-type="float">
            <text:p>0.6</text:p>
          </table:table-cell>
          <table:table-cell table:formula="of:=[.B155]/255" office:value-type="float" office:value="0.43921568627451" calcext:value-type="float">
            <text:p>0.43921568627451</text:p>
          </table:table-cell>
          <table:table-cell table:formula="of:=[.C155]/255" office:value-type="float" office:value="1" calcext:value-type="float">
            <text:p>1</text:p>
          </table:table-cell>
          <table:table-cell table:formula="of:=[.D155]/255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156]/255" office:value-type="float" office:value="0.603921568627451" calcext:value-type="float">
            <text:p>0.603921568627451</text:p>
          </table:table-cell>
          <table:table-cell table:formula="of:=[.B156]/255" office:value-type="float" office:value="0.403921568627451" calcext:value-type="float">
            <text:p>0.403921568627451</text:p>
          </table:table-cell>
          <table:table-cell table:formula="of:=[.C156]/255" office:value-type="float" office:value="1" calcext:value-type="float">
            <text:p>1</text:p>
          </table:table-cell>
          <table:table-cell table:formula="of:=[.D156]/255" office:value-type="float" office:value="0.368627450980392" calcext:value-type="float">
            <text:p>0.3686274509803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157]/255" office:value-type="float" office:value="0.607843137254902" calcext:value-type="float">
            <text:p>0.607843137254902</text:p>
          </table:table-cell>
          <table:table-cell table:formula="of:=[.B157]/255" office:value-type="float" office:value="0.372549019607843" calcext:value-type="float">
            <text:p>0.372549019607843</text:p>
          </table:table-cell>
          <table:table-cell table:formula="of:=[.C157]/255" office:value-type="float" office:value="1" calcext:value-type="float">
            <text:p>1</text:p>
          </table:table-cell>
          <table:table-cell table:formula="of:=[.D157]/255" office:value-type="float" office:value="0.341176470588235" calcext:value-type="float">
            <text:p>0.3411764705882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158]/255" office:value-type="float" office:value="0.611764705882353" calcext:value-type="float">
            <text:p>0.611764705882353</text:p>
          </table:table-cell>
          <table:table-cell table:formula="of:=[.B158]/255" office:value-type="float" office:value="0.341176470588235" calcext:value-type="float">
            <text:p>0.341176470588235</text:p>
          </table:table-cell>
          <table:table-cell table:formula="of:=[.C158]/255" office:value-type="float" office:value="1" calcext:value-type="float">
            <text:p>1</text:p>
          </table:table-cell>
          <table:table-cell table:formula="of:=[.D158]/255" office:value-type="float" office:value="0.309803921568627" calcext:value-type="float">
            <text:p>0.3098039215686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59]/255" office:value-type="float" office:value="0.615686274509804" calcext:value-type="float">
            <text:p>0.615686274509804</text:p>
          </table:table-cell>
          <table:table-cell table:formula="of:=[.B159]/255" office:value-type="float" office:value="0.309803921568627" calcext:value-type="float">
            <text:p>0.309803921568627</text:p>
          </table:table-cell>
          <table:table-cell table:formula="of:=[.C159]/255" office:value-type="float" office:value="1" calcext:value-type="float">
            <text:p>1</text:p>
          </table:table-cell>
          <table:table-cell table:formula="of:=[.D159]/255" office:value-type="float" office:value="0.282352941176471" calcext:value-type="float">
            <text:p>0.28235294117647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160]/255" office:value-type="float" office:value="0.619607843137255" calcext:value-type="float">
            <text:p>0.619607843137255</text:p>
          </table:table-cell>
          <table:table-cell table:formula="of:=[.B160]/255" office:value-type="float" office:value="0.27843137254902" calcext:value-type="float">
            <text:p>0.27843137254902</text:p>
          </table:table-cell>
          <table:table-cell table:formula="of:=[.C160]/255" office:value-type="float" office:value="1" calcext:value-type="float">
            <text:p>1</text:p>
          </table:table-cell>
          <table:table-cell table:formula="of:=[.D160]/255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161]/255" office:value-type="float" office:value="0.623529411764706" calcext:value-type="float">
            <text:p>0.623529411764706</text:p>
          </table:table-cell>
          <table:table-cell table:formula="of:=[.B161]/255" office:value-type="float" office:value="0.250980392156863" calcext:value-type="float">
            <text:p>0.250980392156863</text:p>
          </table:table-cell>
          <table:table-cell table:formula="of:=[.C161]/255" office:value-type="float" office:value="1" calcext:value-type="float">
            <text:p>1</text:p>
          </table:table-cell>
          <table:table-cell table:formula="of:=[.D161]/255" office:value-type="float" office:value="0.227450980392157" calcext:value-type="float">
            <text:p>0.2274509803921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162]/255" office:value-type="float" office:value="0.627450980392157" calcext:value-type="float">
            <text:p>0.627450980392157</text:p>
          </table:table-cell>
          <table:table-cell table:formula="of:=[.B162]/255" office:value-type="float" office:value="0.223529411764706" calcext:value-type="float">
            <text:p>0.223529411764706</text:p>
          </table:table-cell>
          <table:table-cell table:formula="of:=[.C162]/255" office:value-type="float" office:value="1" calcext:value-type="float">
            <text:p>1</text:p>
          </table:table-cell>
          <table:table-cell table:formula="of:=[.D162]/255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163]/255" office:value-type="float" office:value="0.631372549019608" calcext:value-type="float">
            <text:p>0.631372549019608</text:p>
          </table:table-cell>
          <table:table-cell table:formula="of:=[.B163]/255" office:value-type="float" office:value="0.2" calcext:value-type="float">
            <text:p>0.2</text:p>
          </table:table-cell>
          <table:table-cell table:formula="of:=[.C163]/255" office:value-type="float" office:value="1" calcext:value-type="float">
            <text:p>1</text:p>
          </table:table-cell>
          <table:table-cell table:formula="of:=[.D163]/255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64]/255" office:value-type="float" office:value="0.635294117647059" calcext:value-type="float">
            <text:p>0.635294117647059</text:p>
          </table:table-cell>
          <table:table-cell table:formula="of:=[.B164]/255" office:value-type="float" office:value="0.176470588235294" calcext:value-type="float">
            <text:p>0.176470588235294</text:p>
          </table:table-cell>
          <table:table-cell table:formula="of:=[.C164]/255" office:value-type="float" office:value="1" calcext:value-type="float">
            <text:p>1</text:p>
          </table:table-cell>
          <table:table-cell table:formula="of:=[.D164]/255" office:value-type="float" office:value="0.149019607843137" calcext:value-type="float">
            <text:p>0.1490196078431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65]/255" office:value-type="float" office:value="0.63921568627451" calcext:value-type="float">
            <text:p>0.63921568627451</text:p>
          </table:table-cell>
          <table:table-cell table:formula="of:=[.B165]/255" office:value-type="float" office:value="0.152941176470588" calcext:value-type="float">
            <text:p>0.152941176470588</text:p>
          </table:table-cell>
          <table:table-cell table:formula="of:=[.C165]/255" office:value-type="float" office:value="1" calcext:value-type="float">
            <text:p>1</text:p>
          </table:table-cell>
          <table:table-cell table:formula="of:=[.D165]/255" office:value-type="float" office:value="0.125490196078431" calcext:value-type="float">
            <text:p>0.1254901960784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166]/255" office:value-type="float" office:value="0.643137254901961" calcext:value-type="float">
            <text:p>0.643137254901961</text:p>
          </table:table-cell>
          <table:table-cell table:formula="of:=[.B166]/255" office:value-type="float" office:value="0.137254901960784" calcext:value-type="float">
            <text:p>0.137254901960784</text:p>
          </table:table-cell>
          <table:table-cell table:formula="of:=[.C166]/255" office:value-type="float" office:value="1" calcext:value-type="float">
            <text:p>1</text:p>
          </table:table-cell>
          <table:table-cell table:formula="of:=[.D166]/255" office:value-type="float" office:value="0.105882352941176" calcext:value-type="float">
            <text:p>0.1058823529411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67]/255" office:value-type="float" office:value="0.647058823529412" calcext:value-type="float">
            <text:p>0.647058823529412</text:p>
          </table:table-cell>
          <table:table-cell table:formula="of:=[.B167]/255" office:value-type="float" office:value="0.117647058823529" calcext:value-type="float">
            <text:p>0.117647058823529</text:p>
          </table:table-cell>
          <table:table-cell table:formula="of:=[.C167]/255" office:value-type="float" office:value="1" calcext:value-type="float">
            <text:p>1</text:p>
          </table:table-cell>
          <table:table-cell table:formula="of:=[.D167]/255" office:value-type="float" office:value="0.0862745098039216" calcext:value-type="float">
            <text:p>0.0862745098039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68]/255" office:value-type="float" office:value="0.650980392156863" calcext:value-type="float">
            <text:p>0.650980392156863</text:p>
          </table:table-cell>
          <table:table-cell table:formula="of:=[.B168]/255" office:value-type="float" office:value="0.105882352941176" calcext:value-type="float">
            <text:p>0.105882352941176</text:p>
          </table:table-cell>
          <table:table-cell table:formula="of:=[.C168]/255" office:value-type="float" office:value="1" calcext:value-type="float">
            <text:p>1</text:p>
          </table:table-cell>
          <table:table-cell table:formula="of:=[.D168]/255"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69]/255" office:value-type="float" office:value="0.654901960784314" calcext:value-type="float">
            <text:p>0.654901960784314</text:p>
          </table:table-cell>
          <table:table-cell table:formula="of:=[.B169]/255" office:value-type="float" office:value="0.0941176470588235" calcext:value-type="float">
            <text:p>0.094117647058824</text:p>
          </table:table-cell>
          <table:table-cell table:formula="of:=[.C169]/255" office:value-type="float" office:value="1" calcext:value-type="float">
            <text:p>1</text:p>
          </table:table-cell>
          <table:table-cell table:formula="of:=[.D169]/255" office:value-type="float" office:value="0.0509803921568627" calcext:value-type="float">
            <text:p>0.0509803921568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70]/255" office:value-type="float" office:value="0.658823529411765" calcext:value-type="float">
            <text:p>0.658823529411765</text:p>
          </table:table-cell>
          <table:table-cell table:formula="of:=[.B170]/255" office:value-type="float" office:value="0.0823529411764706" calcext:value-type="float">
            <text:p>0.082352941176471</text:p>
          </table:table-cell>
          <table:table-cell table:formula="of:=[.C170]/255" office:value-type="float" office:value="1" calcext:value-type="float">
            <text:p>1</text:p>
          </table:table-cell>
          <table:table-cell table:formula="of:=[.D170]/255" office:value-type="float" office:value="0.0313725490196078" calcext:value-type="float">
            <text:p>0.0313725490196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71]/255" office:value-type="float" office:value="0.662745098039216" calcext:value-type="float">
            <text:p>0.662745098039216</text:p>
          </table:table-cell>
          <table:table-cell table:formula="of:=[.B171]/255" office:value-type="float" office:value="0.0784313725490196" calcext:value-type="float">
            <text:p>0.07843137254902</text:p>
          </table:table-cell>
          <table:table-cell table:formula="of:=[.C171]/255" office:value-type="float" office:value="1" calcext:value-type="float">
            <text:p>1</text:p>
          </table:table-cell>
          <table:table-cell table:formula="of:=[.D171]/255" office:value-type="float" office:value="0.0196078431372549" calcext:value-type="float">
            <text:p>0.0196078431372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72]/255" office:value-type="float" office:value="0.666666666666667" calcext:value-type="float">
            <text:p>0.666666666666667</text:p>
          </table:table-cell>
          <table:table-cell table:formula="of:=[.B172]/255" office:value-type="float" office:value="0.0745098039215686" calcext:value-type="float">
            <text:p>0.074509803921569</text:p>
          </table:table-cell>
          <table:table-cell table:formula="of:=[.C172]/255" office:value-type="float" office:value="1" calcext:value-type="float">
            <text:p>1</text:p>
          </table:table-cell>
          <table:table-cell table:formula="of:=[.D172]/255" office:value-type="float" office:value="0.00784313725490196" calcext:value-type="float">
            <text:p>0.0078431372549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3]/255" office:value-type="float" office:value="0.670588235294118" calcext:value-type="float">
            <text:p>0.670588235294118</text:p>
          </table:table-cell>
          <table:table-cell table:formula="of:=[.B173]/255" office:value-type="float" office:value="0.0745098039215686" calcext:value-type="float">
            <text:p>0.074509803921569</text:p>
          </table:table-cell>
          <table:table-cell table:formula="of:=[.C173]/255" office:value-type="float" office:value="1" calcext:value-type="float">
            <text:p>1</text:p>
          </table:table-cell>
          <table:table-cell table:formula="of:=[.D173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4]/255" office:value-type="float" office:value="0.674509803921569" calcext:value-type="float">
            <text:p>0.674509803921569</text:p>
          </table:table-cell>
          <table:table-cell table:formula="of:=[.B174]/255" office:value-type="float" office:value="0.0823529411764706" calcext:value-type="float">
            <text:p>0.082352941176471</text:p>
          </table:table-cell>
          <table:table-cell table:formula="of:=[.C174]/255" office:value-type="float" office:value="1" calcext:value-type="float">
            <text:p>1</text:p>
          </table:table-cell>
          <table:table-cell table:formula="of:=[.D174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5]/255" office:value-type="float" office:value="0.67843137254902" calcext:value-type="float">
            <text:p>0.67843137254902</text:p>
          </table:table-cell>
          <table:table-cell table:formula="of:=[.B175]/255" office:value-type="float" office:value="0.0901960784313726" calcext:value-type="float">
            <text:p>0.090196078431373</text:p>
          </table:table-cell>
          <table:table-cell table:formula="of:=[.C175]/255" office:value-type="float" office:value="1" calcext:value-type="float">
            <text:p>1</text:p>
          </table:table-cell>
          <table:table-cell table:formula="of:=[.D175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6]/255" office:value-type="float" office:value="0.682352941176471" calcext:value-type="float">
            <text:p>0.682352941176471</text:p>
          </table:table-cell>
          <table:table-cell table:formula="of:=[.B176]/255" office:value-type="float" office:value="0.105882352941176" calcext:value-type="float">
            <text:p>0.105882352941176</text:p>
          </table:table-cell>
          <table:table-cell table:formula="of:=[.C176]/255" office:value-type="float" office:value="1" calcext:value-type="float">
            <text:p>1</text:p>
          </table:table-cell>
          <table:table-cell table:formula="of:=[.D176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7]/255" office:value-type="float" office:value="0.686274509803922" calcext:value-type="float">
            <text:p>0.686274509803922</text:p>
          </table:table-cell>
          <table:table-cell table:formula="of:=[.B177]/255" office:value-type="float" office:value="0.125490196078431" calcext:value-type="float">
            <text:p>0.125490196078431</text:p>
          </table:table-cell>
          <table:table-cell table:formula="of:=[.C177]/255" office:value-type="float" office:value="1" calcext:value-type="float">
            <text:p>1</text:p>
          </table:table-cell>
          <table:table-cell table:formula="of:=[.D177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8]/255" office:value-type="float" office:value="0.690196078431373" calcext:value-type="float">
            <text:p>0.690196078431373</text:p>
          </table:table-cell>
          <table:table-cell table:formula="of:=[.B178]/255" office:value-type="float" office:value="0.145098039215686" calcext:value-type="float">
            <text:p>0.145098039215686</text:p>
          </table:table-cell>
          <table:table-cell table:formula="of:=[.C178]/255" office:value-type="float" office:value="1" calcext:value-type="float">
            <text:p>1</text:p>
          </table:table-cell>
          <table:table-cell table:formula="of:=[.D178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9]/255" office:value-type="float" office:value="0.694117647058823" calcext:value-type="float">
            <text:p>0.694117647058823</text:p>
          </table:table-cell>
          <table:table-cell table:formula="of:=[.B179]/255" office:value-type="float" office:value="0.172549019607843" calcext:value-type="float">
            <text:p>0.172549019607843</text:p>
          </table:table-cell>
          <table:table-cell table:formula="of:=[.C179]/255" office:value-type="float" office:value="1" calcext:value-type="float">
            <text:p>1</text:p>
          </table:table-cell>
          <table:table-cell table:formula="of:=[.D179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0]/255" office:value-type="float" office:value="0.698039215686274" calcext:value-type="float">
            <text:p>0.698039215686274</text:p>
          </table:table-cell>
          <table:table-cell table:formula="of:=[.B180]/255" office:value-type="float" office:value="0.2" calcext:value-type="float">
            <text:p>0.2</text:p>
          </table:table-cell>
          <table:table-cell table:formula="of:=[.C180]/255" office:value-type="float" office:value="1" calcext:value-type="float">
            <text:p>1</text:p>
          </table:table-cell>
          <table:table-cell table:formula="of:=[.D180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1]/255" office:value-type="float" office:value="0.701960784313725" calcext:value-type="float">
            <text:p>0.701960784313725</text:p>
          </table:table-cell>
          <table:table-cell table:formula="of:=[.B181]/255" office:value-type="float" office:value="0.231372549019608" calcext:value-type="float">
            <text:p>0.231372549019608</text:p>
          </table:table-cell>
          <table:table-cell table:formula="of:=[.C181]/255" office:value-type="float" office:value="1" calcext:value-type="float">
            <text:p>1</text:p>
          </table:table-cell>
          <table:table-cell table:formula="of:=[.D181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2]/255" office:value-type="float" office:value="0.705882352941176" calcext:value-type="float">
            <text:p>0.705882352941176</text:p>
          </table:table-cell>
          <table:table-cell table:formula="of:=[.B182]/255" office:value-type="float" office:value="0.266666666666667" calcext:value-type="float">
            <text:p>0.266666666666667</text:p>
          </table:table-cell>
          <table:table-cell table:formula="of:=[.C182]/255" office:value-type="float" office:value="1" calcext:value-type="float">
            <text:p>1</text:p>
          </table:table-cell>
          <table:table-cell table:formula="of:=[.D182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3]/255" office:value-type="float" office:value="0.709803921568627" calcext:value-type="float">
            <text:p>0.709803921568627</text:p>
          </table:table-cell>
          <table:table-cell table:formula="of:=[.B183]/255" office:value-type="float" office:value="0.301960784313725" calcext:value-type="float">
            <text:p>0.301960784313725</text:p>
          </table:table-cell>
          <table:table-cell table:formula="of:=[.C183]/255" office:value-type="float" office:value="1" calcext:value-type="float">
            <text:p>1</text:p>
          </table:table-cell>
          <table:table-cell table:formula="of:=[.D183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4]/255" office:value-type="float" office:value="0.713725490196078" calcext:value-type="float">
            <text:p>0.713725490196078</text:p>
          </table:table-cell>
          <table:table-cell table:formula="of:=[.B184]/255" office:value-type="float" office:value="0.337254901960784" calcext:value-type="float">
            <text:p>0.337254901960784</text:p>
          </table:table-cell>
          <table:table-cell table:formula="of:=[.C184]/255" office:value-type="float" office:value="1" calcext:value-type="float">
            <text:p>1</text:p>
          </table:table-cell>
          <table:table-cell table:formula="of:=[.D184]/255" office:value-type="float" office:value="0.00392156862745098" calcext:value-type="float">
            <text:p>0.0039215686274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5]/255" office:value-type="float" office:value="0.717647058823529" calcext:value-type="float">
            <text:p>0.717647058823529</text:p>
          </table:table-cell>
          <table:table-cell table:formula="of:=[.B185]/255" office:value-type="float" office:value="0.380392156862745" calcext:value-type="float">
            <text:p>0.380392156862745</text:p>
          </table:table-cell>
          <table:table-cell table:formula="of:=[.C185]/255" office:value-type="float" office:value="1" calcext:value-type="float">
            <text:p>1</text:p>
          </table:table-cell>
          <table:table-cell table:formula="of:=[.D185]/255" office:value-type="float" office:value="0.0117647058823529" calcext:value-type="float">
            <text:p>0.0117647058823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86]/255" office:value-type="float" office:value="0.72156862745098" calcext:value-type="float">
            <text:p>0.72156862745098</text:p>
          </table:table-cell>
          <table:table-cell table:formula="of:=[.B186]/255" office:value-type="float" office:value="0.419607843137255" calcext:value-type="float">
            <text:p>0.419607843137255</text:p>
          </table:table-cell>
          <table:table-cell table:formula="of:=[.C186]/255" office:value-type="float" office:value="1" calcext:value-type="float">
            <text:p>1</text:p>
          </table:table-cell>
          <table:table-cell table:formula="of:=[.D186]/255" office:value-type="float" office:value="0.0196078431372549" calcext:value-type="float">
            <text:p>0.0196078431372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87]/255" office:value-type="float" office:value="0.725490196078431" calcext:value-type="float">
            <text:p>0.725490196078431</text:p>
          </table:table-cell>
          <table:table-cell table:formula="of:=[.B187]/255" office:value-type="float" office:value="0.462745098039216" calcext:value-type="float">
            <text:p>0.462745098039216</text:p>
          </table:table-cell>
          <table:table-cell table:formula="of:=[.C187]/255" office:value-type="float" office:value="1" calcext:value-type="float">
            <text:p>1</text:p>
          </table:table-cell>
          <table:table-cell table:formula="of:=[.D187]/255" office:value-type="float" office:value="0.0313725490196078" calcext:value-type="float">
            <text:p>0.0313725490196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88]/255" office:value-type="float" office:value="0.729411764705882" calcext:value-type="float">
            <text:p>0.729411764705882</text:p>
          </table:table-cell>
          <table:table-cell table:formula="of:=[.B188]/255" office:value-type="float" office:value="0.490196078431373" calcext:value-type="float">
            <text:p>0.490196078431373</text:p>
          </table:table-cell>
          <table:table-cell table:formula="of:=[.C188]/255" office:value-type="float" office:value="1" calcext:value-type="float">
            <text:p>1</text:p>
          </table:table-cell>
          <table:table-cell table:formula="of:=[.D188]/255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1" calcext:value-type="float">
            <text:p>131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9]/255" office:value-type="float" office:value="0.733333333333333" calcext:value-type="float">
            <text:p>0.733333333333333</text:p>
          </table:table-cell>
          <table:table-cell table:formula="of:=[.B189]/255" office:value-type="float" office:value="0.513725490196078" calcext:value-type="float">
            <text:p>0.513725490196078</text:p>
          </table:table-cell>
          <table:table-cell table:formula="of:=[.C189]/255" office:value-type="float" office:value="1" calcext:value-type="float">
            <text:p>1</text:p>
          </table:table-cell>
          <table:table-cell table:formula="of:=[.D189]/255" office:value-type="float" office:value="0.0470588235294118" calcext:value-type="float">
            <text:p>0.0470588235294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90]/255" office:value-type="float" office:value="0.737254901960784" calcext:value-type="float">
            <text:p>0.737254901960784</text:p>
          </table:table-cell>
          <table:table-cell table:formula="of:=[.B190]/255" office:value-type="float" office:value="0.537254901960784" calcext:value-type="float">
            <text:p>0.537254901960784</text:p>
          </table:table-cell>
          <table:table-cell table:formula="of:=[.C190]/255" office:value-type="float" office:value="1" calcext:value-type="float">
            <text:p>1</text:p>
          </table:table-cell>
          <table:table-cell table:formula="of:=[.D190]/255" office:value-type="float" office:value="0.0549019607843137" calcext:value-type="float">
            <text:p>0.0549019607843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91]/255" office:value-type="float" office:value="0.741176470588235" calcext:value-type="float">
            <text:p>0.741176470588235</text:p>
          </table:table-cell>
          <table:table-cell table:formula="of:=[.B191]/255" office:value-type="float" office:value="0.564705882352941" calcext:value-type="float">
            <text:p>0.564705882352941</text:p>
          </table:table-cell>
          <table:table-cell table:formula="of:=[.C191]/255" office:value-type="float" office:value="1" calcext:value-type="float">
            <text:p>1</text:p>
          </table:table-cell>
          <table:table-cell table:formula="of:=[.D191]/255" office:value-type="float" office:value="0.0627450980392157" calcext:value-type="float">
            <text:p>0.0627450980392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92]/255" office:value-type="float" office:value="0.745098039215686" calcext:value-type="float">
            <text:p>0.745098039215686</text:p>
          </table:table-cell>
          <table:table-cell table:formula="of:=[.B192]/255" office:value-type="float" office:value="0.588235294117647" calcext:value-type="float">
            <text:p>0.588235294117647</text:p>
          </table:table-cell>
          <table:table-cell table:formula="of:=[.C192]/255" office:value-type="float" office:value="1" calcext:value-type="float">
            <text:p>1</text:p>
          </table:table-cell>
          <table:table-cell table:formula="of:=[.D192]/255"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93]/255" office:value-type="float" office:value="0.749019607843137" calcext:value-type="float">
            <text:p>0.749019607843137</text:p>
          </table:table-cell>
          <table:table-cell table:formula="of:=[.B193]/255" office:value-type="float" office:value="0.611764705882353" calcext:value-type="float">
            <text:p>0.611764705882353</text:p>
          </table:table-cell>
          <table:table-cell table:formula="of:=[.C193]/255" office:value-type="float" office:value="1" calcext:value-type="float">
            <text:p>1</text:p>
          </table:table-cell>
          <table:table-cell table:formula="of:=[.D193]/255" office:value-type="float" office:value="0.0745098039215686" calcext:value-type="float">
            <text:p>0.0745098039215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94]/255" office:value-type="float" office:value="0.752941176470588" calcext:value-type="float">
            <text:p>0.752941176470588</text:p>
          </table:table-cell>
          <table:table-cell table:formula="of:=[.B194]/255" office:value-type="float" office:value="0.635294117647059" calcext:value-type="float">
            <text:p>0.635294117647059</text:p>
          </table:table-cell>
          <table:table-cell table:formula="of:=[.C194]/255" office:value-type="float" office:value="1" calcext:value-type="float">
            <text:p>1</text:p>
          </table:table-cell>
          <table:table-cell table:formula="of:=[.D194]/255" office:value-type="float" office:value="0.0823529411764706" calcext:value-type="float">
            <text:p>0.0823529411764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95]/255" office:value-type="float" office:value="0.756862745098039" calcext:value-type="float">
            <text:p>0.756862745098039</text:p>
          </table:table-cell>
          <table:table-cell table:formula="of:=[.B195]/255" office:value-type="float" office:value="0.658823529411765" calcext:value-type="float">
            <text:p>0.658823529411765</text:p>
          </table:table-cell>
          <table:table-cell table:formula="of:=[.C195]/255" office:value-type="float" office:value="1" calcext:value-type="float">
            <text:p>1</text:p>
          </table:table-cell>
          <table:table-cell table:formula="of:=[.D195]/255" office:value-type="float" office:value="0.0901960784313726" calcext:value-type="float">
            <text:p>0.0901960784313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196]/255" office:value-type="float" office:value="0.76078431372549" calcext:value-type="float">
            <text:p>0.76078431372549</text:p>
          </table:table-cell>
          <table:table-cell table:formula="of:=[.B196]/255" office:value-type="float" office:value="0.682352941176471" calcext:value-type="float">
            <text:p>0.682352941176471</text:p>
          </table:table-cell>
          <table:table-cell table:formula="of:=[.C196]/255" office:value-type="float" office:value="1" calcext:value-type="float">
            <text:p>1</text:p>
          </table:table-cell>
          <table:table-cell table:formula="of:=[.D196]/255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197]/255" office:value-type="float" office:value="0.764705882352941" calcext:value-type="float">
            <text:p>0.764705882352941</text:p>
          </table:table-cell>
          <table:table-cell table:formula="of:=[.B197]/255" office:value-type="float" office:value="0.705882352941176" calcext:value-type="float">
            <text:p>0.705882352941176</text:p>
          </table:table-cell>
          <table:table-cell table:formula="of:=[.C197]/255" office:value-type="float" office:value="1" calcext:value-type="float">
            <text:p>1</text:p>
          </table:table-cell>
          <table:table-cell table:formula="of:=[.D197]/255" office:value-type="float" office:value="0.101960784313725" calcext:value-type="float">
            <text:p>0.1019607843137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255" calcext:value-type="float">
            <text:p>25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98]/255" office:value-type="float" office:value="0.768627450980392" calcext:value-type="float">
            <text:p>0.768627450980392</text:p>
          </table:table-cell>
          <table:table-cell table:formula="of:=[.B198]/255" office:value-type="float" office:value="0.725490196078431" calcext:value-type="float">
            <text:p>0.725490196078431</text:p>
          </table:table-cell>
          <table:table-cell table:formula="of:=[.C198]/255" office:value-type="float" office:value="1" calcext:value-type="float">
            <text:p>1</text:p>
          </table:table-cell>
          <table:table-cell table:formula="of:=[.D198]/255" office:value-type="float" office:value="0.109803921568627" calcext:value-type="float">
            <text:p>0.1098039215686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99]/255" office:value-type="float" office:value="0.772549019607843" calcext:value-type="float">
            <text:p>0.772549019607843</text:p>
          </table:table-cell>
          <table:table-cell table:formula="of:=[.B199]/255" office:value-type="float" office:value="0.749019607843137" calcext:value-type="float">
            <text:p>0.749019607843137</text:p>
          </table:table-cell>
          <table:table-cell table:formula="of:=[.C199]/255" office:value-type="float" office:value="1" calcext:value-type="float">
            <text:p>1</text:p>
          </table:table-cell>
          <table:table-cell table:formula="of:=[.D199]/255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254" calcext:value-type="float">
            <text:p>25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200]/255" office:value-type="float" office:value="0.776470588235294" calcext:value-type="float">
            <text:p>0.776470588235294</text:p>
          </table:table-cell>
          <table:table-cell table:formula="of:=[.B200]/255" office:value-type="float" office:value="0.772549019607843" calcext:value-type="float">
            <text:p>0.772549019607843</text:p>
          </table:table-cell>
          <table:table-cell table:formula="of:=[.C200]/255" office:value-type="float" office:value="0.996078431372549" calcext:value-type="float">
            <text:p>0.996078431372549</text:p>
          </table:table-cell>
          <table:table-cell table:formula="of:=[.D200]/255" office:value-type="float" office:value="0.12156862745098" calcext:value-type="float">
            <text:p>0.121568627450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201]/255" office:value-type="float" office:value="0.780392156862745" calcext:value-type="float">
            <text:p>0.780392156862745</text:p>
          </table:table-cell>
          <table:table-cell table:formula="of:=[.B201]/255" office:value-type="float" office:value="0.792156862745098" calcext:value-type="float">
            <text:p>0.792156862745098</text:p>
          </table:table-cell>
          <table:table-cell table:formula="of:=[.C201]/255" office:value-type="float" office:value="0.996078431372549" calcext:value-type="float">
            <text:p>0.996078431372549</text:p>
          </table:table-cell>
          <table:table-cell table:formula="of:=[.D201]/255" office:value-type="float" office:value="0.129411764705882" calcext:value-type="float">
            <text:p>0.1294117647058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202]/255" office:value-type="float" office:value="0.784313725490196" calcext:value-type="float">
            <text:p>0.784313725490196</text:p>
          </table:table-cell>
          <table:table-cell table:formula="of:=[.B202]/255" office:value-type="float" office:value="0.811764705882353" calcext:value-type="float">
            <text:p>0.811764705882353</text:p>
          </table:table-cell>
          <table:table-cell table:formula="of:=[.C202]/255" office:value-type="float" office:value="0.988235294117647" calcext:value-type="float">
            <text:p>0.988235294117647</text:p>
          </table:table-cell>
          <table:table-cell table:formula="of:=[.D202]/255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03]/255" office:value-type="float" office:value="0.788235294117647" calcext:value-type="float">
            <text:p>0.788235294117647</text:p>
          </table:table-cell>
          <table:table-cell table:formula="of:=[.B203]/255" office:value-type="float" office:value="0.831372549019608" calcext:value-type="float">
            <text:p>0.831372549019608</text:p>
          </table:table-cell>
          <table:table-cell table:formula="of:=[.C203]/255" office:value-type="float" office:value="0.988235294117647" calcext:value-type="float">
            <text:p>0.988235294117647</text:p>
          </table:table-cell>
          <table:table-cell table:formula="of:=[.D203]/255" office:value-type="float" office:value="0.141176470588235" calcext:value-type="float">
            <text:p>0.1411764705882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04]/255" office:value-type="float" office:value="0.792156862745098" calcext:value-type="float">
            <text:p>0.792156862745098</text:p>
          </table:table-cell>
          <table:table-cell table:formula="of:=[.B204]/255" office:value-type="float" office:value="0.850980392156863" calcext:value-type="float">
            <text:p>0.850980392156863</text:p>
          </table:table-cell>
          <table:table-cell table:formula="of:=[.C204]/255" office:value-type="float" office:value="0.980392156862745" calcext:value-type="float">
            <text:p>0.980392156862745</text:p>
          </table:table-cell>
          <table:table-cell table:formula="of:=[.D204]/255" office:value-type="float" office:value="0.145098039215686" calcext:value-type="float">
            <text:p>0.1450980392156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205]/255" office:value-type="float" office:value="0.796078431372549" calcext:value-type="float">
            <text:p>0.796078431372549</text:p>
          </table:table-cell>
          <table:table-cell table:formula="of:=[.B205]/255" office:value-type="float" office:value="0.870588235294118" calcext:value-type="float">
            <text:p>0.870588235294118</text:p>
          </table:table-cell>
          <table:table-cell table:formula="of:=[.C205]/255" office:value-type="float" office:value="0.976470588235294" calcext:value-type="float">
            <text:p>0.976470588235294</text:p>
          </table:table-cell>
          <table:table-cell table:formula="of:=[.D205]/255" office:value-type="float" office:value="0.149019607843137" calcext:value-type="float">
            <text:p>0.1490196078431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7" calcext:value-type="float">
            <text:p>227</text:p>
          </table:table-cell>
          <table:table-cell office:value-type="float" office:value="248" calcext:value-type="float">
            <text:p>24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206]/255" office:value-type="float" office:value="0.8" calcext:value-type="float">
            <text:p>0.8</text:p>
          </table:table-cell>
          <table:table-cell table:formula="of:=[.B206]/255" office:value-type="float" office:value="0.890196078431372" calcext:value-type="float">
            <text:p>0.890196078431372</text:p>
          </table:table-cell>
          <table:table-cell table:formula="of:=[.C206]/255" office:value-type="float" office:value="0.972549019607843" calcext:value-type="float">
            <text:p>0.972549019607843</text:p>
          </table:table-cell>
          <table:table-cell table:formula="of:=[.D206]/255" office:value-type="float" office:value="0.152941176470588" calcext:value-type="float">
            <text:p>0.1529411764705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07]/255" office:value-type="float" office:value="0.803921568627451" calcext:value-type="float">
            <text:p>0.803921568627451</text:p>
          </table:table-cell>
          <table:table-cell table:formula="of:=[.B207]/255" office:value-type="float" office:value="0.905882352941176" calcext:value-type="float">
            <text:p>0.905882352941176</text:p>
          </table:table-cell>
          <table:table-cell table:formula="of:=[.C207]/255" office:value-type="float" office:value="0.964705882352941" calcext:value-type="float">
            <text:p>0.964705882352941</text:p>
          </table:table-cell>
          <table:table-cell table:formula="of:=[.D207]/255" office:value-type="float" office:value="0.156862745098039" calcext:value-type="float">
            <text:p>0.156862745098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208]/255" office:value-type="float" office:value="0.807843137254902" calcext:value-type="float">
            <text:p>0.807843137254902</text:p>
          </table:table-cell>
          <table:table-cell table:formula="of:=[.B208]/255" office:value-type="float" office:value="0.92156862745098" calcext:value-type="float">
            <text:p>0.92156862745098</text:p>
          </table:table-cell>
          <table:table-cell table:formula="of:=[.C208]/255" office:value-type="float" office:value="0.96078431372549" calcext:value-type="float">
            <text:p>0.96078431372549</text:p>
          </table:table-cell>
          <table:table-cell table:formula="of:=[.D208]/255" office:value-type="float" office:value="0.16078431372549" calcext:value-type="float">
            <text:p>0.160784313725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209]/255" office:value-type="float" office:value="0.811764705882353" calcext:value-type="float">
            <text:p>0.811764705882353</text:p>
          </table:table-cell>
          <table:table-cell table:formula="of:=[.B209]/255" office:value-type="float" office:value="0.933333333333333" calcext:value-type="float">
            <text:p>0.933333333333333</text:p>
          </table:table-cell>
          <table:table-cell table:formula="of:=[.C209]/255" office:value-type="float" office:value="0.952941176470588" calcext:value-type="float">
            <text:p>0.952941176470588</text:p>
          </table:table-cell>
          <table:table-cell table:formula="of:=[.D209]/255" office:value-type="float" office:value="0.164705882352941" calcext:value-type="float">
            <text:p>0.1647058823529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210]/255" office:value-type="float" office:value="0.815686274509804" calcext:value-type="float">
            <text:p>0.815686274509804</text:p>
          </table:table-cell>
          <table:table-cell table:formula="of:=[.B210]/255" office:value-type="float" office:value="0.949019607843137" calcext:value-type="float">
            <text:p>0.949019607843137</text:p>
          </table:table-cell>
          <table:table-cell table:formula="of:=[.C210]/255" office:value-type="float" office:value="0.945098039215686" calcext:value-type="float">
            <text:p>0.945098039215686</text:p>
          </table:table-cell>
          <table:table-cell table:formula="of:=[.D210]/255" office:value-type="float" office:value="0.168627450980392" calcext:value-type="float">
            <text:p>0.1686274509803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211]/255" office:value-type="float" office:value="0.819607843137255" calcext:value-type="float">
            <text:p>0.819607843137255</text:p>
          </table:table-cell>
          <table:table-cell table:formula="of:=[.B211]/255" office:value-type="float" office:value="0.96078431372549" calcext:value-type="float">
            <text:p>0.96078431372549</text:p>
          </table:table-cell>
          <table:table-cell table:formula="of:=[.C211]/255" office:value-type="float" office:value="0.937254901960784" calcext:value-type="float">
            <text:p>0.937254901960784</text:p>
          </table:table-cell>
          <table:table-cell table:formula="of:=[.D211]/255" office:value-type="float" office:value="0.168627450980392" calcext:value-type="float">
            <text:p>0.1686274509803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212]/255" office:value-type="float" office:value="0.823529411764706" calcext:value-type="float">
            <text:p>0.823529411764706</text:p>
          </table:table-cell>
          <table:table-cell table:formula="of:=[.B212]/255" office:value-type="float" office:value="0.972549019607843" calcext:value-type="float">
            <text:p>0.972549019607843</text:p>
          </table:table-cell>
          <table:table-cell table:formula="of:=[.C212]/255" office:value-type="float" office:value="0.929411764705882" calcext:value-type="float">
            <text:p>0.929411764705882</text:p>
          </table:table-cell>
          <table:table-cell table:formula="of:=[.D212]/255" office:value-type="float" office:value="0.168627450980392" calcext:value-type="float">
            <text:p>0.1686274509803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213]/255" office:value-type="float" office:value="0.827450980392157" calcext:value-type="float">
            <text:p>0.827450980392157</text:p>
          </table:table-cell>
          <table:table-cell table:formula="of:=[.B213]/255" office:value-type="float" office:value="0.984313725490196" calcext:value-type="float">
            <text:p>0.984313725490196</text:p>
          </table:table-cell>
          <table:table-cell table:formula="of:=[.C213]/255" office:value-type="float" office:value="0.92156862745098" calcext:value-type="float">
            <text:p>0.92156862745098</text:p>
          </table:table-cell>
          <table:table-cell table:formula="of:=[.D213]/255" office:value-type="float" office:value="0.172549019607843" calcext:value-type="float">
            <text:p>0.1725490196078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3" calcext:value-type="float">
            <text:p>253</text:p>
          </table:table-cell>
          <table:table-cell office:value-type="float" office:value="233" calcext:value-type="float">
            <text:p>23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214]/255" office:value-type="float" office:value="0.831372549019608" calcext:value-type="float">
            <text:p>0.831372549019608</text:p>
          </table:table-cell>
          <table:table-cell table:formula="of:=[.B214]/255" office:value-type="float" office:value="0.992156862745098" calcext:value-type="float">
            <text:p>0.992156862745098</text:p>
          </table:table-cell>
          <table:table-cell table:formula="of:=[.C214]/255" office:value-type="float" office:value="0.913725490196078" calcext:value-type="float">
            <text:p>0.913725490196078</text:p>
          </table:table-cell>
          <table:table-cell table:formula="of:=[.D214]/255" office:value-type="float" office:value="0.172549019607843" calcext:value-type="float">
            <text:p>0.1725490196078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215]/255" office:value-type="float" office:value="0.835294117647059" calcext:value-type="float">
            <text:p>0.835294117647059</text:p>
          </table:table-cell>
          <table:table-cell table:formula="of:=[.B215]/255" office:value-type="float" office:value="1" calcext:value-type="float">
            <text:p>1</text:p>
          </table:table-cell>
          <table:table-cell table:formula="of:=[.C215]/255" office:value-type="float" office:value="0.898039215686275" calcext:value-type="float">
            <text:p>0.898039215686275</text:p>
          </table:table-cell>
          <table:table-cell table:formula="of:=[.D215]/255" office:value-type="float" office:value="0.172549019607843" calcext:value-type="float">
            <text:p>0.17254901960784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5" calcext:value-type="float">
            <text:p>255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216]/255" office:value-type="float" office:value="0.83921568627451" calcext:value-type="float">
            <text:p>0.83921568627451</text:p>
          </table:table-cell>
          <table:table-cell table:formula="of:=[.B216]/255" office:value-type="float" office:value="1" calcext:value-type="float">
            <text:p>1</text:p>
          </table:table-cell>
          <table:table-cell table:formula="of:=[.C216]/255" office:value-type="float" office:value="0.886274509803921" calcext:value-type="float">
            <text:p>0.886274509803921</text:p>
          </table:table-cell>
          <table:table-cell table:formula="of:=[.D216]/255" office:value-type="float" office:value="0.172549019607843" calcext:value-type="float">
            <text:p>0.1725490196078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217]/255" office:value-type="float" office:value="0.843137254901961" calcext:value-type="float">
            <text:p>0.843137254901961</text:p>
          </table:table-cell>
          <table:table-cell table:formula="of:=[.B217]/255" office:value-type="float" office:value="1" calcext:value-type="float">
            <text:p>1</text:p>
          </table:table-cell>
          <table:table-cell table:formula="of:=[.C217]/255" office:value-type="float" office:value="0.870588235294118" calcext:value-type="float">
            <text:p>0.870588235294118</text:p>
          </table:table-cell>
          <table:table-cell table:formula="of:=[.D217]/255" office:value-type="float" office:value="0.168627450980392" calcext:value-type="float">
            <text:p>0.16862745098039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218]/255" office:value-type="float" office:value="0.847058823529412" calcext:value-type="float">
            <text:p>0.847058823529412</text:p>
          </table:table-cell>
          <table:table-cell table:formula="of:=[.B218]/255" office:value-type="float" office:value="1" calcext:value-type="float">
            <text:p>1</text:p>
          </table:table-cell>
          <table:table-cell table:formula="of:=[.C218]/255" office:value-type="float" office:value="0.854901960784314" calcext:value-type="float">
            <text:p>0.854901960784314</text:p>
          </table:table-cell>
          <table:table-cell table:formula="of:=[.D218]/255" office:value-type="float" office:value="0.168627450980392" calcext:value-type="float">
            <text:p>0.1686274509803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219]/255" office:value-type="float" office:value="0.850980392156863" calcext:value-type="float">
            <text:p>0.850980392156863</text:p>
          </table:table-cell>
          <table:table-cell table:formula="of:=[.B219]/255" office:value-type="float" office:value="1" calcext:value-type="float">
            <text:p>1</text:p>
          </table:table-cell>
          <table:table-cell table:formula="of:=[.C219]/255" office:value-type="float" office:value="0.835294117647059" calcext:value-type="float">
            <text:p>0.835294117647059</text:p>
          </table:table-cell>
          <table:table-cell table:formula="of:=[.D219]/255" office:value-type="float" office:value="0.164705882352941" calcext:value-type="float">
            <text:p>0.1647058823529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220]/255" office:value-type="float" office:value="0.854901960784314" calcext:value-type="float">
            <text:p>0.854901960784314</text:p>
          </table:table-cell>
          <table:table-cell table:formula="of:=[.B220]/255" office:value-type="float" office:value="1" calcext:value-type="float">
            <text:p>1</text:p>
          </table:table-cell>
          <table:table-cell table:formula="of:=[.C220]/255" office:value-type="float" office:value="0.815686274509804" calcext:value-type="float">
            <text:p>0.815686274509804</text:p>
          </table:table-cell>
          <table:table-cell table:formula="of:=[.D220]/255" office:value-type="float" office:value="0.164705882352941" calcext:value-type="float">
            <text:p>0.1647058823529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221]/255" office:value-type="float" office:value="0.858823529411765" calcext:value-type="float">
            <text:p>0.858823529411765</text:p>
          </table:table-cell>
          <table:table-cell table:formula="of:=[.B221]/255" office:value-type="float" office:value="1" calcext:value-type="float">
            <text:p>1</text:p>
          </table:table-cell>
          <table:table-cell table:formula="of:=[.C221]/255" office:value-type="float" office:value="0.796078431372549" calcext:value-type="float">
            <text:p>0.796078431372549</text:p>
          </table:table-cell>
          <table:table-cell table:formula="of:=[.D221]/255" office:value-type="float" office:value="0.16078431372549" calcext:value-type="float">
            <text:p>0.160784313725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2]/255" office:value-type="float" office:value="0.862745098039216" calcext:value-type="float">
            <text:p>0.862745098039216</text:p>
          </table:table-cell>
          <table:table-cell table:formula="of:=[.B222]/255" office:value-type="float" office:value="1" calcext:value-type="float">
            <text:p>1</text:p>
          </table:table-cell>
          <table:table-cell table:formula="of:=[.C222]/255" office:value-type="float" office:value="0.776470588235294" calcext:value-type="float">
            <text:p>0.776470588235294</text:p>
          </table:table-cell>
          <table:table-cell table:formula="of:=[.D222]/255" office:value-type="float" office:value="0.156862745098039" calcext:value-type="float">
            <text:p>0.15686274509803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3]/255" office:value-type="float" office:value="0.866666666666667" calcext:value-type="float">
            <text:p>0.866666666666667</text:p>
          </table:table-cell>
          <table:table-cell table:formula="of:=[.B223]/255" office:value-type="float" office:value="1" calcext:value-type="float">
            <text:p>1</text:p>
          </table:table-cell>
          <table:table-cell table:formula="of:=[.C223]/255" office:value-type="float" office:value="0.752941176470588" calcext:value-type="float">
            <text:p>0.752941176470588</text:p>
          </table:table-cell>
          <table:table-cell table:formula="of:=[.D223]/255" office:value-type="float" office:value="0.156862745098039" calcext:value-type="float">
            <text:p>0.15686274509803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224]/255" office:value-type="float" office:value="0.870588235294118" calcext:value-type="float">
            <text:p>0.870588235294118</text:p>
          </table:table-cell>
          <table:table-cell table:formula="of:=[.B224]/255" office:value-type="float" office:value="1" calcext:value-type="float">
            <text:p>1</text:p>
          </table:table-cell>
          <table:table-cell table:formula="of:=[.C224]/255" office:value-type="float" office:value="0.733333333333333" calcext:value-type="float">
            <text:p>0.733333333333333</text:p>
          </table:table-cell>
          <table:table-cell table:formula="of:=[.D224]/255" office:value-type="float" office:value="0.152941176470588" calcext:value-type="float">
            <text:p>0.15294117647058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225]/255" office:value-type="float" office:value="0.874509803921569" calcext:value-type="float">
            <text:p>0.874509803921569</text:p>
          </table:table-cell>
          <table:table-cell table:formula="of:=[.B225]/255" office:value-type="float" office:value="1" calcext:value-type="float">
            <text:p>1</text:p>
          </table:table-cell>
          <table:table-cell table:formula="of:=[.C225]/255" office:value-type="float" office:value="0.709803921568627" calcext:value-type="float">
            <text:p>0.709803921568627</text:p>
          </table:table-cell>
          <table:table-cell table:formula="of:=[.D225]/255" office:value-type="float" office:value="0.149019607843137" calcext:value-type="float">
            <text:p>0.14901960784313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26]/255" office:value-type="float" office:value="0.87843137254902" calcext:value-type="float">
            <text:p>0.87843137254902</text:p>
          </table:table-cell>
          <table:table-cell table:formula="of:=[.B226]/255" office:value-type="float" office:value="1" calcext:value-type="float">
            <text:p>1</text:p>
          </table:table-cell>
          <table:table-cell table:formula="of:=[.C226]/255" office:value-type="float" office:value="0.686274509803922" calcext:value-type="float">
            <text:p>0.686274509803922</text:p>
          </table:table-cell>
          <table:table-cell table:formula="of:=[.D226]/255" office:value-type="float" office:value="0.145098039215686" calcext:value-type="float">
            <text:p>0.1450980392156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27]/255" office:value-type="float" office:value="0.882352941176471" calcext:value-type="float">
            <text:p>0.882352941176471</text:p>
          </table:table-cell>
          <table:table-cell table:formula="of:=[.B227]/255" office:value-type="float" office:value="1" calcext:value-type="float">
            <text:p>1</text:p>
          </table:table-cell>
          <table:table-cell table:formula="of:=[.C227]/255" office:value-type="float" office:value="0.662745098039216" calcext:value-type="float">
            <text:p>0.662745098039216</text:p>
          </table:table-cell>
          <table:table-cell table:formula="of:=[.D227]/255" office:value-type="float" office:value="0.141176470588235" calcext:value-type="float">
            <text:p>0.1411764705882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228]/255" office:value-type="float" office:value="0.886274509803921" calcext:value-type="float">
            <text:p>0.886274509803921</text:p>
          </table:table-cell>
          <table:table-cell table:formula="of:=[.B228]/255" office:value-type="float" office:value="1" calcext:value-type="float">
            <text:p>1</text:p>
          </table:table-cell>
          <table:table-cell table:formula="of:=[.C228]/255" office:value-type="float" office:value="0.635294117647059" calcext:value-type="float">
            <text:p>0.635294117647059</text:p>
          </table:table-cell>
          <table:table-cell table:formula="of:=[.D228]/255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229]/255" office:value-type="float" office:value="0.890196078431372" calcext:value-type="float">
            <text:p>0.890196078431372</text:p>
          </table:table-cell>
          <table:table-cell table:formula="of:=[.B229]/255" office:value-type="float" office:value="1" calcext:value-type="float">
            <text:p>1</text:p>
          </table:table-cell>
          <table:table-cell table:formula="of:=[.C229]/255" office:value-type="float" office:value="0.611764705882353" calcext:value-type="float">
            <text:p>0.611764705882353</text:p>
          </table:table-cell>
          <table:table-cell table:formula="of:=[.D229]/255" office:value-type="float" office:value="0.129411764705882" calcext:value-type="float">
            <text:p>0.1294117647058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5" calcext:value-type="float">
            <text:p>255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0]/255" office:value-type="float" office:value="0.894117647058824" calcext:value-type="float">
            <text:p>0.894117647058824</text:p>
          </table:table-cell>
          <table:table-cell table:formula="of:=[.B230]/255" office:value-type="float" office:value="1" calcext:value-type="float">
            <text:p>1</text:p>
          </table:table-cell>
          <table:table-cell table:formula="of:=[.C230]/255" office:value-type="float" office:value="0.584313725490196" calcext:value-type="float">
            <text:p>0.584313725490196</text:p>
          </table:table-cell>
          <table:table-cell table:formula="of:=[.D230]/255" office:value-type="float" office:value="0.125490196078431" calcext:value-type="float">
            <text:p>0.1254901960784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231]/255" office:value-type="float" office:value="0.898039215686275" calcext:value-type="float">
            <text:p>0.898039215686275</text:p>
          </table:table-cell>
          <table:table-cell table:formula="of:=[.B231]/255" office:value-type="float" office:value="1" calcext:value-type="float">
            <text:p>1</text:p>
          </table:table-cell>
          <table:table-cell table:formula="of:=[.C231]/255" office:value-type="float" office:value="0.56078431372549" calcext:value-type="float">
            <text:p>0.56078431372549</text:p>
          </table:table-cell>
          <table:table-cell table:formula="of:=[.D231]/255" office:value-type="float" office:value="0.12156862745098" calcext:value-type="float">
            <text:p>0.121568627450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232]/255" office:value-type="float" office:value="0.901960784313726" calcext:value-type="float">
            <text:p>0.901960784313726</text:p>
          </table:table-cell>
          <table:table-cell table:formula="of:=[.B232]/255" office:value-type="float" office:value="1" calcext:value-type="float">
            <text:p>1</text:p>
          </table:table-cell>
          <table:table-cell table:formula="of:=[.C232]/255" office:value-type="float" office:value="0.533333333333333" calcext:value-type="float">
            <text:p>0.533333333333333</text:p>
          </table:table-cell>
          <table:table-cell table:formula="of:=[.D232]/255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5" calcext:value-type="float">
            <text:p>255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33]/255" office:value-type="float" office:value="0.905882352941176" calcext:value-type="float">
            <text:p>0.905882352941176</text:p>
          </table:table-cell>
          <table:table-cell table:formula="of:=[.B233]/255" office:value-type="float" office:value="1" calcext:value-type="float">
            <text:p>1</text:p>
          </table:table-cell>
          <table:table-cell table:formula="of:=[.C233]/255" office:value-type="float" office:value="0.505882352941176" calcext:value-type="float">
            <text:p>0.505882352941176</text:p>
          </table:table-cell>
          <table:table-cell table:formula="of:=[.D233]/255" office:value-type="float" office:value="0.109803921568627" calcext:value-type="float">
            <text:p>0.1098039215686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34]/255" office:value-type="float" office:value="0.909803921568627" calcext:value-type="float">
            <text:p>0.909803921568627</text:p>
          </table:table-cell>
          <table:table-cell table:formula="of:=[.B234]/255" office:value-type="float" office:value="1" calcext:value-type="float">
            <text:p>1</text:p>
          </table:table-cell>
          <table:table-cell table:formula="of:=[.C234]/255" office:value-type="float" office:value="0.47843137254902" calcext:value-type="float">
            <text:p>0.47843137254902</text:p>
          </table:table-cell>
          <table:table-cell table:formula="of:=[.D234]/255" office:value-type="float" office:value="0.105882352941176" calcext:value-type="float">
            <text:p>0.1058823529411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235]/255" office:value-type="float" office:value="0.913725490196078" calcext:value-type="float">
            <text:p>0.913725490196078</text:p>
          </table:table-cell>
          <table:table-cell table:formula="of:=[.B235]/255" office:value-type="float" office:value="1" calcext:value-type="float">
            <text:p>1</text:p>
          </table:table-cell>
          <table:table-cell table:formula="of:=[.C235]/255" office:value-type="float" office:value="0.454901960784314" calcext:value-type="float">
            <text:p>0.454901960784314</text:p>
          </table:table-cell>
          <table:table-cell table:formula="of:=[.D235]/255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36]/255" office:value-type="float" office:value="0.917647058823529" calcext:value-type="float">
            <text:p>0.917647058823529</text:p>
          </table:table-cell>
          <table:table-cell table:formula="of:=[.B236]/255" office:value-type="float" office:value="1" calcext:value-type="float">
            <text:p>1</text:p>
          </table:table-cell>
          <table:table-cell table:formula="of:=[.C236]/255" office:value-type="float" office:value="0.427450980392157" calcext:value-type="float">
            <text:p>0.427450980392157</text:p>
          </table:table-cell>
          <table:table-cell table:formula="of:=[.D236]/255" office:value-type="float" office:value="0.0941176470588235" calcext:value-type="float">
            <text:p>0.0941176470588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37]/255" office:value-type="float" office:value="0.92156862745098" calcext:value-type="float">
            <text:p>0.92156862745098</text:p>
          </table:table-cell>
          <table:table-cell table:formula="of:=[.B237]/255" office:value-type="float" office:value="1" calcext:value-type="float">
            <text:p>1</text:p>
          </table:table-cell>
          <table:table-cell table:formula="of:=[.C237]/255" office:value-type="float" office:value="0.4" calcext:value-type="float">
            <text:p>0.4</text:p>
          </table:table-cell>
          <table:table-cell table:formula="of:=[.D237]/255" office:value-type="float" office:value="0.0901960784313726" calcext:value-type="float">
            <text:p>0.0901960784313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38]/255" office:value-type="float" office:value="0.925490196078431" calcext:value-type="float">
            <text:p>0.925490196078431</text:p>
          </table:table-cell>
          <table:table-cell table:formula="of:=[.B238]/255" office:value-type="float" office:value="1" calcext:value-type="float">
            <text:p>1</text:p>
          </table:table-cell>
          <table:table-cell table:formula="of:=[.C238]/255" office:value-type="float" office:value="0.372549019607843" calcext:value-type="float">
            <text:p>0.372549019607843</text:p>
          </table:table-cell>
          <table:table-cell table:formula="of:=[.D238]/255" office:value-type="float" office:value="0.0823529411764706" calcext:value-type="float">
            <text:p>0.0823529411764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39]/255" office:value-type="float" office:value="0.929411764705882" calcext:value-type="float">
            <text:p>0.929411764705882</text:p>
          </table:table-cell>
          <table:table-cell table:formula="of:=[.B239]/255" office:value-type="float" office:value="1" calcext:value-type="float">
            <text:p>1</text:p>
          </table:table-cell>
          <table:table-cell table:formula="of:=[.C239]/255" office:value-type="float" office:value="0.349019607843137" calcext:value-type="float">
            <text:p>0.349019607843137</text:p>
          </table:table-cell>
          <table:table-cell table:formula="of:=[.D239]/255" office:value-type="float" office:value="0.0784313725490196" calcext:value-type="float">
            <text:p>0.078431372549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40]/255" office:value-type="float" office:value="0.933333333333333" calcext:value-type="float">
            <text:p>0.933333333333333</text:p>
          </table:table-cell>
          <table:table-cell table:formula="of:=[.B240]/255" office:value-type="float" office:value="1" calcext:value-type="float">
            <text:p>1</text:p>
          </table:table-cell>
          <table:table-cell table:formula="of:=[.C240]/255" office:value-type="float" office:value="0.32156862745098" calcext:value-type="float">
            <text:p>0.32156862745098</text:p>
          </table:table-cell>
          <table:table-cell table:formula="of:=[.D240]/255" office:value-type="float" office:value="0.0745098039215686" calcext:value-type="float">
            <text:p>0.07450980392156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241]/255" office:value-type="float" office:value="0.937254901960784" calcext:value-type="float">
            <text:p>0.937254901960784</text:p>
          </table:table-cell>
          <table:table-cell table:formula="of:=[.B241]/255" office:value-type="float" office:value="1" calcext:value-type="float">
            <text:p>1</text:p>
          </table:table-cell>
          <table:table-cell table:formula="of:=[.C241]/255" office:value-type="float" office:value="0.298039215686274" calcext:value-type="float">
            <text:p>0.298039215686274</text:p>
          </table:table-cell>
          <table:table-cell table:formula="of:=[.D241]/255"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42]/255" office:value-type="float" office:value="0.941176470588235" calcext:value-type="float">
            <text:p>0.941176470588235</text:p>
          </table:table-cell>
          <table:table-cell table:formula="of:=[.B242]/255" office:value-type="float" office:value="1" calcext:value-type="float">
            <text:p>1</text:p>
          </table:table-cell>
          <table:table-cell table:formula="of:=[.C242]/255" office:value-type="float" office:value="0.274509803921569" calcext:value-type="float">
            <text:p>0.274509803921569</text:p>
          </table:table-cell>
          <table:table-cell table:formula="of:=[.D242]/255" office:value-type="float" office:value="0.0627450980392157" calcext:value-type="float">
            <text:p>0.0627450980392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43]/255" office:value-type="float" office:value="0.945098039215686" calcext:value-type="float">
            <text:p>0.945098039215686</text:p>
          </table:table-cell>
          <table:table-cell table:formula="of:=[.B243]/255" office:value-type="float" office:value="1" calcext:value-type="float">
            <text:p>1</text:p>
          </table:table-cell>
          <table:table-cell table:formula="of:=[.C243]/255" office:value-type="float" office:value="0.247058823529412" calcext:value-type="float">
            <text:p>0.247058823529412</text:p>
          </table:table-cell>
          <table:table-cell table:formula="of:=[.D243]/255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44]/255" office:value-type="float" office:value="0.949019607843137" calcext:value-type="float">
            <text:p>0.949019607843137</text:p>
          </table:table-cell>
          <table:table-cell table:formula="of:=[.B244]/255" office:value-type="float" office:value="1" calcext:value-type="float">
            <text:p>1</text:p>
          </table:table-cell>
          <table:table-cell table:formula="of:=[.C244]/255" office:value-type="float" office:value="0.223529411764706" calcext:value-type="float">
            <text:p>0.223529411764706</text:p>
          </table:table-cell>
          <table:table-cell table:formula="of:=[.D244]/255" office:value-type="float" office:value="0.0509803921568627" calcext:value-type="float">
            <text:p>0.0509803921568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45]/255" office:value-type="float" office:value="0.952941176470588" calcext:value-type="float">
            <text:p>0.952941176470588</text:p>
          </table:table-cell>
          <table:table-cell table:formula="of:=[.B245]/255" office:value-type="float" office:value="1" calcext:value-type="float">
            <text:p>1</text:p>
          </table:table-cell>
          <table:table-cell table:formula="of:=[.C245]/255" office:value-type="float" office:value="0.2" calcext:value-type="float">
            <text:p>0.2</text:p>
          </table:table-cell>
          <table:table-cell table:formula="of:=[.D245]/255" office:value-type="float" office:value="0.0470588235294118" calcext:value-type="float">
            <text:p>0.0470588235294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46]/255" office:value-type="float" office:value="0.956862745098039" calcext:value-type="float">
            <text:p>0.956862745098039</text:p>
          </table:table-cell>
          <table:table-cell table:formula="of:=[.B246]/255" office:value-type="float" office:value="1" calcext:value-type="float">
            <text:p>1</text:p>
          </table:table-cell>
          <table:table-cell table:formula="of:=[.C246]/255" office:value-type="float" office:value="0.176470588235294" calcext:value-type="float">
            <text:p>0.176470588235294</text:p>
          </table:table-cell>
          <table:table-cell table:formula="of:=[.D246]/255" office:value-type="float" office:value="0.0431372549019608" calcext:value-type="float">
            <text:p>0.04313725490196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47]/255" office:value-type="float" office:value="0.96078431372549" calcext:value-type="float">
            <text:p>0.96078431372549</text:p>
          </table:table-cell>
          <table:table-cell table:formula="of:=[.B247]/255" office:value-type="float" office:value="1" calcext:value-type="float">
            <text:p>1</text:p>
          </table:table-cell>
          <table:table-cell table:formula="of:=[.C247]/255" office:value-type="float" office:value="0.156862745098039" calcext:value-type="float">
            <text:p>0.156862745098039</text:p>
          </table:table-cell>
          <table:table-cell table:formula="of:=[.D247]/255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48]/255" office:value-type="float" office:value="0.964705882352941" calcext:value-type="float">
            <text:p>0.964705882352941</text:p>
          </table:table-cell>
          <table:table-cell table:formula="of:=[.B248]/255" office:value-type="float" office:value="1" calcext:value-type="float">
            <text:p>1</text:p>
          </table:table-cell>
          <table:table-cell table:formula="of:=[.C248]/255" office:value-type="float" office:value="0.137254901960784" calcext:value-type="float">
            <text:p>0.137254901960784</text:p>
          </table:table-cell>
          <table:table-cell table:formula="of:=[.D248]/255" office:value-type="float" office:value="0.0352941176470588" calcext:value-type="float">
            <text:p>0.0352941176470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49]/255" office:value-type="float" office:value="0.968627450980392" calcext:value-type="float">
            <text:p>0.968627450980392</text:p>
          </table:table-cell>
          <table:table-cell table:formula="of:=[.B249]/255" office:value-type="float" office:value="1" calcext:value-type="float">
            <text:p>1</text:p>
          </table:table-cell>
          <table:table-cell table:formula="of:=[.C249]/255" office:value-type="float" office:value="0.113725490196078" calcext:value-type="float">
            <text:p>0.113725490196078</text:p>
          </table:table-cell>
          <table:table-cell table:formula="of:=[.D249]/255" office:value-type="float" office:value="0.0274509803921569" calcext:value-type="float">
            <text:p>0.0274509803921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50]/255" office:value-type="float" office:value="0.972549019607843" calcext:value-type="float">
            <text:p>0.972549019607843</text:p>
          </table:table-cell>
          <table:table-cell table:formula="of:=[.B250]/255" office:value-type="float" office:value="1" calcext:value-type="float">
            <text:p>1</text:p>
          </table:table-cell>
          <table:table-cell table:formula="of:=[.C250]/255" office:value-type="float" office:value="0.0980392156862745" calcext:value-type="float">
            <text:p>0.098039215686275</text:p>
          </table:table-cell>
          <table:table-cell table:formula="of:=[.D250]/255" office:value-type="float" office:value="0.0235294117647059" calcext:value-type="float">
            <text:p>0.0235294117647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51]/255" office:value-type="float" office:value="0.976470588235294" calcext:value-type="float">
            <text:p>0.976470588235294</text:p>
          </table:table-cell>
          <table:table-cell table:formula="of:=[.B251]/255" office:value-type="float" office:value="1" calcext:value-type="float">
            <text:p>1</text:p>
          </table:table-cell>
          <table:table-cell table:formula="of:=[.C251]/255" office:value-type="float" office:value="0.0784313725490196" calcext:value-type="float">
            <text:p>0.07843137254902</text:p>
          </table:table-cell>
          <table:table-cell table:formula="of:=[.D251]/255" office:value-type="float" office:value="0.0235294117647059" calcext:value-type="float">
            <text:p>0.0235294117647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2]/255" office:value-type="float" office:value="0.980392156862745" calcext:value-type="float">
            <text:p>0.980392156862745</text:p>
          </table:table-cell>
          <table:table-cell table:formula="of:=[.B252]/255" office:value-type="float" office:value="1" calcext:value-type="float">
            <text:p>1</text:p>
          </table:table-cell>
          <table:table-cell table:formula="of:=[.C252]/255" office:value-type="float" office:value="0.0627450980392157" calcext:value-type="float">
            <text:p>0.062745098039216</text:p>
          </table:table-cell>
          <table:table-cell table:formula="of:=[.D252]/255" office:value-type="float" office:value="0.0196078431372549" calcext:value-type="float">
            <text:p>0.0196078431372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53]/255" office:value-type="float" office:value="0.984313725490196" calcext:value-type="float">
            <text:p>0.984313725490196</text:p>
          </table:table-cell>
          <table:table-cell table:formula="of:=[.B253]/255" office:value-type="float" office:value="1" calcext:value-type="float">
            <text:p>1</text:p>
          </table:table-cell>
          <table:table-cell table:formula="of:=[.C253]/255" office:value-type="float" office:value="0.0470588235294118" calcext:value-type="float">
            <text:p>0.047058823529412</text:p>
          </table:table-cell>
          <table:table-cell table:formula="of:=[.D253]/255" office:value-type="float" office:value="0.0156862745098039" calcext:value-type="float">
            <text:p>0.0156862745098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54]/255" office:value-type="float" office:value="0.988235294117647" calcext:value-type="float">
            <text:p>0.988235294117647</text:p>
          </table:table-cell>
          <table:table-cell table:formula="of:=[.B254]/255" office:value-type="float" office:value="1" calcext:value-type="float">
            <text:p>1</text:p>
          </table:table-cell>
          <table:table-cell table:formula="of:=[.C254]/255" office:value-type="float" office:value="0.0313725490196078" calcext:value-type="float">
            <text:p>0.031372549019608</text:p>
          </table:table-cell>
          <table:table-cell table:formula="of:=[.D254]/255" office:value-type="float" office:value="0.0117647058823529" calcext:value-type="float">
            <text:p>0.0117647058823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55]/255" office:value-type="float" office:value="0.992156862745098" calcext:value-type="float">
            <text:p>0.992156862745098</text:p>
          </table:table-cell>
          <table:table-cell table:formula="of:=[.B255]/255" office:value-type="float" office:value="1" calcext:value-type="float">
            <text:p>1</text:p>
          </table:table-cell>
          <table:table-cell table:formula="of:=[.C255]/255" office:value-type="float" office:value="0.0196078431372549" calcext:value-type="float">
            <text:p>0.019607843137255</text:p>
          </table:table-cell>
          <table:table-cell table:formula="of:=[.D255]/255" office:value-type="float" office:value="0.0117647058823529" calcext:value-type="float">
            <text:p>0.0117647058823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A256]/255" office:value-type="float" office:value="0.996078431372549" calcext:value-type="float">
            <text:p>0.996078431372549</text:p>
          </table:table-cell>
          <table:table-cell table:formula="of:=[.B256]/255" office:value-type="float" office:value="1" calcext:value-type="float">
            <text:p>1</text:p>
          </table:table-cell>
          <table:table-cell table:formula="of:=[.C256]/255" office:value-type="float" office:value="0.00784313725490196" calcext:value-type="float">
            <text:p>0.007843137254902</text:p>
          </table:table-cell>
          <table:table-cell table:formula="of:=[.D256]/255" office:value-type="float" office:value="0.00784313725490196" calcext:value-type="float">
            <text:p>0.007843137254902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A257]/255" office:value-type="float" office:value="1" calcext:value-type="float">
            <text:p>1</text:p>
          </table:table-cell>
          <table:table-cell table:formula="of:=[.B257]/255" office:value-type="float" office:value="1" calcext:value-type="float">
            <text:p>1</text:p>
          </table:table-cell>
          <table:table-cell table:formula="of:=[.C257]/255" office:value-type="float" office:value="0.00784313725490196" calcext:value-type="float">
            <text:p>0.007843137254902</text:p>
          </table:table-cell>
          <table:table-cell table:formula="of:=[.D257]/255" office:value-type="float" office:value="0.00784313725490196" calcext:value-type="float">
            <text:p>0.007843137254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10:37:27.383954219</dc:date>
    <dc:creator>Cezar M. Tigaret</dc:creator>
    <meta:editing-duration>PT2M34S</meta:editing-duration>
    <meta:editing-cycles>2</meta:editing-cycles>
    <meta:generator>LibreOffice/6.1.3.2$Linux_X86_64 LibreOffice_project/10$Build-2</meta:generator>
    <meta:document-statistic meta:table-count="1" meta:cell-count="20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77cm" svg:height="15.597cm" xlink:href=".." xlink:type="simple" chart:class="chart:scatter" chart:style-name="ch1">
        <chart:legend chart:legend-position="end" svg:x="20.607cm" svg:y="7.001cm" style:legend-expansion="high" chart:style-name="ch2"/>
        <chart:plot-area chart:style-name="ch3" table:cell-range-address="thermalLUT.F1:thermalLUT.I257" chart:data-source-has-labels="row" svg:x="0.457cm" svg:y="0.311cm" svg:width="19.693cm" svg:height="14.975cm">
          <chartooo:coordinate-region svg:x="1.184cm" svg:y="0.511cm" svg:width="18.726cm" svg:height="14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ermalLUT.G2:thermalLUT.G257" chart:label-cell-address="thermalLUT.G1:thermalLUT.G1" chart:class="chart:scatter">
            <chart:domain table:cell-range-address="thermalLUT.F2:thermalLUT.F257"/>
            <chart:data-point chart:repeated="256"/>
          </chart:series>
          <chart:series chart:style-name="ch7" chart:values-cell-range-address="thermalLUT.H2:thermalLUT.H257" chart:label-cell-address="thermalLUT.H1:thermalLUT.H1" chart:class="chart:scatter">
            <chart:data-point chart:repeated="256"/>
          </chart:series>
          <chart:series chart:style-name="ch8" chart:values-cell-range-address="thermalLUT.I2:thermalLUT.I257" chart:label-cell-address="thermalLUT.I1:thermalLUT.I1" chart:class="chart:scatte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ed</text:p>
                <draw:g>
                  <svg:desc>thermalLUT.G1:thermalLUT.G1</svg:desc>
                </draw:g>
              </table:table-cell>
              <table:table-cell office:value-type="string">
                <text:p>Green</text:p>
                <draw:g>
                  <svg:desc>thermalLUT.H1:thermalLUT.H1</svg:desc>
                </draw:g>
              </table:table-cell>
              <table:table-cell office:value-type="string">
                <text:p>Blue</text:p>
                <draw:g>
                  <svg:desc>thermalLUT.I1:thermalLU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LUT.F2:thermalLUT.F257</svg:desc>
                </draw:g>
              </table:table-cell>
              <table:table-cell office:value-type="float" office:value="0.274509803921569">
                <text:p>0.274509803921569</text:p>
                <draw:g>
                  <svg:desc>thermalLUT.G2:thermalLUT.G257</svg:desc>
                </draw:g>
              </table:table-cell>
              <table:table-cell office:value-type="float" office:value="0">
                <text:p>0</text:p>
                <draw:g>
                  <svg:desc>thermalLUT.H2:thermalLUT.H257</svg:desc>
                </draw:g>
              </table:table-cell>
              <table:table-cell office:value-type="float" office:value="0.450980392156863">
                <text:p>0.450980392156863</text:p>
                <draw:g>
                  <svg:desc>thermalLUT.I2:thermalLUT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2156862745098">
                <text:p>0.0039215686274509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450980392156863">
                <text:p>0.450980392156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4313725490196">
                <text:p>0.00784313725490196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454901960784314">
                <text:p>0.454901960784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7647058823529">
                <text:p>0.0117647058823529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462745098039216">
                <text:p>0.462745098039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6862745098039">
                <text:p>0.0156862745098039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47843137254902">
                <text:p>0.47843137254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5294117647059">
                <text:p>0.0235294117647059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486274509803922">
                <text:p>0.486274509803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4509803921569">
                <text:p>0.0274509803921569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494117647058824">
                <text:p>0.49411764705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3725490196078">
                <text:p>0.031372549019607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501960784313726">
                <text:p>0.501960784313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52941176470588">
                <text:p>0.035294117647058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513725490196078">
                <text:p>0.513725490196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52156862745098">
                <text:p>0.52156862745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1372549019608">
                <text:p>0.043137254901960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70588235294118">
                <text:p>0.047058823529411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545098039215686">
                <text:p>0.545098039215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09803921568627">
                <text:p>0.0509803921568627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552941176470588">
                <text:p>0.552941176470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9019607843137">
                <text:p>0.0549019607843137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564705882352941">
                <text:p>0.56470588235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576470588235294">
                <text:p>0.576470588235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27450980392157">
                <text:p>0.0627450980392157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592156862745098">
                <text:p>0.592156862745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603921568627451">
                <text:p>0.603921568627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615686274509804">
                <text:p>0.615686274509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45098039215686">
                <text:p>0.0745098039215686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643137254901961">
                <text:p>0.643137254901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23529411764706">
                <text:p>0.0823529411764706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654901960784314">
                <text:p>0.654901960784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2745098039216">
                <text:p>0.0862745098039216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01960784313726">
                <text:p>0.0901960784313726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682352941176471">
                <text:p>0.682352941176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41176470588235">
                <text:p>0.0941176470588235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694117647058823">
                <text:p>0.6941176470588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709803921568627">
                <text:p>0.709803921568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1960784313725">
                <text:p>0.101960784313725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72156862745098">
                <text:p>0.72156862745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737254901960784">
                <text:p>0.737254901960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803921568627">
                <text:p>0.109803921568627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76078431372549">
                <text:p>0.76078431372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3725490196078">
                <text:p>0.11372549019607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807843137254902">
                <text:p>0.807843137254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156862745098">
                <text:p>0.1215686274509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827450980392157">
                <text:p>0.827450980392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490196078431">
                <text:p>0.125490196078431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850980392156863">
                <text:p>0.850980392156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9411764705882">
                <text:p>0.129411764705882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870588235294118">
                <text:p>0.870588235294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890196078431372">
                <text:p>0.890196078431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7254901960784">
                <text:p>0.137254901960784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909803921568627">
                <text:p>0.9098039215686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1176470588235">
                <text:p>0.141176470588235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925490196078431">
                <text:p>0.925490196078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5098039215686">
                <text:p>0.145098039215686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9019607843137">
                <text:p>0.149019607843137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956862745098039">
                <text:p>0.956862745098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2941176470588">
                <text:p>0.152941176470588</text:p>
              </table:table-cell>
              <table:table-cell office:value-type="float" office:value="0.270588235294118">
                <text:p>0.270588235294118</text:p>
              </table:table-cell>
              <table:table-cell office:value-type="float" office:value="0">
                <text:p>0</text:p>
              </table:table-cell>
              <table:table-cell office:value-type="float" office:value="0.972549019607843">
                <text:p>0.9725490196078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6862745098039">
                <text:p>0.156862745098039</text:p>
              </table:table-cell>
              <table:table-cell office:value-type="float" office:value="0.270588235294118">
                <text:p>0.270588235294118</text:p>
              </table:table-cell>
              <table:table-cell office:value-type="float" office:value="0">
                <text:p>0</text:p>
              </table:table-cell>
              <table:table-cell office:value-type="float" office:value="0.984313725490196">
                <text:p>0.984313725490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078431372549">
                <text:p>0.1607843137254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">
                <text:p>0</text:p>
              </table:table-cell>
              <table:table-cell office:value-type="float" office:value="0.992156862745098">
                <text:p>0.992156862745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262745098039216">
                <text:p>0.262745098039216</text:p>
              </table:table-cell>
              <table:table-cell office:value-type="float" office:value="0.00784313725490196">
                <text:p>0.00784313725490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8627450980392">
                <text:p>0.168627450980392</text:p>
              </table:table-cell>
              <table:table-cell office:value-type="float" office:value="0.258823529411765">
                <text:p>0.258823529411765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2549019607843">
                <text:p>0.172549019607843</text:p>
              </table:table-cell>
              <table:table-cell office:value-type="float" office:value="0.250980392156863">
                <text:p>0.250980392156863</text:p>
              </table:table-cell>
              <table:table-cell office:value-type="float" office:value="0.0352941176470588">
                <text:p>0.0352941176470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0509803921568627">
                <text:p>0.0509803921568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0392156862745">
                <text:p>0.180392156862745</text:p>
              </table:table-cell>
              <table:table-cell office:value-type="float" office:value="0.23921568627451">
                <text:p>0.2392156862745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4313725490196">
                <text:p>0.184313725490196</text:p>
              </table:table-cell>
              <table:table-cell office:value-type="float" office:value="0.231372549019608">
                <text:p>0.231372549019608</text:p>
              </table:table-cell>
              <table:table-cell office:value-type="float" office:value="0.0862745098039216">
                <text:p>0.0862745098039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8235294117647">
                <text:p>0.188235294117647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2156862745098">
                <text:p>0.192156862745098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125490196078431">
                <text:p>0.125490196078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207843137254902">
                <text:p>0.207843137254902</text:p>
              </table:table-cell>
              <table:table-cell office:value-type="float" office:value="0.149019607843137">
                <text:p>0.149019607843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72549019607843">
                <text:p>0.172549019607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3921568627451">
                <text:p>0.203921568627451</text:p>
              </table:table-cell>
              <table:table-cell office:value-type="float" office:value="0.188235294117647">
                <text:p>0.188235294117647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7843137254902">
                <text:p>0.207843137254902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168627450980392">
                <text:p>0.168627450980392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156862745098039">
                <text:p>0.156862745098039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19607843137255">
                <text:p>0.219607843137255</text:p>
              </table:table-cell>
              <table:table-cell office:value-type="float" office:value="0.145098039215686">
                <text:p>0.145098039215686</text:p>
              </table:table-cell>
              <table:table-cell office:value-type="float" office:value="0.301960784313725">
                <text:p>0.301960784313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329411764705882">
                <text:p>0.329411764705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7450980392157">
                <text:p>0.227450980392157</text:p>
              </table:table-cell>
              <table:table-cell office:value-type="float" office:value="0.12156862745098">
                <text:p>0.12156862745098</text:p>
              </table:table-cell>
              <table:table-cell office:value-type="float" office:value="0.356862745098039">
                <text:p>0.356862745098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1372549019608">
                <text:p>0.231372549019608</text:p>
              </table:table-cell>
              <table:table-cell office:value-type="float" office:value="0.109803921568627">
                <text:p>0.109803921568627</text:p>
              </table:table-cell>
              <table:table-cell office:value-type="float" office:value="0.384313725490196">
                <text:p>0.384313725490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101960784313725">
                <text:p>0.101960784313725</text:p>
              </table:table-cell>
              <table:table-cell office:value-type="float" office:value="0.415686274509804">
                <text:p>0.415686274509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921568627451">
                <text:p>0.23921568627451</text:p>
              </table:table-cell>
              <table:table-cell office:value-type="float" office:value="0.0901960784313726">
                <text:p>0.0901960784313726</text:p>
              </table:table-cell>
              <table:table-cell office:value-type="float" office:value="0.443137254901961">
                <text:p>0.44313725490196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137254901961">
                <text:p>0.243137254901961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0.474509803921569">
                <text:p>0.474509803921569</text:p>
              </table:table-cell>
              <table:table-cell office:value-type="float" office:value="0.992156862745098">
                <text:p>0.9921568627450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501960784313726">
                <text:p>0.501960784313726</text:p>
              </table:table-cell>
              <table:table-cell office:value-type="float" office:value="0.988235294117647">
                <text:p>0.988235294117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0980392156863">
                <text:p>0.250980392156863</text:p>
              </table:table-cell>
              <table:table-cell office:value-type="float" office:value="0.0549019607843137">
                <text:p>0.054901960784313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984313725490196">
                <text:p>0.984313725490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0470588235294118">
                <text:p>0.0470588235294118</text:p>
              </table:table-cell>
              <table:table-cell office:value-type="float" office:value="0.564705882352941">
                <text:p>0.564705882352941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8823529411765">
                <text:p>0.258823529411765</text:p>
              </table:table-cell>
              <table:table-cell office:value-type="float" office:value="0.0352941176470588">
                <text:p>0.0352941176470588</text:p>
              </table:table-cell>
              <table:table-cell office:value-type="float" office:value="0.596078431372549">
                <text:p>0.596078431372549</text:p>
              </table:table-cell>
              <table:table-cell office:value-type="float" office:value="0.972549019607843">
                <text:p>0.9725490196078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2745098039216">
                <text:p>0.262745098039216</text:p>
              </table:table-cell>
              <table:table-cell office:value-type="float" office:value="0.0235294117647059">
                <text:p>0.0235294117647059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0.968627450980392">
                <text:p>0.968627450980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156862745098039">
                <text:p>0.0156862745098039</text:p>
              </table:table-cell>
              <table:table-cell office:value-type="float" office:value="0.658823529411765">
                <text:p>0.658823529411765</text:p>
              </table:table-cell>
              <table:table-cell office:value-type="float" office:value="0.964705882352941">
                <text:p>0.964705882352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0588235294118">
                <text:p>0.270588235294118</text:p>
              </table:table-cell>
              <table:table-cell office:value-type="float" office:value="0.00784313725490196">
                <text:p>0.00784313725490196</text:p>
              </table:table-cell>
              <table:table-cell office:value-type="float" office:value="0.690196078431373">
                <text:p>0.690196078431373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">
                <text:p>0</text:p>
              </table:table-cell>
              <table:table-cell office:value-type="float" office:value="0.717647058823529">
                <text:p>0.717647058823529</text:p>
              </table:table-cell>
              <table:table-cell office:value-type="float" office:value="0.952941176470588">
                <text:p>0.952941176470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843137254902">
                <text:p>0.27843137254902</text:p>
              </table:table-cell>
              <table:table-cell office:value-type="float" office:value="0">
                <text:p>0</text:p>
              </table:table-cell>
              <table:table-cell office:value-type="float" office:value="0.749019607843137">
                <text:p>0.749019607843137</text:p>
              </table:table-cell>
              <table:table-cell office:value-type="float" office:value="0.949019607843137">
                <text:p>0.949019607843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2352941176471">
                <text:p>0.282352941176471</text:p>
              </table:table-cell>
              <table:table-cell office:value-type="float" office:value="0">
                <text:p>0</text:p>
              </table:table-cell>
              <table:table-cell office:value-type="float" office:value="0.776470588235294">
                <text:p>0.776470588235294</text:p>
              </table:table-cell>
              <table:table-cell office:value-type="float" office:value="0.945098039215686">
                <text:p>0.9450980392156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6274509803922">
                <text:p>0.286274509803922</text:p>
              </table:table-cell>
              <table:table-cell office:value-type="float" office:value="0">
                <text:p>0</text:p>
              </table:table-cell>
              <table:table-cell office:value-type="float" office:value="0.803921568627451">
                <text:p>0.803921568627451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0196078431373">
                <text:p>0.290196078431373</text:p>
              </table:table-cell>
              <table:table-cell office:value-type="float" office:value="0">
                <text:p>0</text:p>
              </table:table-cell>
              <table:table-cell office:value-type="float" office:value="0.831372549019608">
                <text:p>0.831372549019608</text:p>
              </table:table-cell>
              <table:table-cell office:value-type="float" office:value="0.937254901960784">
                <text:p>0.937254901960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">
                <text:p>0</text:p>
              </table:table-cell>
              <table:table-cell office:value-type="float" office:value="0.854901960784314">
                <text:p>0.8549019607843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8039215686274">
                <text:p>0.298039215686274</text:p>
              </table:table-cell>
              <table:table-cell office:value-type="float" office:value="0">
                <text:p>0</text:p>
              </table:table-cell>
              <table:table-cell office:value-type="float" office:value="0.87843137254902">
                <text:p>0.87843137254902</text:p>
              </table:table-cell>
              <table:table-cell office:value-type="float" office:value="0.929411764705882">
                <text:p>0.9294117647058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1960784313725">
                <text:p>0.301960784313725</text:p>
              </table:table-cell>
              <table:table-cell office:value-type="float" office:value="0">
                <text:p>0</text:p>
              </table:table-cell>
              <table:table-cell office:value-type="float" office:value="0.901960784313726">
                <text:p>0.901960784313726</text:p>
              </table:table-cell>
              <table:table-cell office:value-type="float" office:value="0.925490196078431">
                <text:p>0.925490196078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5882352941176">
                <text:p>0.305882352941176</text:p>
              </table:table-cell>
              <table:table-cell office:value-type="float" office:value="0">
                <text:p>0</text:p>
              </table:table-cell>
              <table:table-cell office:value-type="float" office:value="0.92156862745098">
                <text:p>0.92156862745098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9803921568627">
                <text:p>0.309803921568627</text:p>
              </table:table-cell>
              <table:table-cell office:value-type="float" office:value="0">
                <text:p>0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">
                <text:p>0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7647058823529">
                <text:p>0.317647058823529</text:p>
              </table:table-cell>
              <table:table-cell office:value-type="float" office:value="0">
                <text:p>0</text:p>
              </table:table-cell>
              <table:table-cell office:value-type="float" office:value="0.976470588235294">
                <text:p>0.976470588235294</text:p>
              </table:table-cell>
              <table:table-cell office:value-type="float" office:value="0.917647058823529">
                <text:p>0.9176470588235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156862745098">
                <text:p>0.32156862745098</text:p>
              </table:table-cell>
              <table:table-cell office:value-type="float" office:value="0">
                <text:p>0</text:p>
              </table:table-cell>
              <table:table-cell office:value-type="float" office:value="0.992156862745098">
                <text:p>0.992156862745098</text:p>
              </table:table-cell>
              <table:table-cell office:value-type="float" office:value="0.917647058823529">
                <text:p>0.9176470588235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5490196078431">
                <text:p>0.325490196078431</text:p>
              </table:table-cell>
              <table:table-cell office:value-type="float" office:value="0.00392156862745098">
                <text:p>0.00392156862745098</text:p>
              </table:table-cell>
              <table:table-cell office:value-type="float" office:value="1">
                <text:p>1</text:p>
              </table:table-cell>
              <table:table-cell office:value-type="float" office:value="0.917647058823529">
                <text:p>0.917647058823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9411764705882">
                <text:p>0.329411764705882</text:p>
              </table:table-cell>
              <table:table-cell office:value-type="float" office:value="0.0156862745098039">
                <text:p>0.0156862745098039</text:p>
              </table:table-cell>
              <table:table-cell office:value-type="float" office:value="1">
                <text:p>1</text:p>
              </table:table-cell>
              <table:table-cell office:value-type="float" office:value="0.917647058823529">
                <text:p>0.917647058823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274509803921569">
                <text:p>0.0274509803921569</text:p>
              </table:table-cell>
              <table:table-cell office:value-type="float" office:value="1">
                <text:p>1</text:p>
              </table:table-cell>
              <table:table-cell office:value-type="float" office:value="0.917647058823529">
                <text:p>0.9176470588235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7254901960784">
                <text:p>0.337254901960784</text:p>
              </table:table-cell>
              <table:table-cell office:value-type="float" office:value="0.0431372549019608">
                <text:p>0.0431372549019608</text:p>
              </table:table-cell>
              <table:table-cell office:value-type="float" office:value="1">
                <text:p>1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1176470588235">
                <text:p>0.341176470588235</text:p>
              </table:table-cell>
              <table:table-cell office:value-type="float" office:value="0.0627450980392157">
                <text:p>0.0627450980392157</text:p>
              </table:table-cell>
              <table:table-cell office:value-type="float" office:value="1">
                <text:p>1</text:p>
              </table:table-cell>
              <table:table-cell office:value-type="float" office:value="0.925490196078431">
                <text:p>0.9254901960784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5098039215686">
                <text:p>0.345098039215686</text:p>
              </table:table-cell>
              <table:table-cell office:value-type="float" office:value="0.0823529411764706">
                <text:p>0.0823529411764706</text:p>
              </table:table-cell>
              <table:table-cell office:value-type="float" office:value="1">
                <text:p>1</text:p>
              </table:table-cell>
              <table:table-cell office:value-type="float" office:value="0.929411764705882">
                <text:p>0.9294117647058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9019607843137">
                <text:p>0.349019607843137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125490196078431">
                <text:p>0.125490196078431</text:p>
              </table:table-cell>
              <table:table-cell office:value-type="float" office:value="1">
                <text:p>1</text:p>
              </table:table-cell>
              <table:table-cell office:value-type="float" office:value="0.937254901960784">
                <text:p>0.937254901960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6862745098039">
                <text:p>0.356862745098039</text:p>
              </table:table-cell>
              <table:table-cell office:value-type="float" office:value="0.152941176470588">
                <text:p>0.152941176470588</text:p>
              </table:table-cell>
              <table:table-cell office:value-type="float" office:value="1">
                <text:p>1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078431372549">
                <text:p>0.36078431372549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">
                <text:p>1</text:p>
              </table:table-cell>
              <table:table-cell office:value-type="float" office:value="0.945098039215686">
                <text:p>0.9450980392156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4705882352941">
                <text:p>0.364705882352941</text:p>
              </table:table-cell>
              <table:table-cell office:value-type="float" office:value="0.203921568627451">
                <text:p>0.203921568627451</text:p>
              </table:table-cell>
              <table:table-cell office:value-type="float" office:value="1">
                <text:p>1</text:p>
              </table:table-cell>
              <table:table-cell office:value-type="float" office:value="0.952941176470588">
                <text:p>0.952941176470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8627450980392">
                <text:p>0.36862745098039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1">
                <text:p>1</text:p>
              </table:table-cell>
              <table:table-cell office:value-type="float" office:value="0.956862745098039">
                <text:p>0.9568627450980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2549019607843">
                <text:p>0.37254901960784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">
                <text:p>1</text:p>
              </table:table-cell>
              <table:table-cell office:value-type="float" office:value="0.964705882352941">
                <text:p>0.9647058823529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6470588235294">
                <text:p>0.376470588235294</text:p>
              </table:table-cell>
              <table:table-cell office:value-type="float" office:value="0.298039215686274">
                <text:p>0.298039215686274</text:p>
              </table:table-cell>
              <table:table-cell office:value-type="float" office:value="1">
                <text:p>1</text:p>
              </table:table-cell>
              <table:table-cell office:value-type="float" office:value="0.968627450980392">
                <text:p>0.968627450980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0392156862745">
                <text:p>0.380392156862745</text:p>
              </table:table-cell>
              <table:table-cell office:value-type="float" office:value="0.329411764705882">
                <text:p>0.329411764705882</text:p>
              </table:table-cell>
              <table:table-cell office:value-type="float" office:value="1">
                <text:p>1</text:p>
              </table:table-cell>
              <table:table-cell office:value-type="float" office:value="0.976470588235294">
                <text:p>0.976470588235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4313725490196">
                <text:p>0.384313725490196</text:p>
              </table:table-cell>
              <table:table-cell office:value-type="float" office:value="0.36078431372549">
                <text:p>0.36078431372549</text:p>
              </table:table-cell>
              <table:table-cell office:value-type="float" office:value="1">
                <text:p>1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8235294117647">
                <text:p>0.388235294117647</text:p>
              </table:table-cell>
              <table:table-cell office:value-type="float" office:value="0.396078431372549">
                <text:p>0.396078431372549</text:p>
              </table:table-cell>
              <table:table-cell office:value-type="float" office:value="1">
                <text:p>1</text:p>
              </table:table-cell>
              <table:table-cell office:value-type="float" office:value="0.988235294117647">
                <text:p>0.988235294117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92156862745098">
                <text:p>0.392156862745098</text:p>
              </table:table-cell>
              <table:table-cell office:value-type="float" office:value="0.427450980392157">
                <text:p>0.427450980392157</text:p>
              </table:table-cell>
              <table:table-cell office:value-type="float" office:value="1">
                <text:p>1</text:p>
              </table:table-cell>
              <table:table-cell office:value-type="float" office:value="0.992156862745098">
                <text:p>0.992156862745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6078431372549">
                <text:p>0.396078431372549</text:p>
              </table:table-cell>
              <table:table-cell office:value-type="float" office:value="0.458823529411765">
                <text:p>0.458823529411765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">
                <text:p>0.4</text:p>
              </table:table-cell>
              <table:table-cell office:value-type="float" office:value="0.494117647058824">
                <text:p>0.494117647058824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03921568627451">
                <text:p>0.403921568627451</text:p>
              </table:table-cell>
              <table:table-cell office:value-type="float" office:value="0.525490196078431">
                <text:p>0.525490196078431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07843137254902">
                <text:p>0.407843137254902</text:p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596078431372549">
                <text:p>0.596078431372549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5686274509804">
                <text:p>0.415686274509804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19607843137255">
                <text:p>0.419607843137255</text:p>
              </table:table-cell>
              <table:table-cell office:value-type="float" office:value="0.658823529411765">
                <text:p>0.658823529411765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3529411764706">
                <text:p>0.423529411764706</text:p>
              </table:table-cell>
              <table:table-cell office:value-type="float" office:value="0.690196078431373">
                <text:p>0.690196078431373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27450980392157">
                <text:p>0.427450980392157</text:p>
              </table:table-cell>
              <table:table-cell office:value-type="float" office:value="0.72156862745098">
                <text:p>0.72156862745098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31372549019608">
                <text:p>0.431372549019608</text:p>
              </table:table-cell>
              <table:table-cell office:value-type="float" office:value="0.752941176470588">
                <text:p>0.752941176470588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35294117647059">
                <text:p>0.435294117647059</text:p>
              </table:table-cell>
              <table:table-cell office:value-type="float" office:value="0.780392156862745">
                <text:p>0.780392156862745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3921568627451">
                <text:p>0.43921568627451</text:p>
              </table:table-cell>
              <table:table-cell office:value-type="float" office:value="0.807843137254902">
                <text:p>0.807843137254902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3137254901961">
                <text:p>0.443137254901961</text:p>
              </table:table-cell>
              <table:table-cell office:value-type="float" office:value="0.835294117647059">
                <text:p>0.835294117647059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47058823529412">
                <text:p>0.447058823529412</text:p>
              </table:table-cell>
              <table:table-cell office:value-type="float" office:value="0.858823529411765">
                <text:p>0.858823529411765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50980392156863">
                <text:p>0.45098039215686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54901960784314">
                <text:p>0.454901960784314</text:p>
              </table:table-cell>
              <table:table-cell office:value-type="float" office:value="0.905882352941176">
                <text:p>0.905882352941176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58823529411765">
                <text:p>0.458823529411765</text:p>
              </table:table-cell>
              <table:table-cell office:value-type="float" office:value="0.925490196078431">
                <text:p>0.925490196078431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62745098039216">
                <text:p>0.462745098039216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956862745098039">
                <text:p>0.956862745098039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968627450980392">
                <text:p>0.968627450980392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74509803921569">
                <text:p>0.474509803921569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1">
                <text:p>1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843137254902">
                <text:p>0.47843137254902</text:p>
              </table:table-cell>
              <table:table-cell office:value-type="float" office:value="0.988235294117647">
                <text:p>0.988235294117647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82352941176471">
                <text:p>0.482352941176471</text:p>
              </table:table-cell>
              <table:table-cell office:value-type="float" office:value="0.992156862745098">
                <text:p>0.992156862745098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86274509803922">
                <text:p>0.486274509803922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96078431372549">
                <text:p>0.996078431372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88235294117647">
                <text:p>0.9882352941176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4117647058824">
                <text:p>0.494117647058824</text:p>
              </table:table-cell>
              <table:table-cell office:value-type="float" office:value="0.992156862745098">
                <text:p>0.992156862745098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76470588235294">
                <text:p>0.9764705882352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8039215686275">
                <text:p>0.498039215686275</text:p>
              </table:table-cell>
              <table:table-cell office:value-type="float" office:value="0.988235294117647">
                <text:p>0.988235294117647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64705882352941">
                <text:p>0.964705882352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1960784313726">
                <text:p>0.501960784313726</text:p>
              </table:table-cell>
              <table:table-cell office:value-type="float" office:value="0.984313725490196">
                <text:p>0.984313725490196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52941176470588">
                <text:p>0.9529411764705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05882352941176">
                <text:p>0.505882352941176</text:p>
              </table:table-cell>
              <table:table-cell office:value-type="float" office:value="0.976470588235294">
                <text:p>0.976470588235294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37254901960784">
                <text:p>0.937254901960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964705882352941">
                <text:p>0.964705882352941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25490196078431">
                <text:p>0.925490196078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13725490196078">
                <text:p>0.513725490196078</text:p>
              </table:table-cell>
              <table:table-cell office:value-type="float" office:value="0.952941176470588">
                <text:p>0.952941176470588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905882352941176">
                <text:p>0.9058823529411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7647058823529">
                <text:p>0.517647058823529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890196078431372">
                <text:p>0.8901960784313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2156862745098">
                <text:p>0.52156862745098</text:p>
              </table:table-cell>
              <table:table-cell office:value-type="float" office:value="0.929411764705882">
                <text:p>0.929411764705882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874509803921569">
                <text:p>0.8745098039215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25490196078431">
                <text:p>0.525490196078431</text:p>
              </table:table-cell>
              <table:table-cell office:value-type="float" office:value="0.913725490196078">
                <text:p>0.913725490196078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854901960784314">
                <text:p>0.8549019607843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894117647058824">
                <text:p>0.894117647058824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835294117647059">
                <text:p>0.835294117647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874509803921569">
                <text:p>0.874509803921569</text:p>
              </table:table-cell>
              <table:table-cell office:value-type="float" office:value="1">
                <text:p>1</text:p>
              </table:table-cell>
              <table:table-cell office:value-type="float" office:value="0.815686274509804">
                <text:p>0.815686274509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7254901960784">
                <text:p>0.537254901960784</text:p>
              </table:table-cell>
              <table:table-cell office:value-type="float" office:value="0.858823529411765">
                <text:p>0.858823529411765</text:p>
              </table:table-cell>
              <table:table-cell office:value-type="float" office:value="1">
                <text:p>1</text:p>
              </table:table-cell>
              <table:table-cell office:value-type="float" office:value="0.796078431372549">
                <text:p>0.7960784313725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1176470588235">
                <text:p>0.541176470588235</text:p>
              </table:table-cell>
              <table:table-cell office:value-type="float" office:value="0.83921568627451">
                <text:p>0.83921568627451</text:p>
              </table:table-cell>
              <table:table-cell office:value-type="float" office:value="1">
                <text:p>1</text:p>
              </table:table-cell>
              <table:table-cell office:value-type="float" office:value="0.776470588235294">
                <text:p>0.7764705882352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5098039215686">
                <text:p>0.545098039215686</text:p>
              </table:table-cell>
              <table:table-cell office:value-type="float" office:value="0.815686274509804">
                <text:p>0.815686274509804</text:p>
              </table:table-cell>
              <table:table-cell office:value-type="float" office:value="1">
                <text:p>1</text:p>
              </table:table-cell>
              <table:table-cell office:value-type="float" office:value="0.752941176470588">
                <text:p>0.7529411764705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49019607843137">
                <text:p>0.549019607843137</text:p>
              </table:table-cell>
              <table:table-cell office:value-type="float" office:value="0.796078431372549">
                <text:p>0.796078431372549</text:p>
              </table:table-cell>
              <table:table-cell office:value-type="float" office:value="1">
                <text:p>1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52941176470588">
                <text:p>0.552941176470588</text:p>
              </table:table-cell>
              <table:table-cell office:value-type="float" office:value="0.768627450980392">
                <text:p>0.768627450980392</text:p>
              </table:table-cell>
              <table:table-cell office:value-type="float" office:value="1">
                <text:p>1</text:p>
              </table:table-cell>
              <table:table-cell office:value-type="float" office:value="0.709803921568627">
                <text:p>0.7098039215686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56862745098039">
                <text:p>0.556862745098039</text:p>
              </table:table-cell>
              <table:table-cell office:value-type="float" office:value="0.745098039215686">
                <text:p>0.745098039215686</text:p>
              </table:table-cell>
              <table:table-cell office:value-type="float" office:value="1">
                <text:p>1</text:p>
              </table:table-cell>
              <table:table-cell office:value-type="float" office:value="0.686274509803922">
                <text:p>0.6862745098039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72156862745098">
                <text:p>0.72156862745098</text:p>
              </table:table-cell>
              <table:table-cell office:value-type="float" office:value="1">
                <text:p>1</text:p>
              </table:table-cell>
              <table:table-cell office:value-type="float" office:value="0.662745098039216">
                <text:p>0.662745098039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4705882352941">
                <text:p>0.564705882352941</text:p>
              </table:table-cell>
              <table:table-cell office:value-type="float" office:value="0.698039215686274">
                <text:p>0.698039215686274</text:p>
              </table:table-cell>
              <table:table-cell office:value-type="float" office:value="1">
                <text:p>1</text:p>
              </table:table-cell>
              <table:table-cell office:value-type="float" office:value="0.63921568627451">
                <text:p>0.639215686274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8627450980392">
                <text:p>0.568627450980392</text:p>
              </table:table-cell>
              <table:table-cell office:value-type="float" office:value="0.670588235294118">
                <text:p>0.670588235294118</text:p>
              </table:table-cell>
              <table:table-cell office:value-type="float" office:value="1">
                <text:p>1</text:p>
              </table:table-cell>
              <table:table-cell office:value-type="float" office:value="0.615686274509804">
                <text:p>0.6156862745098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72549019607843">
                <text:p>0.572549019607843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592156862745098">
                <text:p>0.5921568627450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619607843137255">
                <text:p>0.619607843137255</text:p>
              </table:table-cell>
              <table:table-cell office:value-type="float" office:value="1">
                <text:p>1</text:p>
              </table:table-cell>
              <table:table-cell office:value-type="float" office:value="0.568627450980392">
                <text:p>0.5686274509803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80392156862745">
                <text:p>0.580392156862745</text:p>
              </table:table-cell>
              <table:table-cell office:value-type="float" office:value="0.592156862745098">
                <text:p>0.592156862745098</text:p>
              </table:table-cell>
              <table:table-cell office:value-type="float" office:value="1">
                <text:p>1</text:p>
              </table:table-cell>
              <table:table-cell office:value-type="float" office:value="0.541176470588235">
                <text:p>0.5411764705882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84313725490196">
                <text:p>0.584313725490196</text:p>
              </table:table-cell>
              <table:table-cell office:value-type="float" office:value="0.564705882352941">
                <text:p>0.564705882352941</text:p>
              </table:table-cell>
              <table:table-cell office:value-type="float" office:value="1">
                <text:p>1</text:p>
              </table:table-cell>
              <table:table-cell office:value-type="float" office:value="0.517647058823529">
                <text:p>0.5176470588235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541176470588235">
                <text:p>0.541176470588235</text:p>
              </table:table-cell>
              <table:table-cell office:value-type="float" office:value="1">
                <text:p>1</text:p>
              </table:table-cell>
              <table:table-cell office:value-type="float" office:value="0.494117647058824">
                <text:p>0.494117647058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92156862745098">
                <text:p>0.592156862745098</text:p>
              </table:table-cell>
              <table:table-cell office:value-type="float" office:value="0.505882352941176">
                <text:p>0.505882352941176</text:p>
              </table:table-cell>
              <table:table-cell office:value-type="float" office:value="1">
                <text:p>1</text:p>
              </table:table-cell>
              <table:table-cell office:value-type="float" office:value="0.462745098039216">
                <text:p>0.4627450980392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6078431372549">
                <text:p>0.596078431372549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">
                <text:p>1</text:p>
              </table:table-cell>
              <table:table-cell office:value-type="float" office:value="0.431372549019608">
                <text:p>0.431372549019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">
                <text:p>0.6</text:p>
              </table:table-cell>
              <table:table-cell office:value-type="float" office:value="0.43921568627451">
                <text:p>0.4392156862745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03921568627451">
                <text:p>0.603921568627451</text:p>
              </table:table-cell>
              <table:table-cell office:value-type="float" office:value="0.403921568627451">
                <text:p>0.403921568627451</text:p>
              </table:table-cell>
              <table:table-cell office:value-type="float" office:value="1">
                <text:p>1</text:p>
              </table:table-cell>
              <table:table-cell office:value-type="float" office:value="0.368627450980392">
                <text:p>0.3686274509803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0.372549019607843">
                <text:p>0.372549019607843</text:p>
              </table:table-cell>
              <table:table-cell office:value-type="float" office:value="1">
                <text:p>1</text:p>
              </table:table-cell>
              <table:table-cell office:value-type="float" office:value="0.341176470588235">
                <text:p>0.3411764705882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1764705882353">
                <text:p>0.611764705882353</text:p>
              </table:table-cell>
              <table:table-cell office:value-type="float" office:value="0.341176470588235">
                <text:p>0.341176470588235</text:p>
              </table:table-cell>
              <table:table-cell office:value-type="float" office:value="1">
                <text:p>1</text:p>
              </table:table-cell>
              <table:table-cell office:value-type="float" office:value="0.309803921568627">
                <text:p>0.3098039215686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5686274509804">
                <text:p>0.615686274509804</text:p>
              </table:table-cell>
              <table:table-cell office:value-type="float" office:value="0.309803921568627">
                <text:p>0.309803921568627</text:p>
              </table:table-cell>
              <table:table-cell office:value-type="float" office:value="1">
                <text:p>1</text:p>
              </table:table-cell>
              <table:table-cell office:value-type="float" office:value="0.282352941176471">
                <text:p>0.2823529411764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9607843137255">
                <text:p>0.619607843137255</text:p>
              </table:table-cell>
              <table:table-cell office:value-type="float" office:value="0.27843137254902">
                <text:p>0.27843137254902</text:p>
              </table:table-cell>
              <table:table-cell office:value-type="float" office:value="1">
                <text:p>1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23529411764706">
                <text:p>0.623529411764706</text:p>
              </table:table-cell>
              <table:table-cell office:value-type="float" office:value="0.250980392156863">
                <text:p>0.250980392156863</text:p>
              </table:table-cell>
              <table:table-cell office:value-type="float" office:value="1">
                <text:p>1</text:p>
              </table:table-cell>
              <table:table-cell office:value-type="float" office:value="0.227450980392157">
                <text:p>0.2274509803921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31372549019608">
                <text:p>0.631372549019608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5294117647059">
                <text:p>0.635294117647059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">
                <text:p>1</text:p>
              </table:table-cell>
              <table:table-cell office:value-type="float" office:value="0.149019607843137">
                <text:p>0.1490196078431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921568627451">
                <text:p>0.63921568627451</text:p>
              </table:table-cell>
              <table:table-cell office:value-type="float" office:value="0.152941176470588">
                <text:p>0.152941176470588</text:p>
              </table:table-cell>
              <table:table-cell office:value-type="float" office:value="1">
                <text:p>1</text:p>
              </table:table-cell>
              <table:table-cell office:value-type="float" office:value="0.125490196078431">
                <text:p>0.1254901960784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3137254901961">
                <text:p>0.643137254901961</text:p>
              </table:table-cell>
              <table:table-cell office:value-type="float" office:value="0.137254901960784">
                <text:p>0.137254901960784</text:p>
              </table:table-cell>
              <table:table-cell office:value-type="float" office:value="1">
                <text:p>1</text:p>
              </table:table-cell>
              <table:table-cell office:value-type="float" office:value="0.105882352941176">
                <text:p>0.105882352941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">
                <text:p>1</text:p>
              </table:table-cell>
              <table:table-cell office:value-type="float" office:value="0.0862745098039216">
                <text:p>0.0862745098039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0980392156863">
                <text:p>0.650980392156863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54901960784314">
                <text:p>0.654901960784314</text:p>
              </table:table-cell>
              <table:table-cell office:value-type="float" office:value="0.0941176470588235">
                <text:p>0.0941176470588235</text:p>
              </table:table-cell>
              <table:table-cell office:value-type="float" office:value="1">
                <text:p>1</text:p>
              </table:table-cell>
              <table:table-cell office:value-type="float" office:value="0.0509803921568627">
                <text:p>0.05098039215686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8823529411765">
                <text:p>0.658823529411765</text:p>
              </table:table-cell>
              <table:table-cell office:value-type="float" office:value="0.0823529411764706">
                <text:p>0.0823529411764706</text:p>
              </table:table-cell>
              <table:table-cell office:value-type="float" office:value="1">
                <text:p>1</text:p>
              </table:table-cell>
              <table:table-cell office:value-type="float" office:value="0.0313725490196078">
                <text:p>0.03137254901960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62745098039216">
                <text:p>0.662745098039216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1">
                <text:p>1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745098039215686">
                <text:p>0.0745098039215686</text:p>
              </table:table-cell>
              <table:table-cell office:value-type="float" office:value="1">
                <text:p>1</text:p>
              </table:table-cell>
              <table:table-cell office:value-type="float" office:value="0.00784313725490196">
                <text:p>0.007843137254901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70588235294118">
                <text:p>0.670588235294118</text:p>
              </table:table-cell>
              <table:table-cell office:value-type="float" office:value="0.0745098039215686">
                <text:p>0.0745098039215686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74509803921569">
                <text:p>0.674509803921569</text:p>
              </table:table-cell>
              <table:table-cell office:value-type="float" office:value="0.0823529411764706">
                <text:p>0.0823529411764706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843137254902">
                <text:p>0.67843137254902</text:p>
              </table:table-cell>
              <table:table-cell office:value-type="float" office:value="0.0901960784313726">
                <text:p>0.0901960784313726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2352941176471">
                <text:p>0.682352941176471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125490196078431">
                <text:p>0.125490196078431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90196078431373">
                <text:p>0.690196078431373</text:p>
              </table:table-cell>
              <table:table-cell office:value-type="float" office:value="0.145098039215686">
                <text:p>0.145098039215686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4117647058823">
                <text:p>0.694117647058823</text:p>
              </table:table-cell>
              <table:table-cell office:value-type="float" office:value="0.172549019607843">
                <text:p>0.172549019607843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98039215686274">
                <text:p>0.698039215686274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01960784313725">
                <text:p>0.701960784313725</text:p>
              </table:table-cell>
              <table:table-cell office:value-type="float" office:value="0.231372549019608">
                <text:p>0.231372549019608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09803921568627">
                <text:p>0.709803921568627</text:p>
              </table:table-cell>
              <table:table-cell office:value-type="float" office:value="0.301960784313725">
                <text:p>0.301960784313725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3725490196078">
                <text:p>0.713725490196078</text:p>
              </table:table-cell>
              <table:table-cell office:value-type="float" office:value="0.337254901960784">
                <text:p>0.337254901960784</text:p>
              </table:table-cell>
              <table:table-cell office:value-type="float" office:value="1">
                <text:p>1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17647058823529">
                <text:p>0.717647058823529</text:p>
              </table:table-cell>
              <table:table-cell office:value-type="float" office:value="0.380392156862745">
                <text:p>0.380392156862745</text:p>
              </table:table-cell>
              <table:table-cell office:value-type="float" office:value="1">
                <text:p>1</text:p>
              </table:table-cell>
              <table:table-cell office:value-type="float" office:value="0.0117647058823529">
                <text:p>0.01176470588235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2156862745098">
                <text:p>0.72156862745098</text:p>
              </table:table-cell>
              <table:table-cell office:value-type="float" office:value="0.419607843137255">
                <text:p>0.419607843137255</text:p>
              </table:table-cell>
              <table:table-cell office:value-type="float" office:value="1">
                <text:p>1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0.462745098039216">
                <text:p>0.462745098039216</text:p>
              </table:table-cell>
              <table:table-cell office:value-type="float" office:value="1">
                <text:p>1</text:p>
              </table:table-cell>
              <table:table-cell office:value-type="float" office:value="0.0313725490196078">
                <text:p>0.03137254901960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9411764705882">
                <text:p>0.729411764705882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1">
                <text:p>1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513725490196078">
                <text:p>0.513725490196078</text:p>
              </table:table-cell>
              <table:table-cell office:value-type="float" office:value="1">
                <text:p>1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7254901960784">
                <text:p>0.737254901960784</text:p>
              </table:table-cell>
              <table:table-cell office:value-type="float" office:value="0.537254901960784">
                <text:p>0.537254901960784</text:p>
              </table:table-cell>
              <table:table-cell office:value-type="float" office:value="1">
                <text:p>1</text:p>
              </table:table-cell>
              <table:table-cell office:value-type="float" office:value="0.0549019607843137">
                <text:p>0.05490196078431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564705882352941">
                <text:p>0.564705882352941</text:p>
              </table:table-cell>
              <table:table-cell office:value-type="float" office:value="1">
                <text:p>1</text:p>
              </table:table-cell>
              <table:table-cell office:value-type="float" office:value="0.0627450980392157">
                <text:p>0.06274509803921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5098039215686">
                <text:p>0.745098039215686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49019607843137">
                <text:p>0.749019607843137</text:p>
              </table:table-cell>
              <table:table-cell office:value-type="float" office:value="0.611764705882353">
                <text:p>0.611764705882353</text:p>
              </table:table-cell>
              <table:table-cell office:value-type="float" office:value="1">
                <text:p>1</text:p>
              </table:table-cell>
              <table:table-cell office:value-type="float" office:value="0.0745098039215686">
                <text:p>0.07450980392156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52941176470588">
                <text:p>0.752941176470588</text:p>
              </table:table-cell>
              <table:table-cell office:value-type="float" office:value="0.635294117647059">
                <text:p>0.635294117647059</text:p>
              </table:table-cell>
              <table:table-cell office:value-type="float" office:value="1">
                <text:p>1</text:p>
              </table:table-cell>
              <table:table-cell office:value-type="float" office:value="0.0823529411764706">
                <text:p>0.08235294117647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56862745098039">
                <text:p>0.756862745098039</text:p>
              </table:table-cell>
              <table:table-cell office:value-type="float" office:value="0.658823529411765">
                <text:p>0.658823529411765</text:p>
              </table:table-cell>
              <table:table-cell office:value-type="float" office:value="1">
                <text:p>1</text:p>
              </table:table-cell>
              <table:table-cell office:value-type="float" office:value="0.0901960784313726">
                <text:p>0.09019607843137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078431372549">
                <text:p>0.76078431372549</text:p>
              </table:table-cell>
              <table:table-cell office:value-type="float" office:value="0.682352941176471">
                <text:p>0.682352941176471</text:p>
              </table:table-cell>
              <table:table-cell office:value-type="float" office:value="1">
                <text:p>1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">
                <text:p>1</text:p>
              </table:table-cell>
              <table:table-cell office:value-type="float" office:value="0.101960784313725">
                <text:p>0.1019607843137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68627450980392">
                <text:p>0.768627450980392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1">
                <text:p>1</text:p>
              </table:table-cell>
              <table:table-cell office:value-type="float" office:value="0.109803921568627">
                <text:p>0.1098039215686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72549019607843">
                <text:p>0.772549019607843</text:p>
              </table:table-cell>
              <table:table-cell office:value-type="float" office:value="0.749019607843137">
                <text:p>0.749019607843137</text:p>
              </table:table-cell>
              <table:table-cell office:value-type="float" office:value="1">
                <text:p>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6470588235294">
                <text:p>0.776470588235294</text:p>
              </table:table-cell>
              <table:table-cell office:value-type="float" office:value="0.772549019607843">
                <text:p>0.772549019607843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12156862745098">
                <text:p>0.121568627450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80392156862745">
                <text:p>0.780392156862745</text:p>
              </table:table-cell>
              <table:table-cell office:value-type="float" office:value="0.792156862745098">
                <text:p>0.792156862745098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0.129411764705882">
                <text:p>0.1294117647058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84313725490196">
                <text:p>0.784313725490196</text:p>
              </table:table-cell>
              <table:table-cell office:value-type="float" office:value="0.811764705882353">
                <text:p>0.811764705882353</text:p>
              </table:table-cell>
              <table:table-cell office:value-type="float" office:value="0.988235294117647">
                <text:p>0.98823529411764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8235294117647">
                <text:p>0.788235294117647</text:p>
              </table:table-cell>
              <table:table-cell office:value-type="float" office:value="0.831372549019608">
                <text:p>0.831372549019608</text:p>
              </table:table-cell>
              <table:table-cell office:value-type="float" office:value="0.988235294117647">
                <text:p>0.988235294117647</text:p>
              </table:table-cell>
              <table:table-cell office:value-type="float" office:value="0.141176470588235">
                <text:p>0.1411764705882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92156862745098">
                <text:p>0.792156862745098</text:p>
              </table:table-cell>
              <table:table-cell office:value-type="float" office:value="0.850980392156863">
                <text:p>0.850980392156863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0.145098039215686">
                <text:p>0.1450980392156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96078431372549">
                <text:p>0.796078431372549</text:p>
              </table:table-cell>
              <table:table-cell office:value-type="float" office:value="0.870588235294118">
                <text:p>0.870588235294118</text:p>
              </table:table-cell>
              <table:table-cell office:value-type="float" office:value="0.976470588235294">
                <text:p>0.976470588235294</text:p>
              </table:table-cell>
              <table:table-cell office:value-type="float" office:value="0.149019607843137">
                <text:p>0.1490196078431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">
                <text:p>0.8</text:p>
              </table:table-cell>
              <table:table-cell office:value-type="float" office:value="0.890196078431372">
                <text:p>0.890196078431372</text:p>
              </table:table-cell>
              <table:table-cell office:value-type="float" office:value="0.972549019607843">
                <text:p>0.972549019607843</text:p>
              </table:table-cell>
              <table:table-cell office:value-type="float" office:value="0.152941176470588">
                <text:p>0.1529411764705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03921568627451">
                <text:p>0.803921568627451</text:p>
              </table:table-cell>
              <table:table-cell office:value-type="float" office:value="0.905882352941176">
                <text:p>0.905882352941176</text:p>
              </table:table-cell>
              <table:table-cell office:value-type="float" office:value="0.964705882352941">
                <text:p>0.96470588235294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07843137254902">
                <text:p>0.807843137254902</text:p>
              </table:table-cell>
              <table:table-cell office:value-type="float" office:value="0.92156862745098">
                <text:p>0.92156862745098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16078431372549">
                <text:p>0.160784313725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11764705882353">
                <text:p>0.81176470588235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52941176470588">
                <text:p>0.952941176470588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15686274509804">
                <text:p>0.815686274509804</text:p>
              </table:table-cell>
              <table:table-cell office:value-type="float" office:value="0.949019607843137">
                <text:p>0.949019607843137</text:p>
              </table:table-cell>
              <table:table-cell office:value-type="float" office:value="0.945098039215686">
                <text:p>0.945098039215686</text:p>
              </table:table-cell>
              <table:table-cell office:value-type="float" office:value="0.168627450980392">
                <text:p>0.1686274509803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19607843137255">
                <text:p>0.819607843137255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937254901960784">
                <text:p>0.937254901960784</text:p>
              </table:table-cell>
              <table:table-cell office:value-type="float" office:value="0.168627450980392">
                <text:p>0.1686274509803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0.972549019607843">
                <text:p>0.972549019607843</text:p>
              </table:table-cell>
              <table:table-cell office:value-type="float" office:value="0.929411764705882">
                <text:p>0.929411764705882</text:p>
              </table:table-cell>
              <table:table-cell office:value-type="float" office:value="0.168627450980392">
                <text:p>0.1686274509803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27450980392157">
                <text:p>0.827450980392157</text:p>
              </table:table-cell>
              <table:table-cell office:value-type="float" office:value="0.984313725490196">
                <text:p>0.984313725490196</text:p>
              </table:table-cell>
              <table:table-cell office:value-type="float" office:value="0.92156862745098">
                <text:p>0.92156862745098</text:p>
              </table:table-cell>
              <table:table-cell office:value-type="float" office:value="0.172549019607843">
                <text:p>0.1725490196078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1372549019608">
                <text:p>0.831372549019608</text:p>
              </table:table-cell>
              <table:table-cell office:value-type="float" office:value="0.992156862745098">
                <text:p>0.992156862745098</text:p>
              </table:table-cell>
              <table:table-cell office:value-type="float" office:value="0.913725490196078">
                <text:p>0.913725490196078</text:p>
              </table:table-cell>
              <table:table-cell office:value-type="float" office:value="0.172549019607843">
                <text:p>0.1725490196078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5294117647059">
                <text:p>0.835294117647059</text:p>
              </table:table-cell>
              <table:table-cell office:value-type="float" office:value="1">
                <text:p>1</text:p>
              </table:table-cell>
              <table:table-cell office:value-type="float" office:value="0.898039215686275">
                <text:p>0.898039215686275</text:p>
              </table:table-cell>
              <table:table-cell office:value-type="float" office:value="0.172549019607843">
                <text:p>0.1725490196078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921568627451">
                <text:p>0.83921568627451</text:p>
              </table:table-cell>
              <table:table-cell office:value-type="float" office:value="1">
                <text:p>1</text:p>
              </table:table-cell>
              <table:table-cell office:value-type="float" office:value="0.886274509803921">
                <text:p>0.886274509803921</text:p>
              </table:table-cell>
              <table:table-cell office:value-type="float" office:value="0.172549019607843">
                <text:p>0.1725490196078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43137254901961">
                <text:p>0.843137254901961</text:p>
              </table:table-cell>
              <table:table-cell office:value-type="float" office:value="1">
                <text:p>1</text:p>
              </table:table-cell>
              <table:table-cell office:value-type="float" office:value="0.870588235294118">
                <text:p>0.870588235294118</text:p>
              </table:table-cell>
              <table:table-cell office:value-type="float" office:value="0.168627450980392">
                <text:p>0.1686274509803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47058823529412">
                <text:p>0.847058823529412</text:p>
              </table:table-cell>
              <table:table-cell office:value-type="float" office:value="1">
                <text:p>1</text:p>
              </table:table-cell>
              <table:table-cell office:value-type="float" office:value="0.854901960784314">
                <text:p>0.854901960784314</text:p>
              </table:table-cell>
              <table:table-cell office:value-type="float" office:value="0.168627450980392">
                <text:p>0.1686274509803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50980392156863">
                <text:p>0.850980392156863</text:p>
              </table:table-cell>
              <table:table-cell office:value-type="float" office:value="1">
                <text:p>1</text:p>
              </table:table-cell>
              <table:table-cell office:value-type="float" office:value="0.835294117647059">
                <text:p>0.835294117647059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54901960784314">
                <text:p>0.854901960784314</text:p>
              </table:table-cell>
              <table:table-cell office:value-type="float" office:value="1">
                <text:p>1</text:p>
              </table:table-cell>
              <table:table-cell office:value-type="float" office:value="0.815686274509804">
                <text:p>0.815686274509804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58823529411765">
                <text:p>0.858823529411765</text:p>
              </table:table-cell>
              <table:table-cell office:value-type="float" office:value="1">
                <text:p>1</text:p>
              </table:table-cell>
              <table:table-cell office:value-type="float" office:value="0.796078431372549">
                <text:p>0.796078431372549</text:p>
              </table:table-cell>
              <table:table-cell office:value-type="float" office:value="0.16078431372549">
                <text:p>0.160784313725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62745098039216">
                <text:p>0.862745098039216</text:p>
              </table:table-cell>
              <table:table-cell office:value-type="float" office:value="1">
                <text:p>1</text:p>
              </table:table-cell>
              <table:table-cell office:value-type="float" office:value="0.776470588235294">
                <text:p>0.77647058823529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752941176470588">
                <text:p>0.75294117647058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70588235294118">
                <text:p>0.870588235294118</text:p>
              </table:table-cell>
              <table:table-cell office:value-type="float" office:value="1">
                <text:p>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152941176470588">
                <text:p>0.1529411764705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74509803921569">
                <text:p>0.874509803921569</text:p>
              </table:table-cell>
              <table:table-cell office:value-type="float" office:value="1">
                <text:p>1</text:p>
              </table:table-cell>
              <table:table-cell office:value-type="float" office:value="0.709803921568627">
                <text:p>0.709803921568627</text:p>
              </table:table-cell>
              <table:table-cell office:value-type="float" office:value="0.149019607843137">
                <text:p>0.1490196078431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7843137254902">
                <text:p>0.87843137254902</text:p>
              </table:table-cell>
              <table:table-cell office:value-type="float" office:value="1">
                <text:p>1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145098039215686">
                <text:p>0.1450980392156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">
                <text:p>1</text:p>
              </table:table-cell>
              <table:table-cell office:value-type="float" office:value="0.662745098039216">
                <text:p>0.662745098039216</text:p>
              </table:table-cell>
              <table:table-cell office:value-type="float" office:value="0.141176470588235">
                <text:p>0.1411764705882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86274509803921">
                <text:p>0.886274509803921</text:p>
              </table:table-cell>
              <table:table-cell office:value-type="float" office:value="1">
                <text:p>1</text:p>
              </table:table-cell>
              <table:table-cell office:value-type="float" office:value="0.635294117647059">
                <text:p>0.63529411764705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90196078431372">
                <text:p>0.890196078431372</text:p>
              </table:table-cell>
              <table:table-cell office:value-type="float" office:value="1">
                <text:p>1</text:p>
              </table:table-cell>
              <table:table-cell office:value-type="float" office:value="0.611764705882353">
                <text:p>0.611764705882353</text:p>
              </table:table-cell>
              <table:table-cell office:value-type="float" office:value="0.129411764705882">
                <text:p>0.1294117647058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94117647058824">
                <text:p>0.894117647058824</text:p>
              </table:table-cell>
              <table:table-cell office:value-type="float" office:value="1">
                <text:p>1</text:p>
              </table:table-cell>
              <table:table-cell office:value-type="float" office:value="0.584313725490196">
                <text:p>0.584313725490196</text:p>
              </table:table-cell>
              <table:table-cell office:value-type="float" office:value="0.125490196078431">
                <text:p>0.1254901960784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98039215686275">
                <text:p>0.898039215686275</text:p>
              </table:table-cell>
              <table:table-cell office:value-type="float" office:value="1">
                <text:p>1</text:p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12156862745098">
                <text:p>0.12156862745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01960784313726">
                <text:p>0.901960784313726</text:p>
              </table:table-cell>
              <table:table-cell office:value-type="float" office:value="1">
                <text:p>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05882352941176">
                <text:p>0.905882352941176</text:p>
              </table:table-cell>
              <table:table-cell office:value-type="float" office:value="1">
                <text:p>1</text:p>
              </table:table-cell>
              <table:table-cell office:value-type="float" office:value="0.505882352941176">
                <text:p>0.505882352941176</text:p>
              </table:table-cell>
              <table:table-cell office:value-type="float" office:value="0.109803921568627">
                <text:p>0.1098039215686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09803921568627">
                <text:p>0.909803921568627</text:p>
              </table:table-cell>
              <table:table-cell office:value-type="float" office:value="1">
                <text:p>1</text:p>
              </table:table-cell>
              <table:table-cell office:value-type="float" office:value="0.47843137254902">
                <text:p>0.47843137254902</text:p>
              </table:table-cell>
              <table:table-cell office:value-type="float" office:value="0.105882352941176">
                <text:p>0.105882352941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13725490196078">
                <text:p>0.913725490196078</text:p>
              </table:table-cell>
              <table:table-cell office:value-type="float" office:value="1">
                <text:p>1</text:p>
              </table:table-cell>
              <table:table-cell office:value-type="float" office:value="0.454901960784314">
                <text:p>0.454901960784314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17647058823529">
                <text:p>0.917647058823529</text:p>
              </table:table-cell>
              <table:table-cell office:value-type="float" office:value="1">
                <text:p>1</text:p>
              </table:table-cell>
              <table:table-cell office:value-type="float" office:value="0.427450980392157">
                <text:p>0.427450980392157</text:p>
              </table:table-cell>
              <table:table-cell office:value-type="float" office:value="0.0941176470588235">
                <text:p>0.09411764705882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2156862745098">
                <text:p>0.92156862745098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0901960784313726">
                <text:p>0.09019607843137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25490196078431">
                <text:p>0.925490196078431</text:p>
              </table:table-cell>
              <table:table-cell office:value-type="float" office:value="1">
                <text:p>1</text:p>
              </table:table-cell>
              <table:table-cell office:value-type="float" office:value="0.372549019607843">
                <text:p>0.372549019607843</text:p>
              </table:table-cell>
              <table:table-cell office:value-type="float" office:value="0.0823529411764706">
                <text:p>0.08235294117647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29411764705882">
                <text:p>0.929411764705882</text:p>
              </table:table-cell>
              <table:table-cell office:value-type="float" office:value="1">
                <text:p>1</text:p>
              </table:table-cell>
              <table:table-cell office:value-type="float" office:value="0.349019607843137">
                <text:p>0.349019607843137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32156862745098">
                <text:p>0.32156862745098</text:p>
              </table:table-cell>
              <table:table-cell office:value-type="float" office:value="0.0745098039215686">
                <text:p>0.07450980392156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37254901960784">
                <text:p>0.937254901960784</text:p>
              </table:table-cell>
              <table:table-cell office:value-type="float" office:value="1">
                <text:p>1</text:p>
              </table:table-cell>
              <table:table-cell office:value-type="float" office:value="0.298039215686274">
                <text:p>0.29803921568627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">
                <text:p>1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.0627450980392157">
                <text:p>0.06274509803921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45098039215686">
                <text:p>0.945098039215686</text:p>
              </table:table-cell>
              <table:table-cell office:value-type="float" office:value="1">
                <text:p>1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49019607843137">
                <text:p>0.949019607843137</text:p>
              </table:table-cell>
              <table:table-cell office:value-type="float" office:value="1">
                <text:p>1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0.0509803921568627">
                <text:p>0.05098039215686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52941176470588">
                <text:p>0.952941176470588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56862745098039">
                <text:p>0.956862745098039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0431372549019608">
                <text:p>0.04313725490196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1">
                <text:p>1</text:p>
              </table:table-cell>
              <table:table-cell office:value-type="float" office:value="0.156862745098039">
                <text:p>0.156862745098039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64705882352941">
                <text:p>0.964705882352941</text:p>
              </table:table-cell>
              <table:table-cell office:value-type="float" office:value="1">
                <text:p>1</text:p>
              </table:table-cell>
              <table:table-cell office:value-type="float" office:value="0.137254901960784">
                <text:p>0.137254901960784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8627450980392">
                <text:p>0.968627450980392</text:p>
              </table:table-cell>
              <table:table-cell office:value-type="float" office:value="1">
                <text:p>1</text:p>
              </table:table-cell>
              <table:table-cell office:value-type="float" office:value="0.113725490196078">
                <text:p>0.113725490196078</text:p>
              </table:table-cell>
              <table:table-cell office:value-type="float" office:value="0.0274509803921569">
                <text:p>0.02745098039215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72549019607843">
                <text:p>0.972549019607843</text:p>
              </table:table-cell>
              <table:table-cell office:value-type="float" office:value="1">
                <text:p>1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6470588235294">
                <text:p>0.976470588235294</text:p>
              </table:table-cell>
              <table:table-cell office:value-type="float" office:value="1">
                <text:p>1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1">
                <text:p>1</text:p>
              </table:table-cell>
              <table:table-cell office:value-type="float" office:value="0.0627450980392157">
                <text:p>0.0627450980392157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84313725490196">
                <text:p>0.984313725490196</text:p>
              </table:table-cell>
              <table:table-cell office:value-type="float" office:value="1">
                <text:p>1</text:p>
              </table:table-cell>
              <table:table-cell office:value-type="float" office:value="0.0470588235294118">
                <text:p>0.0470588235294118</text:p>
              </table:table-cell>
              <table:table-cell office:value-type="float" office:value="0.0156862745098039">
                <text:p>0.01568627450980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88235294117647">
                <text:p>0.988235294117647</text:p>
              </table:table-cell>
              <table:table-cell office:value-type="float" office:value="1">
                <text:p>1</text:p>
              </table:table-cell>
              <table:table-cell office:value-type="float" office:value="0.0313725490196078">
                <text:p>0.0313725490196078</text:p>
              </table:table-cell>
              <table:table-cell office:value-type="float" office:value="0.0117647058823529">
                <text:p>0.01176470588235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2156862745098">
                <text:p>0.992156862745098</text:p>
              </table:table-cell>
              <table:table-cell office:value-type="float" office:value="1">
                <text:p>1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0117647058823529">
                <text:p>0.01176470588235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6078431372549">
                <text:p>0.996078431372549</text:p>
              </table:table-cell>
              <table:table-cell office:value-type="float" office:value="1">
                <text:p>1</text:p>
              </table:table-cell>
              <table:table-cell office:value-type="float" office:value="0.00784313725490196">
                <text:p>0.00784313725490196</text:p>
              </table:table-cell>
              <table:table-cell office:value-type="float" office:value="0.00784313725490196">
                <text:p>0.007843137254901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784313725490196">
                <text:p>0.00784313725490196</text:p>
              </table:table-cell>
              <table:table-cell office:value-type="float" office:value="0.00784313725490196">
                <text:p>0.00784313725490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